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page-layout style:name="pm1">
      <style:page-layout-properties fo:page-width="21cm" fo:page-height="29.7cm" style:num-format="1" style:print-orientation="portrait" fo:margin-left="2cm" fo:margin-right="2cm" fo:margin-top="2cm" fo:margin-bottom="2cm" style:footnote-max-height="0cm" style:writing-mode="lr-tb">
        <style:footnote-sep style:width="0.018cm" style:rel-width="25%" style:color="#000000" style:adjustment="left" style:distance-before-sep="0.1cm" style:distance-after-sep="0.1cm"/>
      </style:page-layout-properties>
      <style:header-style/>
      <style:footer-style/>
    </style:page-layout>
    <style:style style:name="sub" style:family="text">
      <style:text-properties style:text-position="-33% 80%"/>
    </style:style>
    <style:style style:name="sup" style:family="text">
      <style:text-properties style:text-position="33% 80%"/>
    </style:style>
    <style:style style:name="del" style:family="text">
      <style:text-properties style:text-line-through-style="solid"/>
    </style:style>
    <style:style style:name="underline" style:family="text">
      <style:text-properties style:text-underline-style="solid" style:text-underline-width="auto" style:text-underline-color="font-color"/>
    </style:style>
    <style:style style:name="media" style:family="graphic" style:parent-style-name="Graphics">
      <style:graphic-properties style:run-through="foreground" style:wrap="parallel" style:number-wrapped-paragraphs="no-limit" style:wrap-contour="false" style:vertical-pos="top" style:vertical-rel="baseline" style:horizontal-pos="left" style:horizontal-rel="paragraph"/>
    </style:style>
    <style:style style:name="medialeft" style:family="graphic" style:parent-style-name="Graphics">
      <style:graphic-properties style:run-through="foreground" style:wrap="parallel" style:number-wrapped-paragraphs="no-limit" style:wrap-contour="false" style:horizontal-pos="left" style:horizontal-rel="paragraph"/>
    </style:style>
    <style:style style:name="mediaright" style:family="graphic" style:parent-style-name="Graphics">
      <style:graphic-properties style:run-through="foreground" style:wrap="parallel" style:number-wrapped-paragraphs="no-limit" style:wrap-contour="false" style:horizontal-pos="right" style:horizontal-rel="paragraph"/>
    </style:style>
    <style:style style:name="mediacenter" style:family="graphic" style:parent-style-name="Graphics">
      <style:graphic-properties style:run-through="foreground" style:wrap="none" style:horizontal-pos="center" style:horizontal-rel="paragraph"/>
    </style:style>
    <style:style style:name="Table" style:family="table">
      <style:table-properties fo:margin-top="0.25cm" fo:margin-bottom="0.25cm" table:border-model="collapsing" style:width="481.89pt" style:rel-width="100%"/>
    </style:style>
    <style:style style:name="tablealigncenter" style:parent-style-name="Table_20_Contents" style:family="paragraph">
      <style:paragraph-properties fo:text-align="center"/>
    </style:style>
    <style:style style:name="tablealignright" style:parent-style-name="Table_20_Contents" style:family="paragraph">
      <style:paragraph-properties fo:text-align="end"/>
    </style:style>
    <style:style style:name="tablealignleft" style:parent-style-name="Table_20_Contents" style:family="paragraph">
      <style:paragraph-properties fo:text-align="left"/>
    </style:style>
    <style:style style:name="tableheader" style:family="table-cell">
      <style:table-cell-properties fo:border-top="0.002cm solid #000000" fo:border-right="0.002cm solid #000000" fo:border-bottom="0.002cm solid #000000" fo:border-left="0.002cm solid #000000" fo:padding="0.05cm"/>
    </style:style>
    <style:style style:name="tablecell" style:family="table-cell">
      <style:table-cell-properties fo:border-top="0.002cm solid #000000" fo:border-right="0.002cm solid #000000" fo:border-bottom="0.002cm solid #000000" fo:border-left="0.002cm solid #000000" fo:padding="0.05cm"/>
    </style:style>
    <style:style style:name="legendcenter" style:parent-style-name="Illustration" style:family="paragraph">
      <style:paragraph-properties fo:text-align="center"/>
    </style:style>
    <style:style style:name="Table_Quotation1" style:family="table">
      <style:table-properties fo:margin-top="0pt" fo:margin-bottom="16.8pt" table:border-model="collapsing"/>
    </style:style>
    <style:style style:name="Table_Quotation2" style:family="table">
      <style:table-properties fo:margin-top="0pt" fo:margin-bottom="0pt" table:border-model="collapsing"/>
    </style:style>
    <style:style style:name="Table_Quotation3" style:family="table">
      <style:table-properties fo:margin-top="0pt" fo:margin-bottom="0pt" table:border-model="collapsing"/>
    </style:style>
    <style:style style:name="Table_Quotation4" style:family="table">
      <style:table-properties fo:margin-top="0pt" fo:margin-bottom="0pt" table:border-model="collapsing"/>
    </style:style>
    <style:style style:name="Table_Quotation5" style:family="table">
      <style:table-properties fo:margin-top="0pt" fo:margin-bottom="0pt" table:border-model="collapsing"/>
    </style:style>
    <style:style style:name="Cell_Quotation1" style:family="table-cell">
      <style:table-cell-properties fo:border-top="none" fo:border-right="none" fo:border-bottom="none" fo:border-left="3pt solid #cccccc" fo:padding-top="0pt" fo:padding-right="6pt" fo:padding-bottom="0pt" fo:padding-left="6pt"/>
    </style:style>
    <style:style style:name="Cell_Quotation2" style:family="table-cell">
      <style:table-cell-properties fo:border-top="none" fo:border-right="none" fo:border-bottom="none" fo:border-left="3pt solid #cccccc" fo:padding-top="0pt" fo:padding-right="6pt" fo:padding-bottom="0pt" fo:padding-left="6pt"/>
    </style:style>
    <style:style style:name="Cell_Quotation3" style:family="table-cell">
      <style:table-cell-properties fo:border-top="none" fo:border-right="none" fo:border-bottom="none" fo:border-left="3pt solid #cccccc" fo:padding-top="0pt" fo:padding-right="6pt" fo:padding-bottom="0pt" fo:padding-left="6pt"/>
    </style:style>
    <style:style style:name="Cell_Quotation4" style:family="table-cell">
      <style:table-cell-properties fo:border-top="none" fo:border-right="none" fo:border-bottom="none" fo:border-left="3pt solid #cccccc" fo:padding-top="0pt" fo:padding-right="6pt" fo:padding-bottom="0pt" fo:padding-left="6pt"/>
    </style:style>
    <style:style style:name="Cell_Quotation5" style:family="table-cell">
      <style:table-cell-properties fo:border-top="none" fo:border-right="none" fo:border-bottom="none" fo:border-left="3pt solid #cccccc" fo:padding-top="0pt" fo:padding-right="6pt" fo:padding-bottom="0pt" fo:padding-left="6pt"/>
    </style:style>
    <style:style style:name="highlight_list_paragraph_style" style:display-name="Text body" style:parent-style-name="Standard" style:class="text" style:family="paragraph">
      <style:paragraph-properties fo:text-align="left" style:justify-single-word="false"/>
    </style:style>
    <text:list-style style:name="highlight_list_ol_style" style:display-name="Numbering 1">
      <text:list-level-style-number text:level="1" text:style-name="highlight_list_numbers_text_style" style:num-format="1" style:num-suffix=".">
        <style:list-level-properties fo:text-align="left"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style:num-format="a" style:num-suffix=".">
        <style:list-level-properties fo:text-align="end" text:list-level-position-and-space-mode="label-alignment">
          <style:list-level-label-alignment text:label-followed-by="listtab" text:list-tab-stop-position="2.25cm" fo:text-indent="-0.25cm" fo:margin-left="2.25cm"/>
        </style:list-level-properties>
      </text:list-level-style-number>
      <text:list-level-style-number text:level="3" text:style-name="Numbering_20_Symbols" style:num-format="I" style:num-suffix=".">
        <style:list-level-properties fo:text-align="end" text:list-level-position-and-space-mode="label-alignment">
          <style:list-level-label-alignment text:label-followed-by="listtab" text:list-tab-stop-position="3.25cm" fo:text-indent="-0.25cm" fo:margin-left="3.25cm"/>
        </style:list-level-properties>
      </text:list-level-style-number>
      <text:list-level-style-number text:level="4" text:style-name="Numbering_20_Symbols" style:num-format="A" style:num-suffix=".">
        <style:list-level-properties fo:text-align="end" text:list-level-position-and-space-mode="label-alignment">
          <style:list-level-label-alignment text:label-followed-by="listtab" text:list-tab-stop-position="4.25cm" fo:text-indent="-0.25cm" fo:margin-left="4.25cm"/>
        </style:list-level-properties>
      </text:list-level-style-number>
      <text:list-level-style-number text:level="5" text:style-name="Numbering_20_Symbols" style:num-format="i" style:num-suffix=".">
        <style:list-level-properties fo:text-align="end" text:list-level-position-and-space-mode="label-alignment">
          <style:list-level-label-alignment text:label-followed-by="listtab" text:list-tab-stop-position="5.25cm" fo:text-indent="-0.25cm" fo:margin-left="5.25cm"/>
        </style:list-level-properties>
      </text:list-level-style-number>
      <text:list-level-style-number text:level="6" text:style-name="Numbering_20_Symbols" style:num-format="i" style:num-suffix=".">
        <style:list-level-properties fo:text-align="end" text:list-level-position-and-space-mode="label-alignment">
          <style:list-level-label-alignment text:label-followed-by="listtab" text:list-tab-stop-position="6.25cm" fo:text-indent="-0.25cm" fo:margin-left="6.25cm"/>
        </style:list-level-properties>
      </text:list-level-style-number>
      <text:list-level-style-number text:level="7" text:style-name="Numbering_20_Symbols" style:num-format="i" style:num-suffix=".">
        <style:list-level-properties fo:text-align="end" text:list-level-position-and-space-mode="label-alignment">
          <style:list-level-label-alignment text:label-followed-by="listtab" text:list-tab-stop-position="7.25cm" fo:text-indent="-0.25cm" fo:margin-left="7.25cm"/>
        </style:list-level-properties>
      </text:list-level-style-number>
      <text:list-level-style-number text:level="8" text:style-name="Numbering_20_Symbols" style:num-format="i" style:num-suffix=".">
        <style:list-level-properties fo:text-align="end" text:list-level-position-and-space-mode="label-alignment">
          <style:list-level-label-alignment text:label-followed-by="listtab" text:list-tab-stop-position="8.25cm" fo:text-indent="-0.25cm" fo:margin-left="8.25cm"/>
        </style:list-level-properties>
      </text:list-level-style-number>
      <text:list-level-style-number text:level="9" text:style-name="Numbering_20_Symbols" style:num-format="i" style:num-suffix=".">
        <style:list-level-properties fo:text-align="end" text:list-level-position-and-space-mode="label-alignment">
          <style:list-level-label-alignment text:label-followed-by="listtab" text:list-tab-stop-position="9.25cm" fo:text-indent="-0.25cm" fo:margin-left="9.25cm"/>
        </style:list-level-properties>
      </text:list-level-style-number>
      <text:list-level-style-number text:level="10" text:style-name="Numbering_20_Symbols" style:num-format="i" style:num-suffix=".">
        <style:list-level-properties fo:text-align="end" text:list-level-position-and-space-mode="label-alignment">
          <style:list-level-label-alignment text:label-followed-by="listtab" text:list-tab-stop-position="10.25cm" fo:text-indent="-0.25cm" fo:margin-left="10.25cm"/>
        </style:list-level-properties>
      </text:list-level-style-number>
    </text:list-style>
    <style:style style:name="PluginODTAutoStyle_TableCell_1" style:family="table-cell">
      <style:table-cell-properties fo:border="0.06pt solid #8cacbb" fo:padding="0.049cm" fo:background-color="#f7f9fa"/>
    </style:style>
    <style:style style:name="PluginODTAutoStyle_Paragraph_2" style:family="paragraph">
      <style:paragraph-properties fo:padding="0.049cm"/>
    </style:style>
    <style:style style:name="odt_auto_style_table_column_1_1" style:family="table-column">
      <style:table-column-properties style:column-width="481.89pt"/>
    </style:style>
    <style:style style:name="highlight_kw2" style:family="text">
      <style:text-properties fo:color="#000000" fo:font-weight="bold" fo:font-family="Consolas" fo:font-size="14pt" fo:font-style="normal" fo:border="0pt none"/>
    </style:style>
    <style:style style:name="PluginODTAutoStyle_TableCell_3" style:family="table-cell">
      <style:table-cell-properties fo:border="0.06pt solid #8cacbb" fo:padding="0.049cm" fo:background-color="#f7f9fa"/>
    </style:style>
    <style:style style:name="PluginODTAutoStyle_Paragraph_4" style:family="paragraph">
      <style:paragraph-properties fo:padding="0.049cm"/>
    </style:style>
    <style:style style:name="odt_auto_style_table_column_2_1" style:family="table-column">
      <style:table-column-properties style:column-width="481.89pt"/>
    </style:style>
    <style:style style:name="PluginODTAutoStyle_TableCell_5" style:family="table-cell">
      <style:table-cell-properties fo:border="0.06pt solid #8cacbb" fo:padding="0.049cm" fo:background-color="#f7f9fa"/>
    </style:style>
    <style:style style:name="PluginODTAutoStyle_Paragraph_6" style:family="paragraph">
      <style:paragraph-properties fo:padding="0.049cm"/>
    </style:style>
    <style:style style:name="odt_auto_style_table_column_3_1" style:family="table-column">
      <style:table-column-properties style:column-width="481.89pt"/>
    </style:style>
    <style:style style:name="highlight_sy0" style:family="text">
      <style:text-properties fo:color="#66cc66" fo:font-family="Consolas" fo:font-size="14pt" fo:font-style="normal" fo:border="0pt none"/>
    </style:style>
    <style:style style:name="PluginODTAutoStyle_TableCell_7" style:family="table-cell">
      <style:table-cell-properties fo:border="0.06pt solid #8cacbb" fo:padding="0.049cm" fo:background-color="#f7f9fa"/>
    </style:style>
    <style:style style:name="PluginODTAutoStyle_Paragraph_8" style:family="paragraph">
      <style:paragraph-properties fo:padding="0.049cm"/>
    </style:style>
    <style:style style:name="odt_auto_style_table_column_4_1" style:family="table-column">
      <style:table-column-properties style:column-width="481.89pt"/>
    </style:style>
    <style:style style:name="PluginODTAutoStyle_TableCell_9" style:family="table-cell">
      <style:table-cell-properties fo:border="0.06pt solid #8cacbb" fo:padding="0.049cm" fo:background-color="#f7f9fa"/>
    </style:style>
    <style:style style:name="PluginODTAutoStyle_Paragraph_10" style:family="paragraph">
      <style:paragraph-properties fo:padding="0.049cm"/>
    </style:style>
    <style:style style:name="odt_auto_style_table_column_5_1" style:family="table-column">
      <style:table-column-properties style:column-width="481.89pt"/>
    </style:style>
    <style:style style:name="PluginODTAutoStyle_TableCell_11" style:family="table-cell">
      <style:table-cell-properties fo:border="0.06pt solid #8cacbb" fo:padding="0.049cm" fo:background-color="#f7f9fa"/>
    </style:style>
    <style:style style:name="PluginODTAutoStyle_Paragraph_12" style:family="paragraph">
      <style:paragraph-properties fo:padding="0.049cm"/>
    </style:style>
    <style:style style:name="odt_auto_style_table_column_6_1" style:family="table-column">
      <style:table-column-properties style:column-width="481.89pt"/>
    </style:style>
    <style:style style:name="PluginODTAutoStyle_TableCell_13" style:family="table-cell">
      <style:table-cell-properties fo:border="0.06pt solid #8cacbb" fo:padding="0.049cm" fo:background-color="#f7f9fa"/>
    </style:style>
    <style:style style:name="PluginODTAutoStyle_Paragraph_14" style:family="paragraph">
      <style:paragraph-properties fo:padding="0.049cm"/>
    </style:style>
    <style:style style:name="odt_auto_style_table_column_7_1" style:family="table-column">
      <style:table-column-properties style:column-width="481.89pt"/>
    </style:style>
    <style:style style:name="highlight_nu0" style:family="text">
      <style:text-properties fo:color="#cc66cc" fo:font-family="Consolas" fo:font-size="14pt" fo:font-style="normal" fo:border="0pt none"/>
    </style:style>
    <style:style style:name="PluginODTAutoStyle_TableCell_15" style:family="table-cell">
      <style:table-cell-properties fo:border="0.06pt solid #8cacbb" fo:padding="0.049cm" fo:background-color="#f7f9fa"/>
    </style:style>
    <style:style style:name="PluginODTAutoStyle_Paragraph_16" style:family="paragraph">
      <style:paragraph-properties fo:padding="0.049cm"/>
    </style:style>
    <style:style style:name="odt_auto_style_table_column_8_1" style:family="table-column">
      <style:table-column-properties style:column-width="481.89pt"/>
    </style:style>
    <style:style style:name="PluginODTAutoStyle_TableCell_17" style:family="table-cell">
      <style:table-cell-properties fo:border="0.06pt solid #8cacbb" fo:padding="0.049cm" fo:background-color="#f7f9fa"/>
    </style:style>
    <style:style style:name="PluginODTAutoStyle_Paragraph_18" style:family="paragraph">
      <style:paragraph-properties fo:padding="0.049cm"/>
    </style:style>
    <style:style style:name="odt_auto_style_table_column_9_1" style:family="table-column">
      <style:table-column-properties style:column-width="481.89pt"/>
    </style:style>
    <style:style style:name="PluginODTAutoStyle_TableCell_19" style:family="table-cell">
      <style:table-cell-properties fo:border="0.06pt solid #8cacbb" fo:padding="0.049cm" fo:background-color="#f7f9fa"/>
    </style:style>
    <style:style style:name="PluginODTAutoStyle_Paragraph_20" style:family="paragraph">
      <style:paragraph-properties fo:padding="0.049cm"/>
    </style:style>
    <style:style style:name="odt_auto_style_table_column_10_1" style:family="table-column">
      <style:table-column-properties style:column-width="481.89pt"/>
    </style:style>
    <style:style style:name="PluginODTAutoStyle_TableCell_21" style:family="table-cell">
      <style:table-cell-properties fo:border="0.06pt solid #8cacbb" fo:padding="0.049cm" fo:background-color="#f7f9fa"/>
    </style:style>
    <style:style style:name="PluginODTAutoStyle_Paragraph_22" style:family="paragraph">
      <style:paragraph-properties fo:padding="0.049cm"/>
    </style:style>
    <style:style style:name="odt_auto_style_table_column_11_1" style:family="table-column">
      <style:table-column-properties style:column-width="481.89pt"/>
    </style:style>
    <style:style style:name="PluginODTAutoStyle_TableCell_23" style:family="table-cell">
      <style:table-cell-properties fo:border="0.06pt solid #8cacbb" fo:padding="0.049cm" fo:background-color="#f7f9fa"/>
    </style:style>
    <style:style style:name="PluginODTAutoStyle_Paragraph_24" style:family="paragraph">
      <style:paragraph-properties fo:padding="0.049cm"/>
    </style:style>
    <style:style style:name="odt_auto_style_table_column_12_1" style:family="table-column">
      <style:table-column-properties style:column-width="481.89pt"/>
    </style:style>
    <style:style style:name="PluginODTAutoStyle_TableCell_25" style:family="table-cell">
      <style:table-cell-properties fo:border="0.06pt solid #8cacbb" fo:padding="0.049cm" fo:background-color="#f7f9fa"/>
    </style:style>
    <style:style style:name="PluginODTAutoStyle_Paragraph_26" style:family="paragraph">
      <style:paragraph-properties fo:padding="0.049cm"/>
    </style:style>
    <style:style style:name="odt_auto_style_table_column_13_1" style:family="table-column">
      <style:table-column-properties style:column-width="481.89pt"/>
    </style:style>
    <style:style style:name="PluginODTAutoStyle_TableCell_27" style:family="table-cell">
      <style:table-cell-properties fo:border="0.06pt solid #8cacbb" fo:padding="0.049cm" fo:background-color="#f7f9fa"/>
    </style:style>
    <style:style style:name="PluginODTAutoStyle_Paragraph_28" style:family="paragraph">
      <style:paragraph-properties fo:padding="0.049cm"/>
    </style:style>
    <style:style style:name="odt_auto_style_table_column_14_1" style:family="table-column">
      <style:table-column-properties style:column-width="481.89pt"/>
    </style:style>
    <style:style style:name="PluginODTAutoStyle_TableCell_29" style:family="table-cell">
      <style:table-cell-properties fo:border="0.06pt solid #8cacbb" fo:padding="0.049cm" fo:background-color="#f7f9fa"/>
    </style:style>
    <style:style style:name="PluginODTAutoStyle_Paragraph_30" style:family="paragraph">
      <style:paragraph-properties fo:padding="0.049cm"/>
    </style:style>
    <style:style style:name="odt_auto_style_table_column_15_1" style:family="table-column">
      <style:table-column-properties style:column-width="481.89pt"/>
    </style:style>
    <style:style style:name="PluginODTAutoStyle_TableCell_31" style:family="table-cell">
      <style:table-cell-properties fo:border="0.06pt solid #8cacbb" fo:padding="0.049cm" fo:background-color="#f7f9fa"/>
    </style:style>
    <style:style style:name="PluginODTAutoStyle_Paragraph_32" style:family="paragraph">
      <style:paragraph-properties fo:padding="0.049cm"/>
    </style:style>
    <style:style style:name="odt_auto_style_table_column_16_1" style:family="table-column">
      <style:table-column-properties style:column-width="481.89pt"/>
    </style:style>
    <style:style style:name="PluginODTAutoStyle_TableCell_33" style:family="table-cell">
      <style:table-cell-properties fo:border="0.06pt solid #8cacbb" fo:padding="0.049cm" fo:background-color="#f7f9fa"/>
    </style:style>
    <style:style style:name="PluginODTAutoStyle_Paragraph_34" style:family="paragraph">
      <style:paragraph-properties fo:padding="0.049cm"/>
    </style:style>
    <style:style style:name="odt_auto_style_table_column_17_1" style:family="table-column">
      <style:table-column-properties style:column-width="481.89pt"/>
    </style:style>
    <style:style style:name="PluginODTAutoStyle_TableCell_35" style:family="table-cell">
      <style:table-cell-properties fo:border="0.06pt solid #8cacbb" fo:padding="0.049cm" fo:background-color="#f7f9fa"/>
    </style:style>
    <style:style style:name="PluginODTAutoStyle_Paragraph_36" style:family="paragraph">
      <style:paragraph-properties fo:padding="0.049cm"/>
    </style:style>
    <style:style style:name="odt_auto_style_table_column_18_1" style:family="table-column">
      <style:table-column-properties style:column-width="481.89pt"/>
    </style:style>
    <style:style style:name="PluginODTAutoStyle_TableCell_37" style:family="table-cell">
      <style:table-cell-properties fo:border="0.06pt solid #8cacbb" fo:padding="0.049cm" fo:background-color="#f7f9fa"/>
    </style:style>
    <style:style style:name="PluginODTAutoStyle_Paragraph_38" style:family="paragraph">
      <style:paragraph-properties fo:padding="0.049cm"/>
    </style:style>
    <style:style style:name="odt_auto_style_table_column_19_1" style:family="table-column">
      <style:table-column-properties style:column-width="481.89pt"/>
    </style:style>
    <style:style style:name="PluginODTAutoStyle_TableCell_39" style:family="table-cell">
      <style:table-cell-properties fo:border="0.06pt solid #8cacbb" fo:padding="0.049cm" fo:background-color="#f7f9fa"/>
    </style:style>
    <style:style style:name="PluginODTAutoStyle_Paragraph_40" style:family="paragraph">
      <style:paragraph-properties fo:padding="0.049cm"/>
    </style:style>
    <style:style style:name="odt_auto_style_table_column_20_1" style:family="table-column">
      <style:table-column-properties style:column-width="481.89pt"/>
    </style:style>
    <style:style style:name="PluginODTAutoStyle_TableCell_41" style:family="table-cell">
      <style:table-cell-properties fo:border="0.06pt solid #8cacbb" fo:padding="0.049cm" fo:background-color="#f7f9fa"/>
    </style:style>
    <style:style style:name="PluginODTAutoStyle_Paragraph_42" style:family="paragraph">
      <style:paragraph-properties fo:padding="0.049cm"/>
    </style:style>
    <style:style style:name="odt_auto_style_table_column_21_1" style:family="table-column">
      <style:table-column-properties style:column-width="481.89pt"/>
    </style:style>
    <style:style style:name="PluginODTAutoStyle_TableCell_43" style:family="table-cell">
      <style:table-cell-properties fo:border="0.06pt solid #8cacbb" fo:padding="0.049cm" fo:background-color="#f7f9fa"/>
    </style:style>
    <style:style style:name="PluginODTAutoStyle_Paragraph_44" style:family="paragraph">
      <style:paragraph-properties fo:padding="0.049cm"/>
    </style:style>
    <style:style style:name="odt_auto_style_table_column_22_1" style:family="table-column">
      <style:table-column-properties style:column-width="481.89pt"/>
    </style:style>
    <style:style style:name="PluginODTAutoStyle_TableCell_45" style:family="table-cell">
      <style:table-cell-properties fo:border="0.06pt solid #8cacbb" fo:padding="0.049cm" fo:background-color="#f7f9fa"/>
    </style:style>
    <style:style style:name="PluginODTAutoStyle_Paragraph_46" style:family="paragraph">
      <style:paragraph-properties fo:padding="0.049cm"/>
    </style:style>
    <style:style style:name="odt_auto_style_table_column_23_1" style:family="table-column">
      <style:table-column-properties style:column-width="481.89pt"/>
    </style:style>
    <style:style style:name="PluginODTAutoStyle_TableCell_47" style:family="table-cell">
      <style:table-cell-properties fo:border="0.06pt solid #8cacbb" fo:padding="0.049cm" fo:background-color="#f7f9fa"/>
    </style:style>
    <style:style style:name="PluginODTAutoStyle_Paragraph_48" style:family="paragraph">
      <style:paragraph-properties fo:padding="0.049cm"/>
    </style:style>
    <style:style style:name="odt_auto_style_table_column_24_1" style:family="table-column">
      <style:table-column-properties style:column-width="481.89pt"/>
    </style:style>
    <style:style style:name="PluginODTAutoStyle_TableCell_49" style:family="table-cell">
      <style:table-cell-properties fo:border="0.06pt solid #8cacbb" fo:padding="0.049cm" fo:background-color="#f7f9fa"/>
    </style:style>
    <style:style style:name="PluginODTAutoStyle_Paragraph_50" style:family="paragraph">
      <style:paragraph-properties fo:padding="0.049cm"/>
    </style:style>
    <style:style style:name="odt_auto_style_table_column_25_1" style:family="table-column">
      <style:table-column-properties style:column-width="481.89pt"/>
    </style:style>
    <style:style style:name="PluginODTAutoStyle_TableCell_51" style:family="table-cell">
      <style:table-cell-properties fo:border="0.06pt solid #8cacbb" fo:padding="0.049cm" fo:background-color="#f7f9fa"/>
    </style:style>
    <style:style style:name="PluginODTAutoStyle_Paragraph_52" style:family="paragraph">
      <style:paragraph-properties fo:padding="0.049cm"/>
    </style:style>
    <style:style style:name="odt_auto_style_table_column_26_1" style:family="table-column">
      <style:table-column-properties style:column-width="481.89pt"/>
    </style:style>
    <style:style style:name="PluginODTAutoStyle_TableCell_53" style:family="table-cell">
      <style:table-cell-properties fo:border="0.06pt solid #8cacbb" fo:padding="0.049cm" fo:background-color="#f7f9fa"/>
    </style:style>
    <style:style style:name="PluginODTAutoStyle_Paragraph_54" style:family="paragraph">
      <style:paragraph-properties fo:padding="0.049cm"/>
    </style:style>
    <style:style style:name="odt_auto_style_table_column_28_1" style:family="table-column">
      <style:table-column-properties style:column-width="481.89pt"/>
    </style:style>
    <style:style style:name="PluginODTAutoStyle_TableCell_55" style:family="table-cell">
      <style:table-cell-properties fo:border="0.06pt solid #8cacbb" fo:padding="0.049cm" fo:background-color="#f7f9fa"/>
    </style:style>
    <style:style style:name="PluginODTAutoStyle_Paragraph_56" style:family="paragraph">
      <style:paragraph-properties fo:padding="0.049cm"/>
    </style:style>
    <style:style style:name="odt_auto_style_table_column_29_1" style:family="table-column">
      <style:table-column-properties style:column-width="481.89pt"/>
    </style:style>
    <style:style style:name="highlight_co2" style:family="text">
      <style:text-properties fo:color="#339933" fo:font-family="Consolas" fo:font-size="14pt" fo:font-style="normal" fo:border="0pt none"/>
    </style:style>
    <style:style style:name="PluginODTAutoStyle_TableCell_57" style:family="table-cell">
      <style:table-cell-properties fo:border="0.06pt solid #8cacbb" fo:padding="0.049cm" fo:background-color="#f7f9fa"/>
    </style:style>
    <style:style style:name="PluginODTAutoStyle_Paragraph_58" style:family="paragraph">
      <style:paragraph-properties fo:padding="0.049cm"/>
    </style:style>
    <style:style style:name="odt_auto_style_table_column_30_1" style:family="table-column">
      <style:table-column-properties style:column-width="481.89pt"/>
    </style:style>
    <style:style style:name="PluginODTAutoStyle_TableCell_59" style:family="table-cell">
      <style:table-cell-properties fo:border="0.06pt solid #8cacbb" fo:padding="0.049cm" fo:background-color="#f7f9fa"/>
    </style:style>
    <style:style style:name="PluginODTAutoStyle_Paragraph_60" style:family="paragraph">
      <style:paragraph-properties fo:padding="0.049cm"/>
    </style:style>
    <style:style style:name="odt_auto_style_table_column_33_1" style:family="table-column">
      <style:table-column-properties style:column-width="481.89pt"/>
    </style:style>
    <style:style style:name="PluginODTAutoStyle_TableCell_61" style:family="table-cell">
      <style:table-cell-properties fo:border="0.06pt solid #8cacbb" fo:padding="0.049cm" fo:background-color="#f7f9fa"/>
    </style:style>
    <style:style style:name="PluginODTAutoStyle_Paragraph_62" style:family="paragraph">
      <style:paragraph-properties fo:padding="0.049cm"/>
    </style:style>
    <style:style style:name="odt_auto_style_table_column_34_1" style:family="table-column">
      <style:table-column-properties style:column-width="481.89pt"/>
    </style:style>
    <style:style style:name="PluginODTAutoStyle_TableCell_63" style:family="table-cell">
      <style:table-cell-properties fo:border="0.06pt solid #8cacbb" fo:padding="0.049cm" fo:background-color="#f7f9fa"/>
    </style:style>
    <style:style style:name="PluginODTAutoStyle_Paragraph_64" style:family="paragraph">
      <style:paragraph-properties fo:padding="0.049cm"/>
    </style:style>
    <style:style style:name="odt_auto_style_table_column_35_1" style:family="table-column">
      <style:table-column-properties style:column-width="481.89pt"/>
    </style:style>
    <style:style style:name="highlight_br0" style:family="text">
      <style:text-properties fo:color="#66cc66" fo:font-family="Consolas" fo:font-size="14pt" fo:font-style="normal" fo:border="0pt none"/>
    </style:style>
    <style:style style:name="PluginODTAutoStyle_TableCell_65" style:family="table-cell">
      <style:table-cell-properties fo:border="0.06pt solid #8cacbb" fo:padding="0.049cm" fo:background-color="#f7f9fa"/>
    </style:style>
    <style:style style:name="PluginODTAutoStyle_Paragraph_66" style:family="paragraph">
      <style:paragraph-properties fo:padding="0.049cm"/>
    </style:style>
    <style:style style:name="odt_auto_style_table_column_36_1" style:family="table-column">
      <style:table-column-properties style:column-width="481.89pt"/>
    </style:style>
    <style:style style:name="PluginODTAutoStyle_TableCell_67" style:family="table-cell">
      <style:table-cell-properties fo:border="0.06pt solid #8cacbb" fo:padding="0.049cm" fo:background-color="#f7f9fa"/>
    </style:style>
    <style:style style:name="PluginODTAutoStyle_Paragraph_68" style:family="paragraph">
      <style:paragraph-properties fo:padding="0.049cm"/>
    </style:style>
    <style:style style:name="odt_auto_style_table_column_37_1" style:family="table-column">
      <style:table-column-properties style:column-width="481.89pt"/>
    </style:style>
    <style:style style:name="highlight_co4" style:family="text">
      <style:text-properties fo:color="#cc0000" fo:font-style="italic" fo:font-family="Consolas" fo:font-size="14pt" fo:border="0pt none"/>
    </style:style>
    <style:style style:name="highlight_co3" style:family="text">
      <style:text-properties fo:color="#008080" fo:font-family="Consolas" fo:font-size="14pt" fo:font-style="normal" fo:border="0pt none"/>
    </style:style>
    <style:style style:name="highlight_sy2" style:family="text">
      <style:text-properties fo:color="#000066" fo:font-family="Consolas" fo:font-size="14pt" fo:font-style="normal" fo:border="0pt none"/>
    </style:style>
    <style:style style:name="PluginODTAutoStyle_TableCell_69" style:family="table-cell">
      <style:table-cell-properties fo:border="0.06pt solid #8cacbb" fo:padding="0.049cm" fo:background-color="#f7f9fa"/>
    </style:style>
    <style:style style:name="PluginODTAutoStyle_Paragraph_70" style:family="paragraph">
      <style:paragraph-properties fo:padding="0.049cm"/>
    </style:style>
    <style:style style:name="odt_auto_style_table_column_38_1" style:family="table-column">
      <style:table-column-properties style:column-width="481.89pt"/>
    </style:style>
    <style:style style:name="highlight_kw1" style:family="text">
      <style:text-properties fo:color="#b1b100" fo:font-family="Consolas" fo:font-size="14pt" fo:font-style="normal" fo:border="0pt 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p text:style-name="Text_20_body"><text:a xlink:type="simple" xlink:href="https://szit.hu/doku.php?id=oktatas:linux" text:style-name="Internet_20_link" text:visited-style-name="Visited_20_Internet_20_Link">&lt; Linux</text:a></text:p>
      <text:h text:style-name="Heading_20_1" text:outline-level="1"><text:bookmark text:name="oktatas:linux:hálózat"/><text:bookmark-start text:name="__RefHeading___hálózat_1"/><text:bookmark-start text:name="hálózat"/>Hálózat<text:bookmark-end text:name="__RefHeading___hálózat_1"/><text:bookmark-end text:name="hálózat"/></text:h>
      <text:list text:style-name="List_20_1" text:continue-numbering="false">
        <text:list-item>
          <text:p text:style-name="List_20_1_Content_First"> <text:span text:style-name="Strong_20_Emphasis">Szerző:</text:span> Sallai András</text:p>
        </text:list-item>
        <text:list-item>
          <text:p text:style-name="List_20_1_Content"> Copyright (c) Sallai András, 2011, 2012, 2013, 2016, 2017</text:p>
        </text:list-item>
        <text:list-item>
          <text:p text:style-name="List_20_1_Content"> Licenc: GNU Free Documentation License 1.3</text:p>
        </text:list-item>
        <text:list-item>
          <text:p text:style-name="List_20_1_Content_Last"> Web: <text:a xlink:type="simple" xlink:href="http://szit.hu" text:style-name="Internet_20_link" text:visited-style-name="Visited_20_Internet_20_Link">http://szit.hu</text:a></text:p>
        </text:list-item>
      </text:list>
      <text:h text:style-name="Heading_20_1" text:outline-level="1"><text:bookmark-start text:name="__RefHeading___bevezetés_2"/><text:bookmark-start text:name="bevezetés"/>Bevezetés<text:bookmark-end text:name="__RefHeading___bevezetés_2"/><text:bookmark-end text:name="bevezetés"/></text:h>
      <text:p text:style-name="Text_20_body">A Debian 9 megjelenése óta az elnevezési rendszer megváltozott. Megszűnt az olyan hálózati kártya név
alapértelmezett használata, mint a eth0, eth1, stb.</text:p>
      <text:p text:style-name="Text_20_body">A net-tools csomag Debian 9-ben alapértelmezetten már nincs telepítve, így az ifconfig és más parancsok, csak ezen csomag telepítésével használhatók. A net-tools csomagot az iproute2 csomag váltja, amely alapértelmezetten telepítve van. A parancsok összevetését lásd lejjebb. </text:p>
      <text:h text:style-name="Heading_20_2" text:outline-level="2"><text:bookmark-start text:name="__RefHeading___hálózati_kártya_3"/><text:bookmark-start text:name="hálózati_kártya"/>Hálózati kártya<text:bookmark-end text:name="__RefHeading___hálózati_kártya_3"/><text:bookmark-end text:name="hálózati_kártya"/></text:h>
      <text:p text:style-name="Text_20_body">A hálózati kártyákról az ip utasítás ad információt. 
A hálózati kártyák elnevezése a következők szerint történik.</text:p>
      <text:list text:style-name="Numbering_20_1" text:continue-numbering="false">
        <text:list-item>
          <text:p text:style-name="Numbering_20_1_Content_First"> A hálózati kártya neve magába foglalhatja az alaplapi Firmware/BIOS indexét. (pl.: eno1)</text:p>
        </text:list-item>
        <text:list-item>
          <text:p text:style-name="Numbering_20_1_Content"> Magába foglalhatja a PCI Express hutplug index számát. (pl.: ens1)</text:p>
        </text:list-item>
        <text:list-item>
          <text:p text:style-name="Numbering_20_1_Content"> Az elnevezésben szerepelhet a kártya fizikai elhelyezkedése/geometriája (pl.: enp2s0)</text:p>
        </text:list-item>
        <text:list-item>
          <text:p text:style-name="Numbering_20_1_Content"> Tartalmazhatja a MAC címet. (pl.: enx35c7e13422d)</text:p>
        </text:list-item>
        <text:list-item>
          <text:p text:style-name="Numbering_20_1_Content_Last"> Lehet a klasszikus kiszámíthatatlan ethX (pl.: eth0)</text:p>
        </text:list-item>
      </text:list>
      <table:table table:style-name="Table">
        <table:table-column table:style-name="odt_auto_style_table_column_1_1"/>
        <table:table-row>
          <table:table-cell office:value-type="string" table:style-name="PluginODTAutoStyle_TableCell_1">
            <text:p text:style-name="PluginODTAutoStyle_Paragraph_2"><text:span text:style-name="highlight_kw2">ip addr</text:span> show</text:p>
          </table:table-cell>
        </table:table-row>
      </table:table>
      <text:p text:style-name="Text_20_body">A kimenet ehhez hasonló lehet:</text:p>
      <text:p text:style-name="Preformatted_20_Text">1: lo: &lt;LOOPBACK,UP,LOWER_UP&gt; mtu 16436 qdisc noqueue state UNKNOWN <text:line-break/><text:s text:c="4"/>link/loopback 00:00:00:00:00:00 brd 00:00:00:00:00:00<text:line-break/><text:s text:c="4"/>inet 127.0.0.1/8 scope host lo<text:line-break/><text:s text:c="4"/>inet6 ::1/128 scope host <text:line-break/><text:s text:c="7"/>valid_lft forever preferred_lft forever<text:line-break/>2: enp1s0: &lt;BROADCAST,MULTICAST,UP,LOWER_UP&gt; mtu 1500 qdisc pfifo_fast state UNKNOWN qlen 1000<text:line-break/><text:s text:c="4"/>link/ether 00:50:8d:7c:ab:04 brd ff:ff:ff:ff:ff:ff<text:line-break/><text:s text:c="4"/>inet 192.168.1.4/24 brd 192.168.1.255 scope global eth0<text:line-break/><text:s text:c="4"/>inet6 fe80::250:8dff:fe7c:ab04/64 scope link <text:line-break/><text:s text:c="7"/>valid_lft forever preferred_lft forever</text:p>
      <text:p text:style-name="Text_20_body">A kimenetben egy lo és egy enp1s0 nevű hálózati eszköz. Ebből persze csak az enp1s0 valódi
kártya. A lo nevű eszköz, az úgynevezett visszacsatoló eszköz, amely minden operációs rendszerben
megtalálható és helyi hálózati funkciók megvalósítását teszi lehetővé.</text:p>
      <text:p text:style-name="Text_20_body">Egy konkrét hálózati kártyát is lekérdezhetünk:</text:p>
      <table:table table:style-name="Table">
        <table:table-column table:style-name="odt_auto_style_table_column_2_1"/>
        <table:table-row>
          <table:table-cell office:value-type="string" table:style-name="PluginODTAutoStyle_TableCell_3">
            <text:p text:style-name="PluginODTAutoStyle_Paragraph_4"><text:span text:style-name="highlight_kw2">ip addr</text:span> show enp1s0</text:p>
          </table:table-cell>
        </table:table-row>
      </table:table>
      <text:h text:style-name="Heading_20_2" text:outline-level="2"><text:bookmark-start text:name="__RefHeading___hálózati_kártya_4"/><text:bookmark-start text:name="hálózati_kártya1"/>Hálózati kártya<text:bookmark-end text:name="__RefHeading___hálózati_kártya_4"/><text:bookmark-end text:name="hálózati_kártya1"/></text:h>
      <text:p text:style-name="Text_20_body">A hálózati kártyán keresztül kapcsolódunk a hálózathoz. 
Ehhez be kell legyen töltve a hálózati kártya meghajtója, 
a beállításoknak fel kell legyen konfigurálva.</text:p>
      <text:p text:style-name="Text_20_body">Ellenőrizzük, hogy a meghajtó be van-e töltve:</text:p>
      <table:table table:style-name="Table">
        <table:table-column table:style-name="odt_auto_style_table_column_3_1"/>
        <table:table-row>
          <table:table-cell office:value-type="string" table:style-name="PluginODTAutoStyle_TableCell_5">
            <text:p text:style-name="PluginODTAutoStyle_Paragraph_6"><text:span text:style-name="highlight_kw2">dmesg</text:span> <text:span text:style-name="highlight_sy0">|</text:span> <text:span text:style-name="highlight_kw2">grep</text:span> eth</text:p>
          </table:table-cell>
        </table:table-row>
      </table:table>
      <text:p text:style-name="Text_20_body">Ehhez hasonló eredményt kell lássunk:</text:p>
      <table:table table:style-name="Table">
        <table:table-column table:style-name="odt_auto_style_table_column_4_1"/>
        <table:table-row>
          <table:table-cell office:value-type="string" table:style-name="PluginODTAutoStyle_TableCell_7">
            <text:p text:style-name="PluginODTAutoStyle_Paragraph_8">[<text:s text:c="4"/>0.963501] r8169 0000:01:00.0 eth0: RTL8168evl/8111evl at 0xffffa161c0c69000, bc:5f:f4:7e:38:5d, XID 0c900800 IRQ 24<text:line-break/>[<text:s text:c="4"/>0.963503] r8169 0000:01:00.0 eth0: jumbo features [frames: 9200 bytes, tx checksumming: ko]<text:line-break/>[<text:s text:c="4"/>1.004700] r8169 0000:01:00.0 enp1s0: renamed from eth0</text:p>
          </table:table-cell>
        </table:table-row>
      </table:table>
      <text:p text:style-name="Text_20_body">A hálózati kártyák a többi hardvereszközhöz hasonlóan egy állományra hivatkozva elérhetők
a /dev könyvtár alatt. A nevük például „enp”-vel kezdődik.</text:p>
      <text:h text:style-name="Heading_20_2" text:outline-level="2"><text:bookmark-start text:name="__RefHeading___mac_cím_5"/><text:bookmark-start text:name="mac_cím"/>MAC cím<text:bookmark-end text:name="__RefHeading___mac_cím_5"/><text:bookmark-end text:name="mac_cím"/></text:h>
      <text:p text:style-name="Text_20_body">A MAC cím a hálózati kártya fizikai címe. A gyártók minden kártyához rendelnek egy ilyet,
de mindegyikhez mást. A gyártóknak ki vannak osztva bizonyos tartományok, így elvileg
akkor sem ütközhetnek a fizikai címek, ha más gyártótól származik két kártya.</text:p>
      <text:p text:style-name="Text_20_body">A fizikai cím hat darab hexadecimális számból áll. Általában kettősponttal (:) vagy
kötőjellel (-) tagoljuk őket. Például:</text:p>
      <text:p text:style-name="Preformatted_20_Text">00:50:8d:7c:ab:05</text:p>
      <text:p text:style-name="Text_20_body">A fizikai cím kiderítéséhez futtassuk az alábbi parancsot. </text:p>
      <table:table table:style-name="Table">
        <table:table-column table:style-name="odt_auto_style_table_column_5_1"/>
        <table:table-row>
          <table:table-cell office:value-type="string" table:style-name="PluginODTAutoStyle_TableCell_9">
            <text:p text:style-name="PluginODTAutoStyle_Paragraph_10"><text:span text:style-name="highlight_kw2">ip addr</text:span> show enp1s0</text:p>
          </table:table-cell>
        </table:table-row>
      </table:table>
      <text:p text:style-name="Preformatted_20_Text">2: enp1s0: &lt;BROADCAST,MULTICAST,UP,LOWER_UP&gt; mtu 1500 qdisc pfifo_fast state UNKNOWN qlen 1000<text:line-break/><text:s text:c="4"/>link/ether 00:50:8d:7c:ab:04 brd ff:ff:ff:ff:ff:ff<text:line-break/><text:s text:c="4"/>inet 192.168.1.4/24 brd 192.168.1.255 scope global eth0<text:line-break/><text:s text:c="4"/>inet6 fe80::250:8dff:fe7c:ab04/64 scope link <text:line-break/><text:s text:c="7"/>valid_lft forever preferred_lft forever</text:p>
      <text:p text:style-name="Text_20_body">A példában van ip címe a fizikai kártyának, de ez attól függetlenül is működik.</text:p>
      <text:h text:style-name="Heading_20_2" text:outline-level="2"><text:bookmark-start text:name="__RefHeading___ip_cím_6"/><text:bookmark-start text:name="ip_cím"/>IP cím<text:bookmark-end text:name="__RefHeading___ip_cím_6"/><text:bookmark-end text:name="ip_cím"/></text:h>
      <text:p text:style-name="Text_20_body">A hálózati kártyákhoz egy IP címet rendelünk TCP/IP alapú hálózatokban, így 
találják megy a csomagok a célgéphez vezető utat. </text:p>
      <text:p text:style-name="Text_20_body">Fix IP cím beállítása:</text:p>
      <text:p text:style-name="Preformatted_20_Text">ip address add 192.168.1.210/24 dev enp1s0</text:p>
      <text:p text:style-name="Text_20_body">Dinamikus IP cím kérése:</text:p>
      <text:p text:style-name="Preformatted_20_Text">dhclient enp1s0</text:p>
      <text:p text:style-name="Text_20_body">Az így beállított IP címek újraindítás után azonban elvesznek. </text:p>
      <text:p text:style-name="Text_20_body">Beállított IP cím megtekintése:</text:p>
      <text:p text:style-name="Preformatted_20_Text">ip address show dev enp1s0</text:p>
      <text:p text:style-name="Text_20_body">vagy:</text:p>
      <text:p text:style-name="Preformatted_20_Text">ip address show enp1s0</text:p>
      <text:p text:style-name="Text_20_body">Statisztika:</text:p>
      <text:p text:style-name="Preformatted_20_Text">ip link show</text:p>
      <text:p text:style-name="Text_20_body">IP cím törlése:</text:p>
      <text:p text:style-name="Preformatted_20_Text">ip address del 192.168.1.100 dev enp1s0</text:p>
      <text:p text:style-name="Text_20_body">Mivel az ip addr add parancsa nem törli a meglévő hálózati kártya IP cím beállítását.
A hálózati kártyának két IP címe lesz. </text:p>
      <text:p text:style-name="Preformatted_20_Text">ip addr add 192.168.1.210/24 dev enp1s0</text:p>
      <text:p text:style-name="Text_20_body">Ezért kell törléskor megadni, hogy melyik címet szeretnénk törölni.</text:p>
      <text:p text:style-name="Text_20_body">Így is fel lehet venni ha broadcast lehetőséget is beállítjuk:</text:p>
      <text:p text:style-name="Preformatted_20_Text">ip address del 192.168.99.37/24 brd + dev enp1s0</text:p>
      <text:p text:style-name="Text_20_body">Virtuális hálózati kártyát is létrehozhatunk:</text:p>
      <text:p text:style-name="Preformatted_20_Text">ip address add 192.168.99.37/24 brd + dev enp1s0 label enp1s0:0</text:p>
      <text:p text:style-name="Text_20_body">Az összes hálózati kártya beállításának törlése:</text:p>
      <text:p text:style-name="Preformatted_20_Text">ip address flush dev enp1s0</text:p>
      <text:p text:style-name="Text_20_body">A hálózati kártya bekapcsolása:</text:p>
      <text:p text:style-name="Preformatted_20_Text">ip link set enp1s0 up</text:p>
      <text:p text:style-name="Text_20_body">A hálózati eszköz kikapcsolása:</text:p>
      <text:p text:style-name="Preformatted_20_Text">ip link set enp1s0 down</text:p>
      <text:p text:style-name="Text_20_body">A cím cseréje:</text:p>
      <text:p text:style-name="Preformatted_20_Text">ip route change default via 192.168.0.1</text:p>
      <text:h text:style-name="Heading_20_2" text:outline-level="2"><text:bookmark-start text:name="__RefHeading___hálózati_kártya_beállításainak_rögzítése_7"/><text:bookmark-start text:name="hálózati_kártya_beállításainak_rögzítése"/>Hálózati kártya beállításainak rögzítése<text:bookmark-end text:name="__RefHeading___hálózati_kártya_beállításainak_rögzítése_7"/><text:bookmark-end text:name="hálózati_kártya_beállításainak_rögzítése"/></text:h>
      <text:p text:style-name="Text_20_body">A hálózati kártyákat beállíthatjuk, hogy mindig az adott fix IP címet
használják, vagy kérjenek mindig IP címet egy DHCP szervertől.</text:p>
      <text:p text:style-name="Text_20_body">A hálózati kártya beállításait az alábbi állományban véglegesítjük:</text:p>
      <table:table table:style-name="Table">
        <table:table-column table:style-name="odt_auto_style_table_column_6_1"/>
        <table:table-row>
          <table:table-cell office:value-type="string" table:style-name="PluginODTAutoStyle_TableCell_11">
            <text:p text:style-name="PluginODTAutoStyle_Paragraph_12">allow-hotplug enp1s0<text:line-break/>iface enp1s0 inet static<text:line-break/><text:s text:c="8"/>address 192.168.5.1<text:line-break/><text:s text:c="8"/>netmask 255.255.255.0<text:line-break/><text:s text:c="8"/>broadcast 192.168.5.255</text:p>
          </table:table-cell>
        </table:table-row>
      </table:table>
      <text:p text:style-name="Text_20_body">Ezek után a felhúzzuk a hálózati kártyát:</text:p>
      <text:p text:style-name="Preformatted_20_Text">ifup enp1s0</text:p>
      <text:p text:style-name="Text_20_body">Az ifup parancs a beállításokat a /etc/network/interface állományból veszi. </text:p>
      <text:p text:style-name="Text_20_body">A hálózati kártya leállítása:</text:p>
      <text:p text:style-name="Preformatted_20_Text">ifdown enp1s0</text:p>
      <text:p text:style-name="Text_20_body">Dinamikus ip cím esetén:</text:p>
      <text:p text:style-name="Preformatted_20_Text">allow-hotplug enp1s0<text:line-break/>iface enp1s0 inet dhcp</text:p>
      <text:p text:style-name="Text_20_body">Egy hálózati kártyán több IP cím</text:p>
      <table:table table:style-name="Table">
        <table:table-column table:style-name="odt_auto_style_table_column_7_1"/>
        <table:table-row>
          <table:table-cell office:value-type="string" table:style-name="PluginODTAutoStyle_TableCell_13">
            <text:p text:style-name="PluginODTAutoStyle_Paragraph_14">auto enp1s0<text:line-break/>allow-hotplug enp1s0<text:line-break/>iface enp1s0 inet static<text:line-break/><text:s text:c="4"/>address 192.168.1.42<text:line-break/><text:s text:c="4"/>netmask 255.255.255.0<text:line-break/><text:s text:c="4"/>gateway 192.168.1.1<text:line-break/><text:s text:c="4"/>up<text:s text:c="3"/>ip addr add 192.168.1.43/<text:span text:style-name="highlight_nu0">24</text:span> dev enp1s0 label enp1s0:<text:span text:style-name="highlight_nu0">0</text:span><text:line-break/><text:s text:c="4"/>down ip addr del 192.168.1.43/<text:span text:style-name="highlight_nu0">24</text:span> dev enp1s0 label enp1s0:<text:span text:style-name="highlight_nu0">0</text:span><text:line-break/><text:s text:c="4"/>up<text:s text:c="3"/>ip addr add 192.168.1.44/<text:span text:style-name="highlight_nu0">24</text:span> dev enp1s0 label enp1s0:<text:span text:style-name="highlight_nu0">1</text:span><text:line-break/><text:s text:c="4"/>down ip addr del 192.168.1.44/<text:span text:style-name="highlight_nu0">24</text:span> dev enp1s0 label enp1s0:<text:span text:style-name="highlight_nu0">1</text:span></text:p>
          </table:table-cell>
        </table:table-row>
      </table:table>
      <text:p text:style-name="Text_20_body">A lehetséges beállításokról az „interfaces” kézikönyv szolgál több információval.</text:p>
      <text:p text:style-name="Preformatted_20_Text">man interfaces</text:p>
      <text:p text:style-name="Text_20_body">Ellenőrizzük szintaktikailag helyes-e:</text:p>
      <text:p text:style-name="Preformatted_20_Text">ifup --no-act enp0s3<text:line-break/>ifup --no-act --interfaces=/home/janos/interfaces.new enp0s3</text:p>
      <text:h text:style-name="Heading_20_2" text:outline-level="2"><text:bookmark-start text:name="__RefHeading___a_hálózat_tesztelése_8"/><text:bookmark-start text:name="a_hálózat_tesztelése"/>A hálózat tesztelése<text:bookmark-end text:name="__RefHeading___a_hálózat_tesztelése_8"/><text:bookmark-end text:name="a_hálózat_tesztelése"/></text:h>
      <text:p text:style-name="Text_20_body">Először győződjünk meg arról, hogy a gépünkön működik a hálózati kártyánk. 
Elsőként futtassuk a ifconfig parancsot az IP cím kiderítésére:</text:p>
      <table:table table:style-name="Table">
        <table:table-column table:style-name="odt_auto_style_table_column_8_1"/>
        <table:table-row>
          <table:table-cell office:value-type="string" table:style-name="PluginODTAutoStyle_TableCell_15">
            <text:p text:style-name="PluginODTAutoStyle_Paragraph_16"><text:span text:style-name="highlight_kw2">ip</text:span> address show</text:p>
          </table:table-cell>
        </table:table-row>
      </table:table>
      <text:p text:style-name="Text_20_body">Az IP cím például a következő lett:</text:p>
      <text:p text:style-name="Preformatted_20_Text">192.168.6.2</text:p>
      <text:p text:style-name="Text_20_body">Ekkor küldjünk visszhangválasz kérelmet a hálózati kártyánk IP címének:</text:p>
      <table:table table:style-name="Table">
        <table:table-column table:style-name="odt_auto_style_table_column_9_1"/>
        <table:table-row>
          <table:table-cell office:value-type="string" table:style-name="PluginODTAutoStyle_TableCell_17">
            <text:p text:style-name="PluginODTAutoStyle_Paragraph_18"><text:span text:style-name="highlight_kw2">ping</text:span> 192.168.6.2</text:p>
          </table:table-cell>
        </table:table-row>
      </table:table>
      <text:p text:style-name="Text_20_body">A ping parancs Echo Request típusú ICMP csomagokat küld a célcímnek,
folyamatosan. A folyam megszakítása a Ctrl + C billentyűkombinációval 
lehetséges.</text:p>
      <text:p text:style-name="Text_20_body">Ha ez válaszol, akkor a hálózati kártyánk működik. </text:p>
      <table:table table:style-name="Table">
        <table:table-column table:style-name="odt_auto_style_table_column_10_1"/>
        <table:table-row>
          <table:table-cell office:value-type="string" table:style-name="PluginODTAutoStyle_TableCell_19">
            <text:p text:style-name="PluginODTAutoStyle_Paragraph_20"><text:span text:style-name="highlight_kw2">ping</text:span> 192.168.5.4</text:p>
          </table:table-cell>
        </table:table-row>
      </table:table>
      <text:p text:style-name="Preformatted_20_Text">PING 192.168.5.4 (192.168.5.4) 56(84) bytes of data.<text:line-break/>64 bytes from 192.168.5.4: icmp_req=1 ttl=64 time=0.033 ms<text:line-break/>64 bytes from 192.168.5.4: icmp_req=2 ttl=64 time=0.031 ms<text:line-break/>64 bytes from 192.168.5.4: icmp_req=3 ttl=64 time=0.031 ms<text:line-break/>64 bytes from 192.168.5.4: icmp_req=4 ttl=64 time=0.030 ms<text:line-break/>^C<text:line-break/>--- 192.168.5.4 ping statistics ---<text:line-break/>4 packets transmitted, 4 received, 0% packet loss, time 2997ms<text:line-break/>rtt min/avg/max/mdev = 0.030/0.031/0.033/0.004 ms</text:p>
      <text:p text:style-name="Text_20_body">Ha ez válaszol a fentiekhez hasonlóan, akkor a hálózati kártyánk
működik.</text:p>
      <text:p text:style-name="Text_20_body">Ezek után fokozatosan távolabbi gépektől kérjünk visszhangot. 
Erre a célra elsőnek az azonos hálózatban lévő, melletünk
lévő gépeket célszerű használni. </text:p>
      <text:p text:style-name="Text_20_body">Tegyük fel, hogy van mellettünk egy másik gép a következő
beállításokkal:</text:p>
      <table:table table:style-name="Table">
        <table:table-column table:style-name="odt_auto_style_table_column_11_1"/>
        <table:table-row>
          <table:table-cell office:value-type="string" table:style-name="PluginODTAutoStyle_TableCell_21">
            <text:p text:style-name="PluginODTAutoStyle_Paragraph_22"><text:span text:style-name="highlight_kw2">ip</text:span> address add 192.168.6.17<text:span text:style-name="highlight_sy0">/</text:span><text:span text:style-name="highlight_nu0">24</text:span> dev enp1s0</text:p>
          </table:table-cell>
        </table:table-row>
      </table:table>
      <text:p text:style-name="Text_20_body">Küldjünk visszhangkérelmet a géptől:</text:p>
      <table:table table:style-name="Table">
        <table:table-column table:style-name="odt_auto_style_table_column_12_1"/>
        <table:table-row>
          <table:table-cell office:value-type="string" table:style-name="PluginODTAutoStyle_TableCell_23">
            <text:p text:style-name="PluginODTAutoStyle_Paragraph_24"><text:span text:style-name="highlight_kw2">ping</text:span> 192.168.6.17</text:p>
          </table:table-cell>
        </table:table-row>
      </table:table>
      <text:p text:style-name="Text_20_body">Ha válaszol a hálózat a másik gép felé rendben van. </text:p>
      <text:h text:style-name="Heading_20_2" text:outline-level="2"><text:bookmark-start text:name="__RefHeading___névszerver_megadása_9"/><text:bookmark-start text:name="névszerver_megadása"/>Névszerver megadása<text:bookmark-end text:name="__RefHeading___névszerver_megadása_9"/><text:bookmark-end text:name="névszerver_megadása"/></text:h>
      <text:h text:style-name="Heading_20_3" text:outline-level="3"><text:bookmark-start text:name="__RefHeading___resolver_10"/><text:bookmark-start text:name="resolver"/>Resolver<text:bookmark-end text:name="__RefHeading___resolver_10"/><text:bookmark-end text:name="resolver"/></text:h>
      <text:p text:style-name="Text_20_body">A névszerverek a következő fájlban vannak beállítva:</text:p>
      <table:table table:style-name="Table">
        <table:table-column table:style-name="odt_auto_style_table_column_13_1"/>
        <table:table-row>
          <table:table-cell office:value-type="string" table:style-name="PluginODTAutoStyle_TableCell_25">
            <text:p text:style-name="PluginODTAutoStyle_Paragraph_26">/etc/resolv.conf</text:p>
          </table:table-cell>
        </table:table-row>
      </table:table>
      <text:p text:style-name="Preformatted_20_Text">nameserver 192.168.2.1</text:p>
      <text:p text:style-name="Text_20_body">Több információt a resolv.conf kézkönyv 5-dik fejezete ad:</text:p>
      <table:table table:style-name="Table">
        <table:table-column table:style-name="odt_auto_style_table_column_14_1"/>
        <table:table-row>
          <table:table-cell office:value-type="string" table:style-name="PluginODTAutoStyle_TableCell_27">
            <text:p text:style-name="PluginODTAutoStyle_Paragraph_28"><text:span text:style-name="highlight_kw2">man</text:span> resolv.conf</text:p>
          </table:table-cell>
        </table:table-row>
      </table:table>
      <text:h text:style-name="Heading_20_3" text:outline-level="3"><text:bookmark-start text:name="__RefHeading___hosts_fájl_11"/><text:bookmark-start text:name="hosts_fájl"/>Hosts fájl<text:bookmark-end text:name="__RefHeading___hosts_fájl_11"/><text:bookmark-end text:name="hosts_fájl"/></text:h>
      <text:p text:style-name="Text_20_body">A névszerverek előtt hosts fájlokban tárolták az IP cím hostnév, illetve domain név
összerendeléseket. Egy adott számítógépen magunk is beállíthatjuk néhány gép IP címét,
és hostnevét, domain nevét. A rendszer telepítéskor saját hostnevét és tartománynevét
eleve beírja az /etc/hosts fájlba, azokat tehát itt javíthatjuk, vagy újabb bejegyzéseket
vehetünk fel bennük. Jól jöhet ez a beállítási lehetőség, ha nem szeretnénk DNS
szervert beállítani, a webszerverünk, vagy a levelezőszerverünk beállításainak
teszteléséhez. </text:p>
      <text:p text:style-name="Text_20_body">A hosts fájl szintaxisa a következő:</text:p>
      <text:p text:style-name="Preformatted_20_Text">IP_cím Elsődleges_host_név [Álnevek ...]</text:p>
      <text:p text:style-name="Text_20_body">Legyen például egy „bem” nevű hostunk. A tartomány legyen „kek.and”. A géphez tartozó
IP cím 192.168.5.2 Ekkor a /etc/hosts fájlban lesz egy ilyen sor:</text:p>
      <text:p text:style-name="Preformatted_20_Text">192.168.5.2<text:s text:c="6"/>bem.kek.and<text:s text:c="6"/>bem</text:p>
      <text:p text:style-name="Text_20_body">A rendszer ennél többet ír bele:</text:p>
      <table:table table:style-name="Table">
        <table:table-column table:style-name="odt_auto_style_table_column_15_1"/>
        <table:table-row>
          <table:table-cell office:value-type="string" table:style-name="PluginODTAutoStyle_TableCell_29">
            <text:p text:style-name="PluginODTAutoStyle_Paragraph_30">127.0.0.1<text:tab/>localhost<text:line-break/>192.168.5.2<text:tab/>bem.kek.and<text:s text:c="7"/>bem<text:line-break/> <text:line-break/># The following lines are desirable for IPv6 capable hosts<text:line-break/>::<text:span text:style-name="highlight_nu0">1</text:span><text:s text:c="5"/>ip6-localhost ip6-loopback<text:line-break/>fe00::<text:span text:style-name="highlight_nu0">0</text:span> ip6-localnet<text:line-break/>ff00::<text:span text:style-name="highlight_nu0">0</text:span> ip6-mcastprefix<text:line-break/>ff02::<text:span text:style-name="highlight_nu0">1</text:span> ip6-allnodes<text:line-break/>ff02::<text:span text:style-name="highlight_nu0">2</text:span> ip6-allrouters</text:p>
          </table:table-cell>
        </table:table-row>
      </table:table>
      <text:p text:style-name="Text_20_body">Beleírja a localhost-hoz tartozó 127.0.0.1-es IP címet például, amire mindig szükségünk lesz, tehát ehhez ne nyúljunk!
Újabb tartományokat viszont felvehetünk. Legye például egy lila.and tartománynév aminek az IP
elérhetőségét (192.168.5.12) szeretnénk itt felvenni, ekkor így javíthatjuk a hosts fájlt:</text:p>
      <table:table table:style-name="Table">
        <table:table-column table:style-name="odt_auto_style_table_column_16_1"/>
        <table:table-row>
          <table:table-cell office:value-type="string" table:style-name="PluginODTAutoStyle_TableCell_31">
            <text:p text:style-name="PluginODTAutoStyle_Paragraph_32">127.0.0.1<text:tab/>localhost<text:line-break/>192.168.5.2<text:tab/>bem.kek.and<text:s text:c="9"/>bem<text:line-break/>192.168.5.12<text:s text:c="4"/>lila.and<text:line-break/> <text:line-break/># The following lines are desirable for IPv6 capable hosts<text:line-break/>::<text:span text:style-name="highlight_nu0">1</text:span><text:s text:c="5"/>ip6-localhost ip6-loopback<text:line-break/>fe00::<text:span text:style-name="highlight_nu0">0</text:span> ip6-localnet<text:line-break/>ff00::<text:span text:style-name="highlight_nu0">0</text:span> ip6-mcastprefix<text:line-break/>ff02::<text:span text:style-name="highlight_nu0">1</text:span> ip6-allnodes<text:line-break/>ff02::<text:span text:style-name="highlight_nu0">2</text:span> ip6-allrouters</text:p>
          </table:table-cell>
        </table:table-row>
      </table:table>
      <text:p text:style-name="Text_20_body">A harmadik sorba felvettük az IPv6-os beállítások előtt. Igazából mindegy, hogy hányadik 
sorba fogjuk beírni, minden sorban érvényes lesz. </text:p>
      <text:p text:style-name="Text_20_body">Másik lehetséges probléma, szeretnénk saját gépünkön egy virtuális tartományt használni.
Fentebb már említettük, hogy ez jól jöhet például web vagy levelezőszerver beállításainak tesztelésénél.
Legyen a virtuális tartományunk a „piros.and”. Ekkor a hosts fájl így nézhet ki:</text:p>
      <table:table table:style-name="Table">
        <table:table-column table:style-name="odt_auto_style_table_column_17_1"/>
        <table:table-row>
          <table:table-cell office:value-type="string" table:style-name="PluginODTAutoStyle_TableCell_33">
            <text:p text:style-name="PluginODTAutoStyle_Paragraph_34">127.0.0.1<text:tab/>localhost<text:line-break/>192.168.5.2<text:tab/>bem.kek.and<text:s text:c="7"/>bem<text:line-break/>192.168.5.12<text:s text:c="4"/>lila.and<text:line-break/>192.168.5.2<text:s text:c="5"/>piros.and<text:line-break/> <text:line-break/># The following lines are desirable for IPv6 capable hosts<text:line-break/>::<text:span text:style-name="highlight_nu0">1</text:span><text:s text:c="5"/>ip6-localhost ip6-loopback<text:line-break/>fe00::<text:span text:style-name="highlight_nu0">0</text:span> ip6-localnet<text:line-break/>ff00::<text:span text:style-name="highlight_nu0">0</text:span> ip6-mcastprefix<text:line-break/>ff02::<text:span text:style-name="highlight_nu0">1</text:span> ip6-allnodes<text:line-break/>ff02::<text:span text:style-name="highlight_nu0">2</text:span> ip6-allrouters</text:p>
          </table:table-cell>
        </table:table-row>
      </table:table>
      <text:p text:style-name="Text_20_body">Teszteléshez pingessük meg a piros.and tartományt:</text:p>
      <text:p text:style-name="Preformatted_20_Text">ping piros.and</text:p>
      <text:p text:style-name="Text_20_body">Ügyeljünk arra, hogy ez csak akkor működik, ha az IP cím pingetés önmagában is működik:</text:p>
      <text:p text:style-name="Preformatted_20_Text">ping 192.168.5.2</text:p>
      <text:p text:style-name="Text_20_body">Ez utóbbi IP cím saját gépünk címe, amely beállításáról korábban gondoskodnunk kellett. </text:p>
      <text:p text:style-name="Text_20_body">A fentiek mellett az IPv6-os alapbeállítások is szerepelnek az állományban telepítés után.
Az IPv6-os „localhost” nevet tudjuk is tesztelni:</text:p>
      <text:p text:style-name="Preformatted_20_Text">ping6 ip6-localhost</text:p>
      <text:p text:style-name="Text_20_body">Vagy IPv6-os cím alapján:</text:p>
      <text:p text:style-name="Preformatted_20_Text">ping6 ::1</text:p>
      <text:p text:style-name="Text_20_body">További információkért nézd meg a hosts kézikönyvét:</text:p>
      <text:p text:style-name="Preformatted_20_Text">man hosts</text:p>
      <text:h text:style-name="Heading_20_2" text:outline-level="2"><text:bookmark-start text:name="__RefHeading___átjáró_beállítása_12"/><text:bookmark-start text:name="átjáró_beállítása"/>Átjáró beállítása<text:bookmark-end text:name="__RefHeading___átjáró_beállítása_12"/><text:bookmark-end text:name="átjáró_beállítása"/></text:h>
      <text:p text:style-name="Text_20_body">Olyan gépek eléréséhez, amely nincs az aktuális hálózatban, átjárót kell állítani.
Ilyen gépek alatt az Internet gépeit értjük általában. Ha az Internetet szeretnénk
elérni egy belső hálózatból, akkor alapértelmezett átjárót kell beállítanunk.
Ha az alapértelmezett átjáró címe a 192.168.2.1, akkor a következő parancsot használhatjuk.</text:p>
      <table:table table:style-name="Table">
        <table:table-column table:style-name="odt_auto_style_table_column_18_1"/>
        <table:table-row>
          <table:table-cell office:value-type="string" table:style-name="PluginODTAutoStyle_TableCell_35">
            <text:p text:style-name="PluginODTAutoStyle_Paragraph_36"><text:span text:style-name="highlight_kw2">ip route</text:span> add default via 192.168.5.6</text:p>
          </table:table-cell>
        </table:table-row>
      </table:table>
      <text:p text:style-name="Text_20_body">Ellenőrzés:</text:p>
      <table:table table:style-name="Table">
        <table:table-column table:style-name="odt_auto_style_table_column_19_1"/>
        <table:table-row>
          <table:table-cell office:value-type="string" table:style-name="PluginODTAutoStyle_TableCell_37">
            <text:p text:style-name="PluginODTAutoStyle_Paragraph_38"><text:span text:style-name="highlight_kw2">ip route</text:span> show</text:p>
          </table:table-cell>
        </table:table-row>
      </table:table>
      <text:p text:style-name="Text_20_body">A beállítás véglegesítése:</text:p>
      <table:table table:style-name="Table">
        <table:table-column table:style-name="odt_auto_style_table_column_20_1"/>
        <table:table-row>
          <table:table-cell office:value-type="string" table:style-name="PluginODTAutoStyle_TableCell_39">
            <text:p text:style-name="PluginODTAutoStyle_Paragraph_40">allow-hotplug enp1s0<text:line-break/>iface enp1s0 inet static<text:line-break/><text:s text:c="8"/>address 192.168.5.6<text:line-break/><text:s text:c="8"/>netmask 255.255.255.0<text:line-break/><text:s text:c="8"/>network 192.168.5.0<text:line-break/><text:s text:c="8"/>broadcast 192.168.5.255<text:line-break/><text:s text:c="8"/>gateway 192.168.5.1</text:p>
          </table:table-cell>
        </table:table-row>
      </table:table>
      <text:p text:style-name="Text_20_body">Felvettünk egy „gateway” nevű sort, ahol megadjuk az alapértelmezett átjárót.</text:p>
      <text:p text:style-name="Text_20_body">A fentiek helyett használhatjuk az ip parancsot is. A routing tábla megtekintése:</text:p>
      <text:p text:style-name="Preformatted_20_Text">ip route show</text:p>
      <text:p text:style-name="Text_20_body">Hálózat hozzáadása:</text:p>
      <table:table table:style-name="Table">
        <table:table-column table:style-name="odt_auto_style_table_column_21_1"/>
        <table:table-row>
          <table:table-cell office:value-type="string" table:style-name="PluginODTAutoStyle_TableCell_41">
            <text:p text:style-name="PluginODTAutoStyle_Paragraph_42"><text:span text:style-name="highlight_kw2">ip route</text:span> add 192.168.87.0<text:span text:style-name="highlight_sy0">/</text:span><text:span text:style-name="highlight_nu0">24</text:span> via 172.16.0.10</text:p>
          </table:table-cell>
        </table:table-row>
      </table:table>
      <text:p text:style-name="Text_20_body">A 192.168.87.0 hálózatot a 172.16.0.10 átjárón keresztül lehet elérni. </text:p>
      <text:p text:style-name="Text_20_body">Törlés, például egy hálózat törlése:</text:p>
      <table:table table:style-name="Table">
        <table:table-column table:style-name="odt_auto_style_table_column_22_1"/>
        <table:table-row>
          <table:table-cell office:value-type="string" table:style-name="PluginODTAutoStyle_TableCell_43">
            <text:p text:style-name="PluginODTAutoStyle_Paragraph_44"><text:span text:style-name="highlight_kw2">ip route</text:span> del 192.168.87.0<text:span text:style-name="highlight_sy0">/</text:span><text:span text:style-name="highlight_nu0">24</text:span></text:p>
          </table:table-cell>
        </table:table-row>
      </table:table>
      <text:p text:style-name="Text_20_body">Eltávolítás nélkül, csere:</text:p>
      <table:table table:style-name="Table">
        <table:table-column table:style-name="odt_auto_style_table_column_23_1"/>
        <table:table-row>
          <table:table-cell office:value-type="string" table:style-name="PluginODTAutoStyle_TableCell_45">
            <text:p text:style-name="PluginODTAutoStyle_Paragraph_46"><text:span text:style-name="highlight_kw2">ip route</text:span> change default via 192.168.0.1</text:p>
          </table:table-cell>
        </table:table-row>
      </table:table>
      <table:table table:style-name="Table">
        <table:table-column table:style-name="odt_auto_style_table_column_24_1"/>
        <table:table-row>
          <table:table-cell office:value-type="string" table:style-name="PluginODTAutoStyle_TableCell_47">
            <text:p text:style-name="PluginODTAutoStyle_Paragraph_48"><text:span text:style-name="highlight_kw2">ip route</text:span> replace default via 192.168.0.1</text:p>
          </table:table-cell>
        </table:table-row>
      </table:table>
      <text:h text:style-name="Heading_20_2" text:outline-level="2"><text:bookmark-start text:name="__RefHeading___portok_felderítése_13"/><text:bookmark-start text:name="portok_felderítése"/>Portok felderítése<text:bookmark-end text:name="__RefHeading___portok_felderítése_13"/><text:bookmark-end text:name="portok_felderítése"/></text:h>
      <text:p text:style-name="Text_20_body">Az iproute2 csomag tartalmaz egy ss nevű parancsot. Segítségével felderíthetők a használt hálózati portok.</text:p>
      <text:p text:style-name="Text_20_body">A legegyszerűbb használat esetén egyszerűen beírjuk a ss parancsot:</text:p>
      <text:p text:style-name="Preformatted_20_Text"># ss</text:p>
      <text:p text:style-name="Text_20_body">A parancs megjeleníti az összes TCP, UDP és unix foglalatokat (socket).</text:p>
      <text:p text:style-name="Text_20_body">Ez megjeleníti az összes kapcsolatot. Általában túlfut a képernyőn. Ezért tördeljük például a less paranccsal:</text:p>
      <text:p text:style-name="Preformatted_20_Text"># ss | less</text:p>
      <text:p text:style-name="Text_20_body">A kimenet szűrhető például TCP kapcsolatokra a -t kapcsolóval:</text:p>
      <text:p text:style-name="Preformatted_20_Text"># ss -t</text:p>
      <text:p text:style-name="Text_20_body">A -A kapcsolóval megadható a három betűvel is a TCP:</text:p>
      <text:p text:style-name="Preformatted_20_Text"># ss -A tcp</text:p>
      <text:p text:style-name="Text_20_body">Vagy így:</text:p>
      <text:p text:style-name="Preformatted_20_Text"># ss --tcp --listening</text:p>
      <text:p text:style-name="Text_20_body">A kimenetben az aktuális kapcsolatokat láthatjuk, de nem látjuk a hallgatózó (kapcsolatra váró) portokat. </text:p>
      <text:p text:style-name="Text_20_body">A -a kapcsolóval megjeleníthetjük a létező kapcsolatok mellett a kapcsolatra váró portokat is:</text:p>
      <text:p text:style-name="Preformatted_20_Text"># ss -ta</text:p>
      <text:p text:style-name="Text_20_body">Az UDP kapcsolatok listázása a -u kapcsolóval lehetséges:</text:p>
      <text:p text:style-name="Preformatted_20_Text"># ss -u</text:p>
      <text:p text:style-name="Text_20_body">Itt is használhatjuk a -a kapcsolót, amely a kapcsolatra várakozó portokat is megjeleníti:</text:p>
      <text:p text:style-name="Preformatted_20_Text"># ss -ua</text:p>
      <text:p text:style-name="Text_20_body">Ugyanaz, egyértelműbben:</text:p>
      <text:p text:style-name="Preformatted_20_Text"># ss -A udp --all</text:p>
      <text:p text:style-name="Text_20_body">Ha csak a unix foglalatokat szeretnénk látni, akkor használjuk az -x kapcsolót:</text:p>
      <text:p text:style-name="Preformatted_20_Text"># ss -x</text:p>
      <text:p text:style-name="Text_20_body">Hosszú kapcsolóval:</text:p>
      <text:p text:style-name="Preformatted_20_Text"># ss --unix</text:p>
      <text:p text:style-name="Text_20_body">Az ss parancs alapértelmezetten megpróbálja feloldani a címeket és portokat nevekre. Ha ez sikerül a címek és portok helyett, azok nevei jelennek meg. Ez letiltható a -n kapcsolóval:</text:p>
      <text:p text:style-name="Preformatted_20_Text"># ss -tn</text:p>
      <text:p text:style-name="Text_20_body">Hosszú kapcsolókkal:</text:p>
      <text:p text:style-name="Preformatted_20_Text"># ss -A tcp --numeric</text:p>
      <text:p text:style-name="Text_20_body">Ha csak a hallgatózó portokat szeretnénk megtekinteni, például TCP esetén:</text:p>
      <text:p text:style-name="Preformatted_20_Text"># ss -lt</text:p>
      <text:p text:style-name="Text_20_body">Ugyanígy UDP esetén:</text:p>
      <text:p text:style-name="Preformatted_20_Text"># ss -lu</text:p>
      <text:p text:style-name="Text_20_body">Összefoglaló megjelenítése:</text:p>
      <text:p text:style-name="Preformatted_20_Text"># ss -s</text:p>
      <text:p text:style-name="Text_20_body">Időinformációk megjelenítése:</text:p>
      <text:p text:style-name="Preformatted_20_Text"># ss -t -o</text:p>
      <text:p text:style-name="Text_20_body">IPv4 kapcsolatok:</text:p>
      <text:p text:style-name="Preformatted_20_Text"># ss -lt4</text:p>
      <text:p text:style-name="Text_20_body">Az „l” és a „t” elhagyható. </text:p>
      <text:p text:style-name="Text_20_body">IPv6 kapcsolatok:</text:p>
      <text:p text:style-name="Preformatted_20_Text"># ss -lt6</text:p>
      <text:p text:style-name="Text_20_body">Az „l” és a „t” természetesen itt is elhagyható.</text:p>
      <text:p text:style-name="Text_20_body">A kapcsolat állapota alapján is szűrhetünk:</text:p>
      <text:p text:style-name="Preformatted_20_Text"># ss -t state established</text:p>
      <text:p text:style-name="Text_20_body">Ilyen állapotok lehetnek például TCP esetén:</text:p>
      <text:list text:style-name="List_20_1" text:continue-numbering="false">
        <text:list-item>
          <text:p text:style-name="List_20_1_Content_First"> established</text:p>
        </text:list-item>
        <text:list-item>
          <text:p text:style-name="List_20_1_Content"> syn-sent</text:p>
        </text:list-item>
        <text:list-item>
          <text:p text:style-name="List_20_1_Content"> syn-recv</text:p>
        </text:list-item>
        <text:list-item>
          <text:p text:style-name="List_20_1_Content"> fin-wait-{1,2}</text:p>
        </text:list-item>
        <text:list-item>
          <text:p text:style-name="List_20_1_Content"> time-wait</text:p>
        </text:list-item>
        <text:list-item>
          <text:p text:style-name="List_20_1_Content"> closed</text:p>
        </text:list-item>
        <text:list-item>
          <text:p text:style-name="List_20_1_Content"> close-wait</text:p>
        </text:list-item>
        <text:list-item>
          <text:p text:style-name="List_20_1_Content"> last-ack</text:p>
        </text:list-item>
        <text:list-item>
          <text:p text:style-name="List_20_1_Content_Last"> stb.</text:p>
        </text:list-item>
      </text:list>
      <text:p text:style-name="Text_20_body">A syn-sent, syn-recv olyan gyorsan hajtódik végre, hogy azt a valóságban nem vagyunk képesek 
elkapni. Ezért használhatjuk a watch parancsot:</text:p>
      <text:p text:style-name="Preformatted_20_Text"># watch -n 1 "ss -t state syn-sent"</text:p>
      <text:p text:style-name="Text_20_body">A teszteléshez egy böngészőben nyissunk meg egy weboldalt. </text:p>
      <text:p text:style-name="Text_20_body">Szűrhetünk konkrét portra is:</text:p>
      <text:p text:style-name="Preformatted_20_Text"># ss -nt dst :80</text:p>
      <text:p text:style-name="Text_20_body">Esetleg több portra:</text:p>
      <text:p text:style-name="Preformatted_20_Text"># ss -nt dst :80 or dst :443</text:p>
      <text:p text:style-name="Text_20_body">Esetleg így:</text:p>
      <text:p text:style-name="Preformatted_20_Text"># ss -nt dport = :80</text:p>
      <text:p text:style-name="Text_20_body">Még több szűrési lehetőség:</text:p>
      <text:p text:style-name="Preformatted_20_Text"># ss -nt src 192.168.10.11 sport gt :1024</text:p>
      <text:p text:style-name="Text_20_body">Operátorok:</text:p>
      <text:list text:style-name="List_20_1" text:continue-numbering="false">
        <text:list-item>
          <text:p text:style-name="List_20_1_Content_First"> &lt;= vagy le -- kisebb vagy egyenlő</text:p>
        </text:list-item>
        <text:list-item>
          <text:p text:style-name="List_20_1_Content"> &gt;= vagy ge -- nagyobb vagy egyenlő</text:p>
        </text:list-item>
        <text:list-item>
          <text:p text:style-name="List_20_1_Content"> == vagy eq -- egyenlő</text:p>
        </text:list-item>
        <text:list-item>
          <text:p text:style-name="List_20_1_Content"> != vagy ne --nem egyenlő</text:p>
        </text:list-item>
        <text:list-item>
          <text:p text:style-name="List_20_1_Content"> &lt; vagy gt -- kisebb</text:p>
        </text:list-item>
        <text:list-item>
          <text:p text:style-name="List_20_1_Content_Last"> &gt; vagy lt -- nagyobb</text:p>
        </text:list-item>
      </text:list>
      <text:p text:style-name="Text_20_body">Több információért lásd az ss kézikönyvét:</text:p>
      <text:p text:style-name="Preformatted_20_Text">$ man ss</text:p>
      <text:p text:style-name="Text_20_body">Esetleg help:</text:p>
      <text:p text:style-name="Preformatted_20_Text">$ ss -h<text:line-break/>$ ss --help</text:p>
      <text:p text:style-name="Text_20_body">Esetleg telepítsük a iproute2-doc csomagot:</text:p>
      <text:p text:style-name="Preformatted_20_Text"># apt install iproute2-doc</text:p>
      <text:p text:style-name="Text_20_body">Ekkor a dokumentációk a következő helyen találhatók:</text:p>
      <text:list text:style-name="List_20_1" text:continue-numbering="false">
        <text:list-item>
          <text:p text:style-name="LastListParagraph_List_20_1_Content_First"> /usr/share/doc/iproute2-doc/</text:p>
        </text:list-item>
      </text:list>
      <text:h text:style-name="Heading_20_2" text:outline-level="2"><text:bookmark-start text:name="__RefHeading___hosztnév_14"/><text:bookmark-start text:name="hosztnév"/>Hosztnév<text:bookmark-end text:name="__RefHeading___hosztnév_14"/><text:bookmark-end text:name="hosztnév"/></text:h>
      <text:h text:style-name="Heading_20_3" text:outline-level="3"><text:bookmark-start text:name="__RefHeading___hostnamectl_15"/><text:bookmark-start text:name="hostnamectl"/>hostnamectl<text:bookmark-end text:name="__RefHeading___hostnamectl_15"/><text:bookmark-end text:name="hostnamectl"/></text:h>
      <text:p text:style-name="Text_20_body">A hosztnév tulajdonképpen a számítógép neve.</text:p>
      <text:p text:style-name="Text_20_body">A gépnév lekérdezése:</text:p>
      <text:p text:style-name="Preformatted_20_Text">hostnamectl</text:p>
      <text:p text:style-name="Text_20_body">A gépnév beállítása:</text:p>
      <text:p text:style-name="Preformatted_20_Text">hostnamectl set-hostname gepnev</text:p>
      <text:p text:style-name="Text_20_body">Ez a beállítás tartós, az /etc/hostname fájl tartalmát is cseréli.</text:p>
      <text:h text:style-name="Heading_20_3" text:outline-level="3"><text:bookmark-start text:name="__RefHeading___régi_debian_8_és_korábbi_linuxon_16"/><text:bookmark-start text:name="régi_debian_8_és_korábbi_linuxon"/>Régi Debian 8 és korábbi Linuxon<text:bookmark-end text:name="__RefHeading___régi_debian_8_és_korábbi_linuxon_16"/><text:bookmark-end text:name="régi_debian_8_és_korábbi_linuxon"/></text:h>
      <text:p text:style-name="Text_20_body">A host nevének lekérdezése:</text:p>
      <table:table table:style-name="Table">
        <table:table-column table:style-name="odt_auto_style_table_column_25_1"/>
        <table:table-row>
          <table:table-cell office:value-type="string" table:style-name="PluginODTAutoStyle_TableCell_49">
            <text:p text:style-name="PluginODTAutoStyle_Paragraph_50"><text:span text:style-name="highlight_kw2">hostname</text:span></text:p>
          </table:table-cell>
        </table:table-row>
      </table:table>
      <text:p text:style-name="Text_20_body">A host neve itt van tárolva a merevlemezen:</text:p>
      <text:p text:style-name="Preformatted_20_Text">cat /etc/hostname</text:p>
      <text:p text:style-name="Text_20_body">A hostnév aktualizálása a /etc/hostname fájl alapján:</text:p>
      <table:table table:style-name="Table">
        <table:table-column table:style-name="odt_auto_style_table_column_26_1"/>
        <table:table-row>
          <table:table-cell office:value-type="string" table:style-name="PluginODTAutoStyle_TableCell_51">
            <text:p text:style-name="PluginODTAutoStyle_Paragraph_52"><text:span text:style-name="highlight_sy0">/</text:span>etc<text:span text:style-name="highlight_sy0">/</text:span>init.d<text:span text:style-name="highlight_sy0">/</text:span>hostname.sh start</text:p>
          </table:table-cell>
        </table:table-row>
      </table:table>
      <text:p text:style-name="Text_20_body">Új név beállítása a kernelben, menet közben:</text:p>
      <text:p text:style-name="Preformatted_20_Text">hostname iskolazo</text:p>
      <text:p text:style-name="Text_20_body">A gép nevét „iskolazo” névre állítjuk.</text:p>
      <text:p text:style-name="Text_20_body">Új név beállítása tartománynévvel együtt:</text:p>
      <text:p text:style-name="Preformatted_20_Text">hostname iskolazo.zold.and</text:p>
      <text:p text:style-name="Text_20_body">Véglegesítéshez tegyük az /etc/hostname fájlba:</text:p>
      <text:p text:style-name="Preformatted_20_Text">mcedit /etc/hostname</text:p>
      <text:p text:style-name="Text_20_body">Írjuk az állományba az új hosztnevet.</text:p>
      <text:p text:style-name="Text_20_body">Érvényesítés (Debian9-en már nincs):</text:p>
      <text:p text:style-name="Preformatted_20_Text">/etc/init.d/hostname.sh start</text:p>
      <text:p text:style-name="Text_20_body">A gépnevek lekérdezése másként:</text:p>
      <text:p text:style-name="Preformatted_20_Text">sysctl kernel.hostname<text:line-break/>uname -n<text:line-break/>cat /proc/sys/kernel/hostname</text:p>
      <text:p text:style-name="Text_20_body">Ha a gépnév mellett a tartománynevet is szeretnénk beállítani,
az /etc/hosts fájlban tegyük meg.</text:p>
      <text:p text:style-name="Text_20_body">FQDN lekérdezése:</text:p>
      <text:p text:style-name="Preformatted_20_Text">hostname -f<text:line-break/>hostname --fqd</text:p>
      <text:h text:style-name="Heading_20_2" text:outline-level="2"><text:bookmark-start text:name="__RefHeading___arp_tábla_17"/><text:bookmark-start text:name="arp_tábla"/>ARP tábla<text:bookmark-end text:name="__RefHeading___arp_tábla_17"/><text:bookmark-end text:name="arp_tábla"/></text:h>
      <text:p text:style-name="Text_20_body">Lekérdezés:</text:p>
      <text:p text:style-name="Preformatted_20_Text"># ip neighbor show dev eth0</text:p>
      <text:p text:style-name="Text_20_body">Ürítés:</text:p>
      <text:p text:style-name="Preformatted_20_Text"># ip neighbor flush dev eth0</text:p>
      <text:p text:style-name="Text_20_body">vagy:</text:p>
      <text:p text:style-name="Preformatted_20_Text">ip neigh flush all</text:p>
      <text:p text:style-name="Text_20_body">Egy bejegyzés törlése:</text:p>
      <text:p text:style-name="Preformatted_20_Text">ip neighbor del 192.168.10.2 dev eth0</text:p>
      <text:p text:style-name="Text_20_body">Egy bejegyzés hozzáadása:</text:p>
      <text:p text:style-name="Preformatted_20_Text">ip neighbour add 192.168.10.3 lladdr 00:80:c3:29:d3:55 dev eth0</text:p>
      <text:h text:style-name="Heading_20_2" text:outline-level="2"><text:bookmark-start text:name="__RefHeading___net-tools_és_iproute2_18"/><text:bookmark-start text:name="net-tools_és_iproute2"/>Net-tools és Iproute2<text:bookmark-end text:name="__RefHeading___net-tools_és_iproute2_18"/><text:bookmark-end text:name="net-tools_és_iproute2"/></text:h>
      <text:p text:style-name="Text_20_body">Az net-tools a régi Linux kernelekhez készült hálózati
eszközgyűjtemény. Az újabb kernelek újabb lehetőségeihez
az iproute2 eszközgyűjtemény használandó. A net-tools
csomagot már régen nem fejlesztik. Most összevetjük a két
csomag utasításait. </text:p>
      <text:p text:style-name="Text_20_body">Egy egyszerűbb megfeleltetési táblázat:</text:p>
      <table:table table:style-name="Table">
        <table:table-column/>
        <table:table-column/>
        <table:table-column/>
        <table:table-row>
          <table:table-cell office:value-type="string" table:style-name="tableheader">
            <text:p text:style-name="Table_20_Heading">  Cél  </text:p>
          </table:table-cell>
          <table:table-cell office:value-type="string" table:style-name="tableheader">
            <text:p text:style-name="Table_20_Heading">   Net-tools  </text:p>
          </table:table-cell>
          <table:table-cell office:value-type="string" table:style-name="tableheader">
            <text:p text:style-name="Table_20_Heading">  Iproute2  </text:p>
          </table:table-cell>
        </table:table-row>
        <table:table-row>
          <table:table-cell office:value-type="string" table:style-name="tablecell">
            <text:p text:style-name="tablealigncenter">  cím és kapcsolat (link) beállítás  </text:p>
          </table:table-cell>
          <table:table-cell office:value-type="string" table:style-name="tablecell">
            <text:p text:style-name="tablealigncenter">  ifconfig  </text:p>
          </table:table-cell>
          <table:table-cell office:value-type="string" table:style-name="tablecell">
            <text:p text:style-name="tablealigncenter">  ip add, ip link  </text:p>
          </table:table-cell>
        </table:table-row>
        <table:table-row>
          <table:table-cell office:value-type="string" table:style-name="tablecell">
            <text:p text:style-name="tablealigncenter">  irányítótábla  </text:p>
          </table:table-cell>
          <table:table-cell office:value-type="string" table:style-name="tablecell">
            <text:p text:style-name="tablealigncenter">  route  </text:p>
          </table:table-cell>
          <table:table-cell office:value-type="string" table:style-name="tablecell">
            <text:p text:style-name="tablealigncenter">  ip route  </text:p>
          </table:table-cell>
        </table:table-row>
        <table:table-row>
          <table:table-cell office:value-type="string" table:style-name="tablecell">
            <text:p text:style-name="tablealigncenter">  szomszédok (neighbors)  </text:p>
          </table:table-cell>
          <table:table-cell office:value-type="string" table:style-name="tablecell">
            <text:p text:style-name="tablealigncenter">  arp  </text:p>
          </table:table-cell>
          <table:table-cell office:value-type="string" table:style-name="tablecell">
            <text:p text:style-name="tablealigncenter">  ip neigh  </text:p>
          </table:table-cell>
        </table:table-row>
        <table:table-row>
          <table:table-cell office:value-type="string" table:style-name="tablecell">
            <text:p text:style-name="tablealigncenter">  vlan  </text:p>
          </table:table-cell>
          <table:table-cell office:value-type="string" table:style-name="tablecell">
            <text:p text:style-name="tablealigncenter">  vconfig  </text:p>
          </table:table-cell>
          <table:table-cell office:value-type="string" table:style-name="tablecell">
            <text:p text:style-name="tablealigncenter">  ip link  </text:p>
          </table:table-cell>
        </table:table-row>
        <table:table-row>
          <table:table-cell office:value-type="string" table:style-name="tablecell">
            <text:p text:style-name="tablealigncenter">  alagút (tunnels)  </text:p>
          </table:table-cell>
          <table:table-cell office:value-type="string" table:style-name="tablecell">
            <text:p text:style-name="tablealigncenter">  iptunnel  </text:p>
          </table:table-cell>
          <table:table-cell office:value-type="string" table:style-name="tablecell">
            <text:p text:style-name="tablealigncenter">  ip tunnel  </text:p>
          </table:table-cell>
        </table:table-row>
        <table:table-row>
          <table:table-cell office:value-type="string" table:style-name="tablecell">
            <text:p text:style-name="tablealigncenter">  multicast   </text:p>
          </table:table-cell>
          <table:table-cell office:value-type="string" table:style-name="tablecell">
            <text:p text:style-name="tablealigncenter">  ipmaddr  </text:p>
          </table:table-cell>
          <table:table-cell office:value-type="string" table:style-name="tablecell">
            <text:p text:style-name="tablealigncenter">  ip maddr  </text:p>
          </table:table-cell>
        </table:table-row>
        <table:table-row>
          <table:table-cell office:value-type="string" table:style-name="tablecell">
            <text:p text:style-name="tablealigncenter">  statisztika  </text:p>
          </table:table-cell>
          <table:table-cell office:value-type="string" table:style-name="tablecell">
            <text:p text:style-name="tablealigncenter">  netstat  </text:p>
          </table:table-cell>
          <table:table-cell office:value-type="string" table:style-name="tablecell">
            <text:p text:style-name="tablealigncenter">  ss  </text:p>
          </table:table-cell>
        </table:table-row>
        <table:table-row>
          <table:table-cell office:value-type="string" table:style-name="tablecell">
            <text:p text:style-name="tablealigncenter">  segítésg	  </text:p>
          </table:table-cell>
          <table:table-cell office:value-type="string" table:style-name="tablecell">
            <text:p text:style-name="tablealigncenter">  ifconfig --help  </text:p>
          </table:table-cell>
          <table:table-cell office:value-type="string" table:style-name="tablecell">
            <text:p text:style-name="tablealigncenter">  ip help  </text:p>
          </table:table-cell>
        </table:table-row>
        <table:table-row>
          <table:table-cell office:value-type="string" table:style-name="tablecell">
            <text:p text:style-name="tablealigncenter">  interfészek státusza  </text:p>
          </table:table-cell>
          <table:table-cell office:value-type="string" table:style-name="tablecell">
            <text:p text:style-name="tablealigncenter">  ifconfig -s  <text:line-break/>netstat -i  </text:p>
          </table:table-cell>
          <table:table-cell office:value-type="string" table:style-name="tablecell">
            <text:p text:style-name="tablealigncenter">  ip -s link  </text:p>
          </table:table-cell>
        </table:table-row>
      </table:table>
      <text:p text:style-name="Text_20_body">Magyar nyelvű környezetben a magyar nyelvű kézikönyvet kapunk. 
Azonban az ifconfig kézikönyv magyar oldala sem tartalmazza például
a -a kapcsolót. Eredeti angol kézikönyv megtekintése:</text:p>
      <text:p text:style-name="Preformatted_20_Text">man -L en ifconfig</text:p>
      <text:p text:style-name="Text_20_body">Nézünk néhány példát.</text:p>
      <text:p text:style-name="Text_20_body">Minden kapcsolt megjelenítése a hálózati interfészeken:</text:p>
      <text:p text:style-name="Preformatted_20_Text">ifconfig -a<text:line-break/>ip link show</text:p>
      <text:p text:style-name="Text_20_body">Az interfész aktiválása</text:p>
      <text:p text:style-name="Preformatted_20_Text">ifconfig eth0 up<text:line-break/>ip link set up eth0</text:p>
      <text:p text:style-name="Text_20_body">Az interfész deaktiválása:</text:p>
      <text:p text:style-name="Preformatted_20_Text">ifconfig eth0 down<text:line-break/>ip link set down eth0</text:p>
      <text:p text:style-name="Text_20_body">IPv4-es cím interfészhez rendelése:</text:p>
      <text:p text:style-name="Preformatted_20_Text">ifconfig eth0 192.168.8.1/24<text:line-break/>ip addr add 192.168.8.1/24 dev eth0</text:p>
      <text:p text:style-name="Text_20_body">Több IP cím:</text:p>
      <text:p text:style-name="Preformatted_20_Text">ifcofnig eth0:0 192.168.8.2 up<text:line-break/>ip addr add 192.168.8.2/24 broadcast 192.168.8.255 dev eth0</text:p>
      <text:p text:style-name="Preformatted_20_Text">ip addr add 192.168.8.2/24 dev eth0</text:p>
      <text:p text:style-name="Text_20_body">Valójában nem a legjobb példa, mert az ifconfig esetén technikailag
egy új interfész jön létre. Az ip parancs esetén ugyanazon interfészen
új IP cím. </text:p>
      <text:p text:style-name="Text_20_body">IPv4-es cím törlése interfészen:</text:p>
      <text:p text:style-name="Preformatted_20_Text">ifconfig eth0 0<text:line-break/>ip addr del 192.168.8.2/24 dev eth0</text:p>
      <text:p text:style-name="Text_20_body">IPv4-es cím megjelenítése interfészen: </text:p>
      <text:p text:style-name="Preformatted_20_Text">ifconfig eth0<text:line-break/>ip addr show dev eth0</text:p>
      <text:p text:style-name="Text_20_body">A hálózati interfész MAC cím cseréje:</text:p>
      <text:p text:style-name="Preformatted_20_Text">ifconfig eth0 hw ether 05:12:ab:2c:37:ac<text:line-break/>ip link set dev eth0 address 05:12:ab:2c:37:ac</text:p>
      <text:p text:style-name="Text_20_body">Irányítótábla megjelenítése:</text:p>
      <text:p text:style-name="Preformatted_20_Text">route -n ; route -rn <text:line-break/>ip route show</text:p>
      <text:p text:style-name="Preformatted_20_Text">ip route<text:line-break/>ip route show<text:line-break/>ip route ls</text:p>
      <text:p text:style-name="Text_20_body">Alapértelmezett átjáró hozzáadása:</text:p>
      <text:p text:style-name="Preformatted_20_Text">route add default gw 192.168.10.1 eth0<text:line-break/>ip route add default via 192.168.10.1 dev eth0</text:p>
      <text:p text:style-name="Preformatted_20_Text">route add default gw 192.168.10.1<text:line-break/>ip route add defalt via 192.168.10.1</text:p>
      <text:p text:style-name="Text_20_body">Alapértelmezett átjáró törlése:</text:p>
      <text:p text:style-name="Preformatted_20_Text">route del default <text:line-break/>ip route del default</text:p>
      <text:p text:style-name="Text_20_body">Az ip parancs itt kivételes, mert cserét is lehetővé tesz:</text:p>
      <text:p text:style-name="Preformatted_20_Text">ip route replace default via 192.168.10.1</text:p>
      <text:p text:style-name="Text_20_body">Statikusan hálózat hozzáadása:</text:p>
      <text:p text:style-name="Preformatted_20_Text">route add -net 192.168.20.0/24 gw 10.0.0.1 dev eth0<text:line-break/>ip route add 192.168.20.0/24 via 10.0.0.1 dev eth0</text:p>
      <text:p text:style-name="Text_20_body">Statikusan megadott hálózat törlése:</text:p>
      <text:p text:style-name="Preformatted_20_Text">route del -net 192.168.20.0/24<text:line-break/>ip route del 192.168.20.0/24</text:p>
      <text:p text:style-name="Text_20_body">Foglalat/Sokcet statisztika megtekintése:</text:p>
      <text:p text:style-name="Preformatted_20_Text">netstat -l<text:line-break/>ss -l</text:p>
      <text:p text:style-name="Text_20_body">ARP tábla megtekintése:</text:p>
      <text:p text:style-name="Preformatted_20_Text">arp<text:s text:c="2"/>-an<text:line-break/>ip neigh</text:p>
      <text:p text:style-name="Text_20_body">Statikus ARP bejegyezés hozzáadása:</text:p>
      <text:p text:style-name="Preformatted_20_Text">arp -s 192.168.5.100 00:3c:54:29:ac:23<text:line-break/>ip neigh add 192.168.5.100 lladdr 00:3c:54:29:ac:23 dev eth0</text:p>
      <text:p text:style-name="Text_20_body">Statikus ARP bejegyzés törlése:</text:p>
      <text:p text:style-name="Preformatted_20_Text">arp -d 192.168.5.100<text:line-break/>ip neigh del 192.168.5.100 dev eth0</text:p>
      <text:p text:style-name="Text_20_body">Promiscuous mód beállítása:</text:p>
      <text:p text:style-name="Preformatted_20_Text">ifconfig eth0 promisc<text:line-break/>ip link set dev eth0 proisc on</text:p>
      <text:p text:style-name="Text_20_body">Promiscuous mód tiltása:</text:p>
      <text:p text:style-name="Preformatted_20_Text">ifconfig eth0 -promisc<text:line-break/>ip link set dev eth0 promisc off</text:p>
      <text:p text:style-name="Text_20_body">IPv6-os cím megadása</text:p>
      <text:p text:style-name="Preformatted_20_Text">ifconfig eth0 inet6 add 2005:0db5:0:f102::1/64<text:line-break/>ip -6 addr add 2005:0db5:0:f102::1/64 dev eth0</text:p>
      <text:p text:style-name="Text_20_body">IPv6-os cím megtekintése:</text:p>
      <text:p text:style-name="Preformatted_20_Text">ifconfig eth0<text:line-break/>ip -6 addr show dev eth0</text:p>
      <text:p text:style-name="Text_20_body">IPv6-os cím törlése:</text:p>
      <text:p text:style-name="Preformatted_20_Text">ifconfig eth0 inet6 del 2005:0db5:0:f102::1/64<text:line-break/>ip -6 addr del 2005:0db5:0:f102::1/64 dev eth0</text:p>
      <text:p text:style-name="Text_20_body">Multicast címek megjelenítése:</text:p>
      <text:p text:style-name="Preformatted_20_Text">netstat -g<text:line-break/>ip maddr list dev eth0</text:p>
      <text:p text:style-name="Text_20_body">Multicat cím hozzáadása interfészhez:</text:p>
      <text:p text:style-name="Preformatted_20_Text">ipmaddr add 33:44:00:00:00:01 dev eth0<text:line-break/>ip maddr add 33:44:00:00:00:1 dev eth0</text:p>
      <text:p text:style-name="Text_20_body">Multicat cím törlése:</text:p>
      <text:p text:style-name="Preformatted_20_Text">ipmaddr del 33:44:00:00:00:1 dev eth0<text:line-break/>ip maddr del 33:44:00:00:00:1 dev eth0</text:p>
      <text:p text:style-name="Text_20_body">Források:</text:p>
      <text:list text:style-name="List_20_1" text:continue-numbering="false">
        <text:list-item>
          <text:p text:style-name="List_20_1_Content_First"> <text:a xlink:type="simple" xlink:href="http://xmodulo.com/linux-tcpip-networking-net-tools-iproute2.html" text:style-name="Internet_20_link" text:visited-style-name="Visited_20_Internet_20_Link">http://xmodulo.com/linux-tcpip-networking-net-tools-iproute2.html</text:a></text:p>
        </text:list-item>
        <text:list-item>
          <text:p text:style-name="List_20_1_Content"> <text:a xlink:type="simple" xlink:href="http://baturin.org/docs/iproute2/" text:style-name="Internet_20_link" text:visited-style-name="Visited_20_Internet_20_Link">http://baturin.org/docs/iproute2/</text:a></text:p>
        </text:list-item>
        <text:list-item>
          <text:p text:style-name="List_20_1_Content"> <text:a xlink:type="simple" xlink:href="https://github.com/techniq/wiki/wiki/net-tools-vs-iproute2" text:style-name="Internet_20_link" text:visited-style-name="Visited_20_Internet_20_Link">https://github.com/techniq/wiki/wiki/net-tools-vs-iproute2</text:a></text:p>
        </text:list-item>
        <text:list-item>
          <text:p text:style-name="List_20_1_Content_Last"> <text:a xlink:type="simple" xlink:href="http://linoxide.com/linux-command/use-ip-command-linux/" text:style-name="Internet_20_link" text:visited-style-name="Visited_20_Internet_20_Link">http://linoxide.com/linux-command/use-ip-command-linux/</text:a></text:p>
        </text:list-item>
      </text:list>
      <text:h text:style-name="Heading_20_2" text:outline-level="2"><text:bookmark-start text:name="__RefHeading___kalkulátorok_19"/><text:bookmark-start text:name="kalkulátorok"/>Kalkulátorok<text:bookmark-end text:name="__RefHeading___kalkulátorok_19"/><text:bookmark-end text:name="kalkulátorok"/></text:h>
      <text:p text:style-name="Text_20_body">IP címek, alhálózatok számításához sok segítséget nyújt az alábbi két. Hálózatok
tervezéséhez nagyon nagy segítség. </text:p>
      <text:p text:style-name="Preformatted_20_Text">apt-get install ipcalc</text:p>
      <text:p text:style-name="Preformatted_20_Text">apt-get install subnetcalc</text:p>
      <text:h text:style-name="Heading_20_2" text:outline-level="2"><text:bookmark-start text:name="__RefHeading___tesztek_20"/><text:bookmark-start text:name="tesztek"/>Tesztek<text:bookmark-end text:name="__RefHeading___tesztek_20"/><text:bookmark-end text:name="tesztek"/></text:h>
      <text:h text:style-name="Heading_20_3" text:outline-level="3"><text:bookmark-start text:name="__RefHeading___hálózati_eszközök_21"/><text:bookmark-start text:name="hálózati_eszközök"/>Hálózati eszközök<text:bookmark-end text:name="__RefHeading___hálózati_eszközök_21"/><text:bookmark-end text:name="hálózati_eszközök"/></text:h>
      <text:p text:style-name="Text_20_body">Milyen hálózati eszközök vannak:</text:p>
      <text:p text:style-name="Preformatted_20_Text">ls /sys/class/net/</text:p>
      <text:p text:style-name="Text_20_body">Az eth0 hardvercíme:</text:p>
      <text:p text:style-name="Preformatted_20_Text">cat /sys/class/net/eth0/address</text:p>
      <text:h text:style-name="Heading_20_3" text:outline-level="3"><text:bookmark-start text:name="__RefHeading___nyitott_portok_22"/><text:bookmark-start text:name="nyitott_portok"/>Nyitott portok<text:bookmark-end text:name="__RefHeading___nyitott_portok_22"/><text:bookmark-end text:name="nyitott_portok"/></text:h>
      <text:p text:style-name="Text_20_body">A nyitott portokat vizsgálhatjuk meg az nmap paranccsal. Az nmap paranccsal
csak saját szerverünket teszteljük. Használata:</text:p>
      <text:p text:style-name="Preformatted_20_Text">nmap localhost</text:p>
      <text:p text:style-name="Text_20_body">További információért lásd az nmap kézikönyvét:</text:p>
      <text:p text:style-name="Preformatted_20_Text">man nmap</text:p>
      <text:p text:style-name="Text_20_body">Az nmap parancs alapértelmezetten nincs telepítve. A telepítendő csomag neve 
is nmap:</text:p>
      <text:p text:style-name="Preformatted_20_Text">apt install nmap</text:p>
      <text:h text:style-name="Heading_20_3" text:outline-level="3"><text:bookmark-start text:name="__RefHeading___melyik_folyamat_mit_csinál_23"/><text:bookmark-start text:name="melyik_folyamat_mit_csinál"/>Melyik folyamat mit csinál<text:bookmark-end text:name="__RefHeading___melyik_folyamat_mit_csinál_23"/><text:bookmark-end text:name="melyik_folyamat_mit_csinál"/></text:h>
      <text:p text:style-name="Preformatted_20_Text">netstat -anp</text:p>
      <text:p text:style-name="Text_20_body">Milyen portok vannak használva, ki használja:</text:p>
      <text:list text:style-name="List_20_1" text:continue-numbering="false">
        <text:list-item>
          <text:p text:style-name="List_20_1_Content_First"> -a minden kapcsolat</text:p>
        </text:list-item>
        <text:list-item>
          <text:p text:style-name="List_20_1_Content"> -p folyamatazonosítók megjelenítése (más rendszereken -o)</text:p>
        </text:list-item>
        <text:list-item>
          <text:p text:style-name="List_20_1_Content"> -n nevek helyett számok (IP és portszám)</text:p>
        </text:list-item>
        <text:list-item>
          <text:p text:style-name="List_20_1_Content_Last"> -t tcp kapcsolatok</text:p>
        </text:list-item>
      </text:list>
      <text:h text:style-name="Heading_20_3" text:outline-level="3"><text:bookmark-start text:name="__RefHeading___link_ellenőrzése_24"/><text:bookmark-start text:name="link_ellenőrzése"/>Link ellenőrzése<text:bookmark-end text:name="__RefHeading___link_ellenőrzése_24"/><text:bookmark-end text:name="link_ellenőrzése"/></text:h>
      <text:p text:style-name="Text_20_body">Az ethtool a hálózat meghajtó és hardver ellenőrzésére való.</text:p>
      <text:p text:style-name="Text_20_body">Mi most csak a linket ellenőrizzük:</text:p>
      <text:p text:style-name="Preformatted_20_Text">apt-get install ethtool</text:p>
      <text:p text:style-name="Preformatted_20_Text">ethtool eth0 | grep "Link detected"</text:p>
      <text:p text:style-name="Text_20_body">A link valósidejű figyelése:</text:p>
      <text:p text:style-name="Preformatted_20_Text">ip monitor</text:p>
      <text:h text:style-name="Heading_20_2" text:outline-level="2"><text:bookmark-start text:name="__RefHeading___függelék_25"/><text:bookmark-start text:name="függelék"/>Függelék<text:bookmark-end text:name="__RefHeading___függelék_25"/><text:bookmark-end text:name="függelék"/></text:h>
      <text:h text:style-name="Heading_20_3" text:outline-level="3"><text:bookmark-start text:name="__RefHeading___hálózati_kártya_cseréje_26"/><text:bookmark-start text:name="hálózati_kártya_cseréje"/>Hálózati kártya cseréje<text:bookmark-end text:name="__RefHeading___hálózati_kártya_cseréje_26"/><text:bookmark-end text:name="hálózati_kártya_cseréje"/></text:h>
      <text:p text:style-name="Text_20_body">A Debian GNU/Linux 9 előtti rendszerek a hálózati kártya fizikai címét megjegyzik. Ha 
hálózati kártyát cserélünk, előfordulhat, hogy a kártya nem fog működni. 
A rendszer ugyanis az eth0 eszköznévhez hozzárendelte a fizikai címet. 
Ha kicseréljük a hálózati kártyát akkor az az eth1-en lesz ez után
elérhető, erre kell IP címet kérni vagy beállítani. 
Újabb csere után már csak a eth2-öt tudjuk használni, stb. </text:p>
      <text:p text:style-name="Text_20_body">Győződjünk meg arról, hogy milyen néven érhető el a hálózati kártyánk:</text:p>
      <table:table table:style-name="Table">
        <table:table-column table:style-name="odt_auto_style_table_column_28_1"/>
        <table:table-row>
          <table:table-cell office:value-type="string" table:style-name="PluginODTAutoStyle_TableCell_53">
            <text:p text:style-name="PluginODTAutoStyle_Paragraph_54"><text:span text:style-name="highlight_kw2">dmesg</text:span> <text:span text:style-name="highlight_sy0">|</text:span> <text:span text:style-name="highlight_kw2">grep</text:span> eth</text:p>
          </table:table-cell>
        </table:table-row>
      </table:table>
      <text:p text:style-name="Text_20_body">A kimenet ehhez hasonló lehet:</text:p>
      <text:p text:style-name="Preformatted_20_Text">[<text:s text:c="5"/>1.551528] e1000 eth0: e1000_probe: Intel(R) PRO/1000 Network Connection<text:line-break/>[<text:s text:c="5"/>4.639882] udev[221]: renamed network interface eth0 to eth1</text:p>
      <text:p text:style-name="Text_20_body">Ebből nekünk fontos a „renamed network interface eth0 to eth1” rész. Ebből tudjuk
hogy a hálózati kártyánk eth1 néven érhető el. </text:p>
      <text:p text:style-name="Text_20_body">Ekkor kérhetünk erre IP címet.</text:p>
      <text:p text:style-name="Text_20_body">A másik megoldás lehet, ha átírjuk fizikai cím, kártyanév megfeleltetést. </text:p>
      <text:p text:style-name="Text_20_body">Szerkesszük a következő állományt:</text:p>
      <text:p text:style-name="Preformatted_20_Text">/etc/udev/rules.d/70-persistent-net.rules</text:p>
      <text:p text:style-name="Text_20_body">Ehhez hasonló sort kell találnunk:</text:p>
      <text:p text:style-name="Preformatted_20_Text">SUBSYSTEM=="net", ACTION=="add", DRIVERS=="?*", ATTR{address}=="08:00:27:98:43:27", ATTR{dev_id}=="0x0", ATTR{type}=="1", KERNEL=="eth*", NAME="eth0"</text:p>
      <text:p text:style-name="Text_20_body">Itt egyszerűen írjuk át a fizikai címet, mostani kártyánk fizikai címét megadva.</text:p>
      <text:p text:style-name="Text_20_body">Szótár: persistent [UK: pəˈsɪstənt] Örök, állandó, tartós</text:p>
      <text:h text:style-name="Heading_20_3" text:outline-level="3"><text:bookmark-start text:name="__RefHeading___hálókártya_nevének_megadása_27"/><text:bookmark-start text:name="hálókártya_nevének_megadása"/>Hálókártya nevének megadása<text:bookmark-end text:name="__RefHeading___hálókártya_nevének_megadása_27"/><text:bookmark-end text:name="hálókártya_nevének_megadása"/></text:h>
      <text:p text:style-name="Text_20_body">A hálózati kártyák fizikai címének és nevének összekötése:</text:p>
      <table:table table:style-name="Table">
        <table:table-column table:style-name="odt_auto_style_table_column_29_1"/>
        <table:table-row>
          <table:table-cell office:value-type="string" table:style-name="PluginODTAutoStyle_TableCell_55">
            <text:p text:style-name="PluginODTAutoStyle_Paragraph_56"><text:span text:style-name="highlight_kw2">cat</text:span> <text:span text:style-name="highlight_sy0">&gt;&gt;</text:span> <text:span text:style-name="highlight_sy0">/</text:span>etc<text:span text:style-name="highlight_sy0">/</text:span>udev<text:span text:style-name="highlight_sy0">/</text:span>rules.d<text:span text:style-name="highlight_sy0">/</text:span><text:span text:style-name="highlight_nu0">10</text:span>_netinterfaces.rules <text:span text:style-name="highlight_co2">&lt;&lt;VEGE<text:line-break/>KERNEL=="eth*", SYSFS{address}=="00:11:22:33:44:55", NAME="eth0"<text:line-break/>KERNEL=="eth*", SYSFS{address}=="11:11:22:33:44:55", NAME="eth1"<text:line-break/>VEGE</text:span></text:p>
          </table:table-cell>
        </table:table-row>
      </table:table>
      <text:p text:style-name="Text_20_body">Persze a hálókártya nevét itt is átírhatjuk:</text:p>
      <text:p text:style-name="Preformatted_20_Text">/etc/udev/rules.d/70-persistent-net.rules</text:p>
      <text:p text:style-name="Text_20_body">Változtatás előtt olvassuk el a fejrész tartalmát. </text:p>
      <text:h text:style-name="Heading_20_3" text:outline-level="3"><text:bookmark-start text:name="__RefHeading___socket_fájl_28"/><text:bookmark-start text:name="socket_fájl"/>Socket fájl<text:bookmark-end text:name="__RefHeading___socket_fájl_28"/><text:bookmark-end text:name="socket_fájl"/></text:h>
      <text:p text:style-name="Text_20_body">A socket egy olyan speciális fájl, amit a folyamatok egymás közötti 
kommunikációra használnak. </text:p>
      <text:p text:style-name="Text_20_body">Ha az <text:span text:style-name="Emphasis">ls -l</text:span> kimenetét megnézzük egy soket fájl esetén,
a legelső karakter, ami az állomány típusát jelzi, egy „s” betű. </text:p>
      <text:p text:style-name="Text_20_body">Egyes programok, mint amilyen a mysql is, képesek szimpla TCP socket
helyett unix socketben kínálni kapcsolódást. </text:p>
      <text:p text:style-name="Text_20_body">Ilyen socketeket találunk például a következő könyvtárba:</text:p>
      <text:p text:style-name="Preformatted_20_Text">/var/run</text:p>
      <text:p text:style-name="Text_20_body">A unix socketek a kapcsolattartásra a következő C nyelvi utasításokat
használják:</text:p>
      <text:list text:style-name="List_20_1" text:continue-numbering="false">
        <text:list-item>
          <text:p text:style-name="List_20_1_Content_First"> sendmsg()</text:p>
        </text:list-item>
        <text:list-item>
          <text:p text:style-name="List_20_1_Content_Last"> recvmsg()</text:p>
        </text:list-item>
      </text:list>
      <text:p text:style-name="Text_20_body">A socket tulajdonképpen egy IPC mechanizmust valósít meg. 
Az IPC az Inter Process Communication rövidítése. 
Proceszek közötti kommunikációnak lehetne fordítani.</text:p>
      <text:h text:style-name="Heading_20_3" text:outline-level="3"><text:bookmark-start text:name="__RefHeading___etc_nsswitch.conf_29"/><text:bookmark-start text:name="etc_nsswitch.conf"/>/etc/nsswitch.conf<text:bookmark-end text:name="__RefHeading___etc_nsswitch.conf_29"/><text:bookmark-end text:name="etc_nsswitch.conf"/></text:h>
      <text:p text:style-name="Text_20_body">Name Service Switch, azaz névkiszolgálás kapcsoló, röviden NSS.
A GNU C programkönyvtár 2.0 verziótól tartalmazza. 
Az adatok elérésnek sorrendje tárolt helyük alapján.</text:p>
      <text:p text:style-name="Text_20_body">Elérhető adatbformák</text:p>
      <text:list text:style-name="List_20_1" text:continue-numbering="false">
        <text:list-item>
          <text:p text:style-name="List_20_1_Content_First"> aliases</text:p>
          <text:list text:style-name="List_20_1">
            <text:list-item>
              <text:p text:style-name="List_20_1_Content"> A levelezőszerverek álnevei.</text:p>
            </text:list-item>
          </text:list>
        </text:list-item>
        <text:list-item>
          <text:p text:style-name="List_20_1_Content"> ethers</text:p>
          <text:list text:style-name="List_20_1">
            <text:list-item>
              <text:p text:style-name="List_20_1_Content"> Ethernet címek.</text:p>
            </text:list-item>
          </text:list>
        </text:list-item>
        <text:list-item>
          <text:p text:style-name="List_20_1_Content"> group</text:p>
          <text:list text:style-name="List_20_1">
            <text:list-item>
              <text:p text:style-name="List_20_1_Content"> /etc/group - getgrent()</text:p>
            </text:list-item>
          </text:list>
        </text:list-item>
        <text:list-item>
          <text:p text:style-name="List_20_1_Content"> hosts</text:p>
          <text:list text:style-name="List_20_1">
            <text:list-item>
              <text:p text:style-name="List_20_1_Content"> /etc/hosts - gethostbyname()</text:p>
            </text:list-item>
          </text:list>
        </text:list-item>
        <text:list-item>
          <text:p text:style-name="List_20_1_Content"> netgroup</text:p>
          <text:list text:style-name="List_20_1">
            <text:list-item>
              <text:p text:style-name="List_20_1_Content"> hálózati gép és felhasználói lista</text:p>
            </text:list-item>
          </text:list>
        </text:list-item>
        <text:list-item>
          <text:p text:style-name="List_20_1_Content"> networks</text:p>
          <text:list text:style-name="List_20_1">
            <text:list-item>
              <text:p text:style-name="List_20_1_Content"> Hálózati nevek és címek - getnetent()</text:p>
            </text:list-item>
          </text:list>
        </text:list-item>
        <text:list-item>
          <text:p text:style-name="List_20_1_Content"> passwd</text:p>
          <text:list text:style-name="List_20_1">
            <text:list-item>
              <text:p text:style-name="List_20_1_Content"> /etc/passwd</text:p>
            </text:list-item>
            <text:list-item>
              <text:p text:style-name="List_20_1_Content"> getpwent()</text:p>
            </text:list-item>
          </text:list>
        </text:list-item>
        <text:list-item>
          <text:p text:style-name="List_20_1_Content"> protocols</text:p>
          <text:list text:style-name="List_20_1">
            <text:list-item>
              <text:p text:style-name="List_20_1_Content"> /etc/protocols</text:p>
            </text:list-item>
            <text:list-item>
              <text:p text:style-name="List_20_1_Content"> getprotoent()</text:p>
            </text:list-item>
          </text:list>
        </text:list-item>
        <text:list-item>
          <text:p text:style-name="List_20_1_Content"> rpc</text:p>
          <text:list text:style-name="List_20_1">
            <text:list-item>
              <text:p text:style-name="List_20_1_Content"> távoli eljáráshívás</text:p>
            </text:list-item>
            <text:list-item>
              <text:p text:style-name="List_20_1_Content"> getrpcbyname()</text:p>
            </text:list-item>
          </text:list>
        </text:list-item>
        <text:list-item>
          <text:p text:style-name="List_20_1_Content"> services</text:p>
          <text:list text:style-name="List_20_1">
            <text:list-item>
              <text:p text:style-name="List_20_1_Content"> hálózati szolgáltatások</text:p>
            </text:list-item>
            <text:list-item>
              <text:p text:style-name="List_20_1_Content"> getservent()</text:p>
            </text:list-item>
          </text:list>
        </text:list-item>
        <text:list-item>
          <text:p text:style-name="List_20_1_Content"> shadow</text:p>
          <text:list text:style-name="List_20_1">
            <text:list-item>
              <text:p text:style-name="List_20_1_Content"> Árnyékjelszavak</text:p>
            </text:list-item>
            <text:list-item>
              <text:p text:style-name="List_20_1_Content_Last"> getspnam()</text:p>
            </text:list-item>
          </text:list>
        </text:list-item>
      </text:list>
      <text:p text:style-name="Text_20_body">Beállítási lehetőségek</text:p>
      <text:list text:style-name="List_20_1" text:continue-numbering="false">
        <text:list-item>
          <text:p text:style-name="List_20_1_Content_First"> files</text:p>
          <text:list text:style-name="List_20_1">
            <text:list-item>
              <text:p text:style-name="List_20_1_Content"> hozzáférés a fájlokhoz közvetlenül</text:p>
            </text:list-item>
          </text:list>
        </text:list-item>
        <text:list-item>
          <text:p text:style-name="List_20_1_Content"> db	</text:p>
          <text:list text:style-name="List_20_1">
            <text:list-item>
              <text:p text:style-name="List_20_1_Content"> adatbázis elérése</text:p>
            </text:list-item>
          </text:list>
        </text:list-item>
        <text:list-item>
          <text:p text:style-name="List_20_1_Content"> nis</text:p>
          <text:list text:style-name="List_20_1">
            <text:list-item>
              <text:p text:style-name="List_20_1_Content"> adatok NIS kiszoláglón</text:p>
            </text:list-item>
          </text:list>
        </text:list-item>
        <text:list-item>
          <text:p text:style-name="List_20_1_Content"> nisplus</text:p>
          <text:list text:style-name="List_20_1">
            <text:list-item>
              <text:p text:style-name="List_20_1_Content"> adatok NIS+ kiszolgálón</text:p>
            </text:list-item>
          </text:list>
        </text:list-item>
        <text:list-item>
          <text:p text:style-name="List_20_1_Content"> dns</text:p>
          <text:list text:style-name="List_20_1">
            <text:list-item>
              <text:p text:style-name="List_20_1_Content"> host és a hálózati DNS használata</text:p>
            </text:list-item>
          </text:list>
        </text:list-item>
        <text:list-item>
          <text:p text:style-name="List_20_1_Content"> compat</text:p>
          <text:list text:style-name="List_20_1">
            <text:list-item>
              <text:p text:style-name="List_20_1_Content"> A group, passwd, shadow hasznáalta</text:p>
            </text:list-item>
          </text:list>
        </text:list-item>
        <text:list-item>
          <text:p text:style-name="List_20_1_Content"> also</text:p>
          <text:list text:style-name="List_20_1">
            <text:list-item>
              <text:p text:style-name="List_20_1_Content_Last"> többféle válasz</text:p>
            </text:list-item>
          </text:list>
        </text:list-item>
      </text:list>
      <text:p text:style-name="Text_20_body">A Debian GNU/Linux 6.x alapbeállításai:</text:p>
      <text:p text:style-name="Preformatted_20_Text">passwd:<text:s text:c="9"/>compat<text:line-break/>group:<text:s text:c="10"/>compat<text:line-break/>shadow:<text:s text:c="9"/>compat<text:line-break/><text:line-break/>hosts:<text:s text:c="10"/>files mdns4_minimal [NOTFOUND=return] dns mdns4<text:line-break/>networks:<text:s text:c="7"/>files<text:line-break/><text:line-break/>protocols:<text:s text:c="6"/>db files<text:line-break/>services:<text:s text:c="7"/>db files<text:line-break/>ethers:<text:s text:c="9"/>db files<text:line-break/>rpc:<text:s text:c="12"/>db files<text:line-break/><text:line-break/>netgroup:<text:s text:c="7"/>nis</text:p>
      <text:p text:style-name="Text_20_body">Több információt nyerhetsz a nsswitch.conf kézikönyv segítségével:</text:p>
      <text:p text:style-name="Preformatted_20_Text">man nsswitch.conf</text:p>
      <text:h text:style-name="Heading_20_3" text:outline-level="3"><text:bookmark-start text:name="__RefHeading___az_ifconfig_30"/><text:bookmark-start text:name="az_ifconfig"/>Az ifconfig<text:bookmark-end text:name="__RefHeading___az_ifconfig_30"/><text:bookmark-end text:name="az_ifconfig"/></text:h>
      <text:p text:style-name="Text_20_body">Az ifconfig parancs azért került át a „Függelék” részbe, mert elavult, vagyis
használata kerülendő. Csak a teljesség igénye miatt írtam róla.</text:p>
      <text:p text:style-name="Text_20_body">A hálózati kártyákról az ifconfig utasítás is ad információt.
De használata elavultnak számít, bár igen sokan használják. </text:p>
      <table:table table:style-name="Table">
        <table:table-column table:style-name="odt_auto_style_table_column_30_1"/>
        <table:table-row>
          <table:table-cell office:value-type="string" table:style-name="PluginODTAutoStyle_TableCell_57">
            <text:p text:style-name="PluginODTAutoStyle_Paragraph_58"><text:span text:style-name="highlight_kw2">ifconfig</text:span></text:p>
          </table:table-cell>
        </table:table-row>
      </table:table>
      <text:p text:style-name="Text_20_body">A parancs megjeleníti az összes nem vezeték nélküli hálózati eszközt:</text:p>
      <text:p text:style-name="Preformatted_20_Text">eth0<text:s text:c="6"/>Link encap:Ethernet<text:s text:c="2"/>HWaddr 00:51:8d:7c:ab:04<text:s text:c="2"/><text:line-break/><text:s text:c="10"/>inet addr:192.168.15.4<text:s text:c="2"/>Bcast:192.168.5.255<text:s text:c="2"/>Mask:255.255.255.0<text:line-break/><text:s text:c="10"/>inet6 addr: fe80::250:8dff:fe7c:ab04/64 Scope:Link<text:line-break/><text:s text:c="10"/>UP BROADCAST RUNNING MULTICAST<text:s text:c="2"/>MTU:1500<text:s text:c="2"/>Metric:1<text:line-break/><text:s text:c="10"/>RX packets:47251 errors:0 dropped:0 overruns:0 frame:0<text:line-break/><text:s text:c="10"/>TX packets:35554 errors:0 dropped:0 overruns:0 carrier:0<text:line-break/><text:s text:c="10"/>collisions:0 txqueuelen:1000 <text:line-break/><text:s text:c="10"/>RX bytes:53081975 (50.6 MiB)<text:s text:c="2"/>TX bytes:5162538 (4.9 MiB)<text:line-break/><text:s text:c="10"/>Interrupt:23 Base address:0xa000 <text:line-break/><text:line-break/>lo<text:s text:c="8"/>Link encap:Local Loopback<text:s text:c="2"/><text:line-break/><text:s text:c="10"/>inet addr:127.0.0.1<text:s text:c="2"/>Mask:255.0.0.0<text:line-break/><text:s text:c="10"/>inet6 addr: ::1/128 Scope:Host<text:line-break/><text:s text:c="10"/>UP LOOPBACK RUNNING<text:s text:c="2"/>MTU:16436<text:s text:c="2"/>Metric:1<text:line-break/><text:s text:c="10"/>RX packets:102 errors:0 dropped:0 overruns:0 frame:0<text:line-break/><text:s text:c="10"/>TX packets:102 errors:0 dropped:0 overruns:0 carrier:0<text:line-break/><text:s text:c="10"/>collisions:0 txqueuelen:0 <text:line-break/><text:s text:c="10"/>RX bytes:19283 (18.8 KiB)<text:s text:c="2"/>TX bytes:19283 (18.8 KiB)</text:p>
      <text:p text:style-name="Text_20_body">A kimenetben az alábbi táblázatból láthatunk, esetlegesen kulcsszavakat:</text:p>
      <table:table table:style-name="Table">
        <table:table-column/>
        <table:table-column/>
        <table:table-row>
          <table:table-cell office:value-type="string" table:style-name="tablecell">
            <text:p text:style-name="tablealigncenter">  UP  </text:p>
          </table:table-cell>
          <table:table-cell office:value-type="string" table:style-name="tablecell">
            <text:p text:style-name="tablealignleft"> a hálózati kártya aktiválva van </text:p>
          </table:table-cell>
        </table:table-row>
        <table:table-row>
          <table:table-cell office:value-type="string" table:style-name="tablecell">
            <text:p text:style-name="tablealigncenter">  BROADCAST  </text:p>
          </table:table-cell>
          <table:table-cell office:value-type="string" table:style-name="tablecell">
            <text:p text:style-name="tablealignleft"> képes broadcast üzeneteket küldeni </text:p>
          </table:table-cell>
        </table:table-row>
        <table:table-row>
          <table:table-cell office:value-type="string" table:style-name="tablecell">
            <text:p text:style-name="tablealigncenter">  RUNNING  </text:p>
          </table:table-cell>
          <table:table-cell office:value-type="string" table:style-name="tablecell">
            <text:p text:style-name="tablealignleft"> A szükséges erőforrások le vannak foglalva </text:p>
          </table:table-cell>
        </table:table-row>
        <table:table-row>
          <table:table-cell office:value-type="string" table:style-name="tablecell">
            <text:p text:style-name="tablealigncenter">  MULTICAST  </text:p>
          </table:table-cell>
          <table:table-cell office:value-type="string" table:style-name="tablecell">
            <text:p text:style-name="tablealignleft"> küldhet és fogadhat multicast üzeneteket </text:p>
          </table:table-cell>
        </table:table-row>
        <table:table-row>
          <table:table-cell office:value-type="string" table:style-name="tablecell">
            <text:p text:style-name="tablealigncenter">  MTU  </text:p>
          </table:table-cell>
          <table:table-cell office:value-type="string" table:style-name="tablecell">
            <text:p text:style-name="tablealignleft"> Az maximálisan átvihető csomagméret </text:p>
          </table:table-cell>
        </table:table-row>
      </table:table>
      <table:table table:style-name="Table">
        <table:table-column/>
        <table:table-column/>
        <table:table-row>
          <table:table-cell office:value-type="string" table:style-name="tablecell">
            <text:p text:style-name="tablealigncenter">  ALLMULTICAST  </text:p>
          </table:table-cell>
          <table:table-cell office:value-type="string" table:style-name="tablecell">
            <text:p text:style-name="tablealignleft"> az összes multicast üzenet elfogadása </text:p>
          </table:table-cell>
        </table:table-row>
        <table:table-row>
          <table:table-cell office:value-type="string" table:style-name="tablecell">
            <text:p text:style-name="tablealigncenter">  PROMISC  </text:p>
          </table:table-cell>
          <table:table-cell office:value-type="string" table:style-name="tablecell">
            <text:p text:style-name="tablealignleft"> az eszköz minden forgalmat elfogad </text:p>
          </table:table-cell>
        </table:table-row>
      </table:table>
      <text:p text:style-name="Text_20_body">Az ifconfig parancs segítségével megtudhatjuk a hálózati kártya IP címét is. </text:p>
      <table:table table:style-name="Table">
        <table:table-column table:style-name="odt_auto_style_table_column_33_1"/>
        <table:table-row>
          <table:table-cell office:value-type="string" table:style-name="PluginODTAutoStyle_TableCell_59">
            <text:p text:style-name="PluginODTAutoStyle_Paragraph_60"><text:span text:style-name="highlight_kw2">ifconfig</text:span> eth0</text:p>
          </table:table-cell>
        </table:table-row>
      </table:table>
      <text:p text:style-name="Text_20_body">A kimenet ehhez hasonló lehet:</text:p>
      <text:p text:style-name="Preformatted_20_Text">eth0<text:s text:c="6"/>Link encap:Ethernet<text:s text:c="2"/>HWaddr 00:50:8d:7c:ab:05<text:s text:c="2"/><text:line-break/><text:s text:c="10"/>inet addr:192.168.5.4<text:s text:c="2"/>Bcast:192.168.5.255<text:s text:c="2"/>Mask:255.255.255.0<text:line-break/><text:s text:c="10"/>inet6 addr: fe80::250:8dff:fe7c:ab04/64 Scope:Link<text:line-break/><text:s text:c="10"/>UP BROADCAST RUNNING MULTICAST<text:s text:c="2"/>MTU:1500<text:s text:c="2"/>Metric:1<text:line-break/><text:s text:c="10"/>RX packets:2682 errors:0 dropped:0 overruns:0 frame:0<text:line-break/><text:s text:c="10"/>TX packets:2890 errors:0 dropped:0 overruns:0 carrier:0<text:line-break/><text:s text:c="10"/>collisions:0 txqueuelen:1000 <text:line-break/><text:s text:c="10"/>RX bytes:1832097 (1.7 MiB)<text:s text:c="2"/>TX bytes:528899 (516.5 KiB)<text:line-break/><text:s text:c="10"/>Interrupt:23 Base address:0xa000 </text:p>
      <text:p text:style-name="Text_20_body">Fix IP cím beállítása:</text:p>
      <text:p text:style-name="Preformatted_20_Text">ifconfig eth0 192.168.5.8 netmask 255.255.255.0</text:p>
      <text:h text:style-name="Heading_20_4" text:outline-level="4"><text:bookmark-start text:name="__RefHeading___több_hálózati_kártya_31"/><text:bookmark-start text:name="több_hálózati_kártya"/>Több hálózati kártya<text:bookmark-end text:name="__RefHeading___több_hálózati_kártya_31"/><text:bookmark-end text:name="több_hálózati_kártya"/></text:h>
      <text:p text:style-name="Text_20_body">Egy hálózati kártyára több IP címet is felhúzhatunk a következő módon:</text:p>
      <table:table table:style-name="Table">
        <table:table-column table:style-name="odt_auto_style_table_column_34_1"/>
        <table:table-row>
          <table:table-cell office:value-type="string" table:style-name="PluginODTAutoStyle_TableCell_61">
            <text:p text:style-name="PluginODTAutoStyle_Paragraph_62"><text:span text:style-name="highlight_kw2">ifconfig</text:span> eth0:<text:span text:style-name="highlight_nu0">0</text:span> 192.168.6.1 netmask 255.255.255.0</text:p>
          </table:table-cell>
        </table:table-row>
      </table:table>
      <text:p text:style-name="Text_20_body">Az eredményt az alábbiakban láthatjuk:</text:p>
      <table:table table:style-name="Table">
        <table:table-column table:style-name="odt_auto_style_table_column_35_1"/>
        <table:table-row>
          <table:table-cell office:value-type="string" table:style-name="PluginODTAutoStyle_TableCell_63">
            <text:p text:style-name="PluginODTAutoStyle_Paragraph_64"><text:span text:style-name="highlight_kw2">ifconfig</text:span><text:line-break/>eth0<text:s text:c="6"/>Link encap:Ethernet<text:s text:c="2"/>HWaddr 00:<text:span text:style-name="highlight_nu0">50</text:span>:8d:7c:ab:04<text:s text:c="2"/><text:line-break/><text:s text:c="10"/>inet addr:192.168.5.4<text:s text:c="2"/>Bcast:192.168.5.255<text:s text:c="2"/>Mask:255.255.255.0<text:line-break/><text:s text:c="10"/>inet6 addr: fe80::<text:span text:style-name="highlight_nu0">250</text:span>:8dff:fe7c:ab04<text:span text:style-name="highlight_sy0">/</text:span><text:span text:style-name="highlight_nu0">64</text:span> Scope:Link<text:line-break/><text:s text:c="10"/>UP BROADCAST RUNNING MULTICAST<text:s text:c="2"/>MTU:<text:span text:style-name="highlight_nu0">1500</text:span><text:s text:c="2"/>Metric:<text:span text:style-name="highlight_nu0">1</text:span><text:line-break/><text:s text:c="10"/>RX packets:<text:span text:style-name="highlight_nu0">218523</text:span> errors:<text:span text:style-name="highlight_nu0">0</text:span> dropped:<text:span text:style-name="highlight_nu0">0</text:span> overruns:<text:span text:style-name="highlight_nu0">0</text:span> frame:<text:span text:style-name="highlight_nu0">0</text:span><text:line-break/><text:s text:c="10"/>TX packets:<text:span text:style-name="highlight_nu0">137980</text:span> errors:<text:span text:style-name="highlight_nu0">0</text:span> dropped:<text:span text:style-name="highlight_nu0">0</text:span> overruns:<text:span text:style-name="highlight_nu0">0</text:span> carrier:<text:span text:style-name="highlight_nu0">0</text:span><text:line-break/><text:s text:c="10"/>collisions:<text:span text:style-name="highlight_nu0">0</text:span> txqueuelen:<text:span text:style-name="highlight_nu0">1000</text:span> <text:line-break/><text:s text:c="10"/>RX bytes:<text:span text:style-name="highlight_nu0">305289972</text:span> <text:span text:style-name="highlight_br0">(</text:span><text:span text:style-name="highlight_nu0">291.1</text:span> MiB<text:span text:style-name="highlight_br0">)</text:span><text:s text:c="2"/>TX bytes:<text:span text:style-name="highlight_nu0">13455215</text:span> <text:span text:style-name="highlight_br0">(</text:span><text:span text:style-name="highlight_nu0">12.8</text:span> MiB<text:span text:style-name="highlight_br0">)</text:span><text:line-break/><text:s text:c="10"/>Interrupt:<text:span text:style-name="highlight_nu0">23</text:span> Base address:0x2000 <text:line-break/> <text:line-break/>eth0:<text:span text:style-name="highlight_nu0">0</text:span><text:s text:c="4"/>Link encap:Ethernet<text:s text:c="2"/>HWaddr 00:<text:span text:style-name="highlight_nu0">50</text:span>:8d:7c:ab:04<text:s text:c="2"/><text:line-break/><text:s text:c="10"/>inet addr:192.168.6.1<text:s text:c="2"/>Bcast:192.168.6.255<text:s text:c="2"/>Mask:255.255.255.0<text:line-break/><text:s text:c="10"/>UP BROADCAST RUNNING MULTICAST<text:s text:c="2"/>MTU:<text:span text:style-name="highlight_nu0">1500</text:span><text:s text:c="2"/>Metric:<text:span text:style-name="highlight_nu0">1</text:span><text:line-break/><text:s text:c="10"/>Interrupt:<text:span text:style-name="highlight_nu0">23</text:span> Base address:0x2000</text:p>
          </table:table-cell>
        </table:table-row>
      </table:table>
      <text:p text:style-name="Text_20_body">Az IP cím állandósítása:</text:p>
      <text:p text:style-name="Preformatted_20_Text">iface eth0:0 inet static<text:line-break/><text:s text:c="4"/>address 192.168.6.1<text:line-break/><text:s text:c="4"/>netmask 255.255.255.0</text:p>
      <text:p text:style-name="Text_20_body">Újabb példa:</text:p>
      <table:table table:style-name="Table">
        <table:table-column table:style-name="odt_auto_style_table_column_36_1"/>
        <table:table-row>
          <table:table-cell office:value-type="string" table:style-name="PluginODTAutoStyle_TableCell_65">
            <text:p text:style-name="PluginODTAutoStyle_Paragraph_66">auto eth0<text:line-break/>allow-hotplug eth0<text:line-break/>iface eth0 inet static<text:line-break/><text:s text:c="4"/>address 192.168.1.42<text:line-break/><text:s text:c="4"/>netmask 255.255.255.0<text:line-break/><text:s text:c="4"/>gateway 192.168.1.1<text:line-break/> <text:line-break/>auto eth0:<text:span text:style-name="highlight_nu0">0</text:span><text:line-break/>allow-hotplug eth0:<text:span text:style-name="highlight_nu0">0</text:span><text:line-break/>iface eth0:<text:span text:style-name="highlight_nu0">0</text:span> inet static<text:line-break/><text:s text:c="4"/>address 192.168.1.43<text:line-break/><text:s text:c="4"/>netmask 255.255.255.0<text:line-break/> <text:line-break/>auto eth0:<text:span text:style-name="highlight_nu0">1</text:span><text:line-break/>allow-hotplug eth0:<text:span text:style-name="highlight_nu0">1</text:span><text:line-break/>iface eth0:<text:span text:style-name="highlight_nu0">1</text:span> inet static<text:line-break/><text:s text:c="4"/>address 192.168.1.44<text:line-break/><text:s text:c="4"/>netmask 255.255.255.0</text:p>
          </table:table-cell>
        </table:table-row>
      </table:table>
      <text:h text:style-name="Heading_20_3" text:outline-level="3"><text:bookmark-start text:name="__RefHeading___hálózati_kártya_nevek_32"/><text:bookmark-start text:name="hálózati_kártya_nevek"/>Hálózati kártya nevek<text:bookmark-end text:name="__RefHeading___hálózati_kártya_nevek_32"/><text:bookmark-end text:name="hálózati_kártya_nevek"/></text:h>
      <text:list text:style-name="List_20_1" text:continue-numbering="false">
        <text:list-item>
          <text:p text:style-name="List_20_1_Content_First"> lo - Loopback, visszacsatoló eszköz</text:p>
        </text:list-item>
        <text:list-item>
          <text:p text:style-name="List_20_1_Content"> eth0 - Ethernet kártya</text:p>
        </text:list-item>
        <text:list-item>
          <text:p text:style-name="List_20_1_Content"> pan0 - Personal Area Network - Bluetooth</text:p>
        </text:list-item>
        <text:list-item>
          <text:p text:style-name="List_20_1_Content"> vboxnet0 - VirtualBox virtuális hálózati kártyája</text:p>
        </text:list-item>
        <text:list-item>
          <text:p text:style-name="List_20_1_Content"> wlan0 - Wifi eszköz</text:p>
        </text:list-item>
        <text:list-item>
          <text:p text:style-name="List_20_1_Content"> wmaster0 - Wifi eszköz</text:p>
        </text:list-item>
        <text:list-item>
          <text:p text:style-name="List_20_1_Content"> ra0 - wireless</text:p>
        </text:list-item>
        <text:list-item>
          <text:p text:style-name="List_20_1_Content_Last"> ppp0 - Modem, pont-pont-kapcsolat</text:p>
        </text:list-item>
      </text:list>
      <text:p text:style-name="Text_20_body">A kimenet például ilyen lehet:</text:p>
      <text:p text:style-name="Preformatted_20_Text">1: lo: &lt;LOOPBACK,UP,LOWER_UP&gt; mtu 16436 qdisc noqueue state UNKNOWN <text:line-break/><text:s text:c="4"/>link/loopback 00:00:00:00:00:00 brd 00:00:00:00:00:00<text:line-break/><text:s text:c="4"/>inet 127.0.0.1/8 scope host lo<text:line-break/><text:s text:c="4"/>inet6 ::1/128 scope host <text:line-break/><text:s text:c="7"/>valid_lft forever preferred_lft forever<text:line-break/>2: eth0: &lt;BROADCAST,MULTICAST,UP,LOWER_UP&gt; mtu 1500 qdisc pfifo_fast state UNKNOWN qlen 1000<text:line-break/><text:s text:c="4"/>link/ether 00:50:8d:7c:ab:04 brd ff:ff:ff:ff:ff:ff<text:line-break/><text:s text:c="4"/>inet 192.168.1.4/24 brd 192.168.1.255 scope global eth0<text:line-break/><text:s text:c="4"/>inet6 fe80::250:8dff:fe7c:ab04/64 scope link <text:line-break/><text:s text:c="7"/>valid_lft forever preferred_lft forever<text:line-break/>3: pan0: &lt;BROADCAST,MULTICAST&gt; mtu 1500 qdisc noop state DOWN <text:line-break/><text:s text:c="4"/>link/ether f2:b4:8f:e4:8e:77 brd ff:ff:ff:ff:ff:ff<text:line-break/>4: vboxnet0: &lt;BROADCAST,MULTICAST&gt; mtu 1500 qdisc noop state DOWN qlen 1000<text:line-break/><text:s text:c="4"/>link/ether 0a:00:27:00:00:00 brd ff:ff:ff:ff:ff:ff</text:p>
      <text:h text:style-name="Heading_20_3" text:outline-level="3"><text:bookmark-start text:name="__RefHeading___ubuntu_tartós_beállítás_33"/><text:bookmark-start text:name="ubuntu_tartós_beállítás"/>Ubuntu tartós beállítás<text:bookmark-end text:name="__RefHeading___ubuntu_tartós_beállítás_33"/><text:bookmark-end text:name="ubuntu_tartós_beállítás"/></text:h>
      <text:p text:style-name="Preformatted_20_Text">nano /etc/netplan/50-cloud-init.yaml</text:p>
      <table:table table:style-name="Table">
        <table:table-column table:style-name="odt_auto_style_table_column_37_1"/>
        <table:table-row>
          <table:table-cell office:value-type="string" table:style-name="PluginODTAutoStyle_TableCell_67">
            <text:p text:style-name="PluginODTAutoStyle_Paragraph_68"><text:span text:style-name="highlight_co4">network</text:span>:<text:span text:style-name="highlight_co4"><text:line-break/><text:s text:c="4"/>ethernets</text:span>:<text:span text:style-name="highlight_co4"><text:line-break/><text:s text:c="8"/>enp0s3</text:span>:<text:span text:style-name="highlight_co3"><text:line-break/><text:s text:c="11"/>addresses</text:span><text:span text:style-name="highlight_sy2">: </text:span><text:span text:style-name="highlight_br0">[</text:span><text:span text:style-name="highlight_br0">]</text:span><text:span text:style-name="highlight_co3"><text:line-break/><text:s text:c="11"/>dhcp</text:span><text:span text:style-name="highlight_sy2">: </text:span>true<text:span text:style-name="highlight_co3"><text:line-break/><text:s text:c="4"/>version</text:span><text:span text:style-name="highlight_sy2">: </text:span><text:span text:style-name="highlight_nu0">2</text:span></text:p>
          </table:table-cell>
        </table:table-row>
      </table:table>
      <table:table table:style-name="Table">
        <table:table-column table:style-name="odt_auto_style_table_column_38_1"/>
        <table:table-row>
          <table:table-cell office:value-type="string" table:style-name="PluginODTAutoStyle_TableCell_69">
            <text:p text:style-name="PluginODTAutoStyle_Paragraph_70"><text:span text:style-name="highlight_co4">network</text:span>:<text:span text:style-name="highlight_co4"><text:line-break/><text:s text:c="4"/>ethernets</text:span>:<text:span text:style-name="highlight_co4"><text:line-break/><text:s text:c="8"/>enp0s3</text:span>:<text:span text:style-name="highlight_co3"><text:line-break/><text:s text:c="12"/>addresses</text:span><text:span text:style-name="highlight_sy2">: </text:span><text:span text:style-name="highlight_br0">[</text:span>ip/maszk<text:span text:style-name="highlight_br0">]</text:span><text:span text:style-name="highlight_co3"><text:line-break/><text:s text:c="12"/>gateway4</text:span><text:span text:style-name="highlight_sy2">: </text:span>ip<text:span text:style-name="highlight_co4"><text:line-break/><text:s text:c="12"/>nameservers</text:span>:<text:span text:style-name="highlight_co3"><text:line-break/><text:s text:c="16"/>addresses</text:span><text:span text:style-name="highlight_sy2">: </text:span><text:span text:style-name="highlight_br0">[</text:span>8.8.8.8,8.8.4.4<text:span text:style-name="highlight_br0">]</text:span><text:span text:style-name="highlight_co3"><text:line-break/><text:s text:c="12"/>dhcp4</text:span><text:span text:style-name="highlight_sy2">: </text:span><text:span text:style-name="highlight_kw1">no</text:span><text:span text:style-name="highlight_co3"><text:line-break/><text:s text:c="4"/>version</text:span><text:span text:style-name="highlight_sy2">: </text:span><text:span text:style-name="highlight_nu0">2</text:span></text:p>
          </table:table-cell>
        </table:table-row>
      </table:table>
      <text:p text:style-name="Text_20_body">Végül alkalmazzuk a beállításokat:</text:p>
      <text:p text:style-name="Preformatted_20_Text">netplan apply</text:p>
      <text:h text:style-name="Heading_20_2" text:outline-level="2"><text:bookmark-start text:name="__RefHeading___lásd_még_34"/><text:bookmark-start text:name="lásd_még"/>Lásd még<text:bookmark-end text:name="__RefHeading___lásd_még_34"/><text:bookmark-end text:name="lásd_még"/></text:h>
      <text:p text:style-name="Preformatted_20_Text">apt install ifmetric<text:line-break/>man ifmetric</text:p>
      <text:h text:style-name="Heading_20_2" text:outline-level="2"><text:bookmark-start text:name="__RefHeading___irodalom_35"/><text:bookmark-start text:name="irodalom"/>Irodalom<text:bookmark-end text:name="__RefHeading___irodalom_35"/><text:bookmark-end text:name="irodalom"/></text:h>
      <text:h text:style-name="Heading_20_3" text:outline-level="3"><text:bookmark-start text:name="__RefHeading___linux_net_36"/><text:bookmark-start text:name="linux_net"/>Linux net<text:bookmark-end text:name="__RefHeading___linux_net_36"/><text:bookmark-end text:name="linux_net"/></text:h>
      <text:list text:style-name="List_20_1" text:continue-numbering="false">
        <text:list-item>
          <text:p text:style-name="List_20_1_Content_First"> <text:a xlink:type="simple" xlink:href="http://linux-ip.net/" text:style-name="Internet_20_link" text:visited-style-name="Visited_20_Internet_20_Link">http://linux-ip.net/</text:a></text:p>
        </text:list-item>
        <text:list-item>
          <text:p text:style-name="List_20_1_Content"> <text:a xlink:type="simple" xlink:href="http://baturin.org/docs/iproute2/" text:style-name="Internet_20_link" text:visited-style-name="Visited_20_Internet_20_Link">http://baturin.org/docs/iproute2/</text:a></text:p>
        </text:list-item>
        <text:list-item>
          <text:p text:style-name="List_20_1_Content"> <text:a xlink:type="simple" xlink:href="http://sugo.ubuntu.hu/10.04/html/serverguide/hu/network-configuration.html" text:style-name="Internet_20_link" text:visited-style-name="Visited_20_Internet_20_Link">http://sugo.ubuntu.hu/10.04/html/serverguide/hu/network-configuration.html</text:a></text:p>
        </text:list-item>
        <text:list-item>
          <text:p text:style-name="List_20_1_Content"> <text:a xlink:type="simple" xlink:href="http://www.tty1.net/blog/2010-04-21-ifconfig-ip-comparison_en.html" text:style-name="Internet_20_link" text:visited-style-name="Visited_20_Internet_20_Link">http://www.tty1.net/blog/2010-04-21-ifconfig-ip-comparison_en.html</text:a></text:p>
        </text:list-item>
        <text:list-item>
          <text:p text:style-name="List_20_1_Content_Last"> <text:a xlink:type="simple" xlink:href="https://www.binarytides.com/linux-ss-command/" text:style-name="Internet_20_link" text:visited-style-name="Visited_20_Internet_20_Link">https://www.binarytides.com/linux-ss-command/</text:a> (2018)</text:p>
        </text:list-item>
      </text:list>
      <text:h text:style-name="Heading_20_3" text:outline-level="3"><text:bookmark-start text:name="__RefHeading___debian_net_37"/><text:bookmark-start text:name="debian_net"/>Debian net<text:bookmark-end text:name="__RefHeading___debian_net_37"/><text:bookmark-end text:name="debian_net"/></text:h>
      <text:list text:style-name="List_20_1" text:continue-numbering="false">
        <text:list-item>
          <text:p text:style-name="List_20_1_Content_First"> <text:a xlink:type="simple" xlink:href="http://www.debian.org/doc/manuals/debian-reference/ch05.en.html" text:style-name="Internet_20_link" text:visited-style-name="Visited_20_Internet_20_Link">http://www.debian.org/doc/manuals/debian-reference/ch05.en.html</text:a></text:p>
        </text:list-item>
        <text:list-item>
          <text:p text:style-name="List_20_1_Content_Last"> <text:a xlink:type="simple" xlink:href="http://wiki.debian.org/NetworkConfiguration" text:style-name="Internet_20_link" text:visited-style-name="Visited_20_Internet_20_Link">http://wiki.debian.org/NetworkConfiguration</text:a></text:p>
        </text:list-item>
      </text:list>
      <text:h text:style-name="Heading_20_3" text:outline-level="3"><text:bookmark-start text:name="__RefHeading___ipv4_38"/><text:bookmark-start text:name="ipv4"/>IPv4<text:bookmark-end text:name="__RefHeading___ipv4_38"/><text:bookmark-end text:name="ipv4"/></text:h>
      <text:list text:style-name="List_20_1" text:continue-numbering="false">
        <text:list-item>
          <text:p text:style-name="LastListParagraph_List_20_1_Content_First"> <text:a xlink:type="simple" xlink:href="http://unixlinux.tmit.bme.hu/IP-alapok" text:style-name="Internet_20_link" text:visited-style-name="Visited_20_Internet_20_Link">http://unixlinux.tmit.bme.hu/IP-alapok</text:a></text:p>
        </text:list-item>
      </text:list>
      <text:h text:style-name="Heading_20_3" text:outline-level="3"><text:bookmark-start text:name="__RefHeading___ipv6_39"/><text:bookmark-start text:name="ipv6"/>IPv6<text:bookmark-end text:name="__RefHeading___ipv6_39"/><text:bookmark-end text:name="ipv6"/></text:h>
      <text:list text:style-name="List_20_1" text:continue-numbering="false">
        <text:list-item>
          <text:p text:style-name="List_20_1_Content_First"> <text:a xlink:type="simple" xlink:href="http://tldp.org/HOWTO/Linux+IPv6-HOWTO/index.html" text:style-name="Internet_20_link" text:visited-style-name="Visited_20_Internet_20_Link">http://tldp.org/HOWTO/Linux+IPv6-HOWTO/index.html</text:a></text:p>
        </text:list-item>
        <text:list-item>
          <text:p text:style-name="List_20_1_Content"> <text:a xlink:type="simple" xlink:href="http://ipv6int.net/" text:style-name="Internet_20_link" text:visited-style-name="Visited_20_Internet_20_Link">http://ipv6int.net/</text:a></text:p>
        </text:list-item>
        <text:list-item>
          <text:p text:style-name="List_20_1_Content"> <text:a xlink:type="simple" xlink:href="http://www.kame.net/~suz/gen-ula.html" text:style-name="Internet_20_link" text:visited-style-name="Visited_20_Internet_20_Link">http://www.kame.net/~suz/gen-ula.html</text:a></text:p>
        </text:list-item>
        <text:list-item>
          <text:p text:style-name="List_20_1_Content"> <text:a xlink:type="simple" xlink:href="http://tools.ietf.org/html/rfc4193" text:style-name="Internet_20_link" text:visited-style-name="Visited_20_Internet_20_Link">http://tools.ietf.org/html/rfc4193</text:a></text:p>
        </text:list-item>
        <text:list-item>
          <text:p text:style-name="List_20_1_Content"> <text:a xlink:type="simple" xlink:href="http://en.wikipedia.org/wiki/Unique_local_address" text:style-name="Internet_20_link" text:visited-style-name="Visited_20_Internet_20_Link">http://en.wikipedia.org/wiki/Unique_local_address</text:a></text:p>
        </text:list-item>
        <text:list-item>
          <text:p text:style-name="List_20_1_Content"> <text:a xlink:type="simple" xlink:href="http://hu.wikipedia.org/wiki/IPv6" text:style-name="Internet_20_link" text:visited-style-name="Visited_20_Internet_20_Link">http://hu.wikipedia.org/wiki/IPv6</text:a></text:p>
        </text:list-item>
        <text:list-item>
          <text:p text:style-name="List_20_1_Content_Last"> <text:a xlink:type="simple" xlink:href="http://hu.wikipedia.org/wiki/IPv6-c%C3%ADm" text:style-name="Internet_20_link" text:visited-style-name="Visited_20_Internet_20_Link">http://hu.wikipedia.org/wiki/IPv6-c%C3%ADm</text:a></text:p>
        </text:list-item>
      </text:list>
      <text:h text:style-name="Heading_20_3" text:outline-level="3"><text:bookmark-start text:name="__RefHeading___map_40"/><text:bookmark-start text:name="map"/>Map<text:bookmark-end text:name="__RefHeading___map_40"/><text:bookmark-end text:name="map"/></text:h>
      <text:p text:style-name="Text_20_body">Logikai nevek mapelése:</text:p>
      <text:list text:style-name="List_20_1" text:continue-numbering="false">
        <text:list-item>
          <text:p text:style-name="List_20_1_Content_First"> <text:a xlink:type="simple" xlink:href="http://www.linuxtopia.org/online_books/linux_system_administration/debian_linux_guides/debian_linux_reference_guide/ch-gateway.en_018.html" text:style-name="Internet_20_link" text:visited-style-name="Visited_20_Internet_20_Link">http://www.linuxtopia.org/online_books/linux_system_administration/debian_linux_guides/debian_linux_reference_guide/ch-gateway.en_018.html</text:a></text:p>
        </text:list-item>
        <text:list-item>
          <text:p text:style-name="List_20_1_Content"> <text:a xlink:type="simple" xlink:href="http://pastebin.com/m5EhvK0f" text:style-name="Internet_20_link" text:visited-style-name="Visited_20_Internet_20_Link">http://pastebin.com/m5EhvK0f</text:a></text:p>
        </text:list-item>
        <text:list-item>
          <text:p text:style-name="List_20_1_Content"> <text:a xlink:type="simple" xlink:href="http://www.cyberciti.biz/faq/setting-up-an-network-interfaces-file/" text:style-name="Internet_20_link" text:visited-style-name="Visited_20_Internet_20_Link">http://www.cyberciti.biz/faq/setting-up-an-network-interfaces-file/</text:a></text:p>
        </text:list-item>
        <text:list-item>
          <text:p text:style-name="List_20_1_Content"> <text:a xlink:type="simple" xlink:href="http://www.science.uva.nl/research/air/wiki/LogicalInterfaceNames" text:style-name="Internet_20_link" text:visited-style-name="Visited_20_Internet_20_Link">http://www.science.uva.nl/research/air/wiki/LogicalInterfaceNames</text:a></text:p>
        </text:list-item>
        <text:list-item>
          <text:p text:style-name="List_20_1_Content"> <text:a xlink:type="simple" xlink:href="https://github.com/systemd/systemd/blob/master/src/udev/udev-builtin-net_id.c" text:style-name="Internet_20_link" text:visited-style-name="Visited_20_Internet_20_Link">https://github.com/systemd/systemd/blob/master/src/udev/udev-builtin-net_id.c</text:a></text:p>
        </text:list-item>
        <text:list-item>
          <text:p text:style-name="List_20_1_Content"> <text:a xlink:type="simple" xlink:href="https://major.io/2015/08/21/understanding-systemds-predictable-network-device-names/" text:style-name="Internet_20_link" text:visited-style-name="Visited_20_Internet_20_Link">https://major.io/2015/08/21/understanding-systemds-predictable-network-device-names/</text:a></text:p>
        </text:list-item>
        <text:list-item>
          <text:p text:style-name="List_20_1_Content_Last"> <text:a xlink:type="simple" xlink:href="https://www.freedesktop.org/wiki/Software/systemd/PredictableNetworkInterfaceNames/" text:style-name="Internet_20_link" text:visited-style-name="Visited_20_Internet_20_Link">https://www.freedesktop.org/wiki/Software/systemd/PredictableNetworkInterfaceNames/</text:a></text:p>
        </text:list-item>
      </text:list>
    </office:text>
  </office:body>
</office:document-content>
</file>

<file path=styles.xml><?xml version="1.0" encoding="utf-8"?>
<!--
  This file defines how the document is styled. This was extracted from a ODT file
  created in OpenOffice 2.0 and could probably be much simpler.

  You probably want to replace this file with a style fitting your corporate identity.

  To do so, export the wiki:syntax page, edit it's style definitions (be sure to keep
  the names) and save the resulting file. Extract the resulting file with unzip and
  copy the styles.xml over this one.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style:default-style>
    <style:default-style style:family="paragraph">
      <style:paragraph-properties style:tab-stop-distance="1.251cm" fo:hyphenation-ladder-count="no-limit" style:text-autospace="ideograph-alpha" style:punctuation-wrap="hanging" style:line-break="strict" style:writing-mode="page"/>
      <style:text-properties fo:font-size="12pt" style:font-size-asian="12pt" style:font-size-complex="12pt" fo:language="en" style:language-asian="en" style:language-complex="en" fo:country="US" style:country-asian="US" style:country-complex="US" style:use-window-font-color="true" style:font-name="Bitstream Vera Sans" style:font-name-asian="Bitstream Vera Sans2" style:font-name-complex="Bitstream Vera Sans2" fo:hyphenate="false" fo:hyphenation-remain-char-count="2" fo:hyphenation-push-char-count="2"/>
    </style:default-style>
    <style:default-style style:family="table">
      <style:table-properties fo:margin-top="0.25cm" fo:margin-bottom="0.25cm" table:border-model="collapsing"/>
    </style:default-style>
    <style:default-style style:family="table-row">
      <style:table-row-properties fo:keep-together="auto"/>
    </style:default-style>
    <style:style style:name="Standard" style:class="text" style:family="paragraph">
</style:style>
    <style:style style:name="Text_20_body" style:display-name="Text body" style:parent-style-name="Standard" style:class="text" style:family="paragraph">
      <style:paragraph-properties fo:text-align="left" style:justify-single-word="false" fo:margin-top="0cm" fo:margin-bottom="0.212cm"/>
    </style:style>
    <style:style style:name="Heading" style:parent-style-name="Standard" style:class="text" style:next-style-name="Text_20_body" style:family="paragraph">
      <style:paragraph-properties fo:margin-top="0.423cm" fo:margin-bottom="0.212cm" fo:keep-with-next="always"/>
      <style:text-properties fo:font-size="14pt" style:font-size-asian="14pt" style:font-size-complex="14pt" fo:font-family="'Bitstream Vera Sans'" style:font-family-asian="'Bitstream Vera Sans'" style:font-family-complex="'Bitstream Vera Sans'" style:font-name="Bitstream Vera Sans1" style:font-name-asian="Bitstream Vera Sans2" style:font-name-complex="Bitstream Vera Sans2" style:font-family-generic="swiss" style:font-family-generic-asian="system" style:font-family-generic-complex="system" style:font-pitch="variable" style:font-pitch-asian="variable" style:font-pitch-complex="variable"/>
    </style:style>
    <style:style style:name="Heading_20_1" style:display-name="Heading 1" style:parent-style-name="Heading" style:class="text" style:next-style-name="Text_20_body" style:default-outline-level="1" style:family="paragraph">
      <style:text-properties fo:font-weight="bold" style:font-weight-asian="bold" style:font-weight-complex="bold" fo:font-size="24pt" style:font-size-asian="24pt" style:font-size-complex="24pt" fo:font-family="'Bitstream Vera Sans'" style:font-family-asian="'Bitstream Vera Sans'" style:font-family-complex="'Bitstream Vera Sans'" style:font-name="Bitstream Vera Sans" style:font-name-asian="Bitstream Vera Sans2" style:font-name-complex="Bitstream Vera Sans2" style:font-family-generic="roman" style:font-family-generic-asian="system" style:font-family-generic-complex="system" style:font-pitch="variable" style:font-pitch-asian="variable" style:font-pitch-complex="variable"/>
    </style:style>
    <style:style style:name="Heading_20_2" style:display-name="Heading 2" style:parent-style-name="Heading" style:class="text" style:next-style-name="Text_20_body" style:default-outline-level="2" style:family="paragraph">
      <style:text-properties fo:font-weight="bold" style:font-weight-asian="bold" style:font-weight-complex="bold" fo:font-size="18pt" style:font-size-asian="18pt" style:font-size-complex="18pt" fo:font-family="'Bitstream Vera Sans'" style:font-family-asian="'Bitstream Vera Sans'" style:font-family-complex="'Bitstream Vera Sans'" style:font-name="Bitstream Vera Sans" style:font-name-asian="Bitstream Vera Sans2" style:font-name-complex="Bitstream Vera Sans2" style:font-family-generic="roman" style:font-family-generic-asian="system" style:font-family-generic-complex="system" style:font-pitch="variable" style:font-pitch-asian="variable" style:font-pitch-complex="variable"/>
    </style:style>
    <style:style style:name="Heading_20_3" style:display-name="Heading 3" style:parent-style-name="Heading" style:class="text" style:next-style-name="Text_20_body" style:default-outline-level="3" style:family="paragraph">
      <style:text-properties fo:font-weight="bold" style:font-weight-asian="bold" style:font-weight-complex="bold" fo:font-size="14pt" style:font-size-asian="14pt" style:font-size-complex="14pt" fo:font-family="'Bitstream Vera Sans'" style:font-family-asian="'Bitstream Vera Sans'" style:font-family-complex="'Bitstream Vera Sans'" style:font-name="Bitstream Vera Sans" style:font-name-asian="Bitstream Vera Sans2" style:font-name-complex="Bitstream Vera Sans2" style:font-family-generic="roman" style:font-family-generic-asian="system" style:font-family-generic-complex="system" style:font-pitch="variable" style:font-pitch-asian="variable" style:font-pitch-complex="variable"/>
    </style:style>
    <style:style style:name="Heading_20_4" style:display-name="Heading 4" style:parent-style-name="Heading" style:class="text" style:next-style-name="Text_20_body" style:default-outline-level="4" style:family="paragraph">
      <style:text-properties fo:font-weight="bold" style:font-weight-asian="bold" style:font-weight-complex="bold" fo:font-size="12pt" style:font-size-asian="12pt" style:font-size-complex="12pt" fo:font-family="'Bitstream Vera Sans'" style:font-family-asian="'Bitstream Vera Sans'" style:font-family-complex="'Bitstream Vera Sans'" style:font-name="Bitstream Vera Sans" style:font-name-asian="Bitstream Vera Sans2" style:font-name-complex="Bitstream Vera Sans2" style:font-family-generic="roman" style:font-family-generic-asian="system" style:font-family-generic-complex="system" style:font-pitch="variable" style:font-pitch-asian="variable" style:font-pitch-complex="variable"/>
    </style:style>
    <style:style style:name="Heading_20_5" style:display-name="Heading 5" style:parent-style-name="Heading" style:class="text" style:next-style-name="Text_20_body" style:default-outline-level="5" style:family="paragraph">
      <style:text-properties fo:font-weight="bold" style:font-weight-asian="bold" style:font-weight-complex="bold" fo:font-size="10pt" style:font-size-asian="10pt" style:font-size-complex="10pt" fo:font-family="'Bitstream Vera Sans'" style:font-family-asian="'Bitstream Vera Sans'" style:font-family-complex="'Bitstream Vera Sans'" style:font-name="Bitstream Vera Sans" style:font-name-asian="Bitstream Vera Sans2" style:font-name-complex="Bitstream Vera Sans2" style:font-family-generic="roman" style:font-family-generic-asian="system" style:font-family-generic-complex="system" style:font-pitch="variable" style:font-pitch-asian="variable" style:font-pitch-complex="variable"/>
    </style:style>
    <style:style style:name="List" style:parent-style-name="Text_20_body" style:class="list" style:family="paragraph">
</style:style>
    <style:style style:name="Table_20_Contents" style:display-name="Table Contents" style:parent-style-name="Standard" style:class="extra" style:family="paragraph">
      <style:paragraph-properties text:number-lines="false" text:line-number="0"/>
    </style:style>
    <style:style style:name="Table_20_Heading" style:display-name="Table Heading" style:parent-style-name="Table_20_Contents" style:class="extra" style:family="paragraph">
      <style:paragraph-properties fo:text-align="center" style:justify-single-word="false" text:number-lines="false" text:line-number="0"/>
      <style:text-properties fo:font-weight="bold" style:font-weight-asian="bold" style:font-weight-complex="bold"/>
    </style:style>
    <style:style style:name="Caption" style:parent-style-name="Standard" style:class="extra" style:family="paragraph">
      <style:paragraph-properties fo:margin-top="0.212cm" fo:margin-bottom="0.212cm" text:number-lines="false" text:line-number="0"/>
      <style:text-properties fo:font-style="italic" style:font-style-asian="italic" style:font-style-complex="italic" fo:font-size="12pt" style:font-size-asian="12pt" style:font-size-complex="12pt"/>
    </style:style>
    <style:style style:name="Index" style:parent-style-name="Standard" style:class="index" style:family="paragraph">
      <style:paragraph-properties text:number-lines="false" text:line-number="0"/>
    </style:style>
    <style:style style:name="Quotations" style:parent-style-name="Standard" style:class="html" style:family="paragraph">
      <style:paragraph-properties fo:text-indent="0cm" style:auto-text-indent="false" fo:margin-top="0cm" fo:margin-right="1cm" fo:margin-bottom="0.499cm" fo:margin-left="1cm"/>
    </style:style>
    <style:style style:name="Preformatted_20_Text" style:display-name="Preformatted Text" style:parent-style-name="Standard" style:class="html" style:family="paragraph">
      <style:paragraph-properties fo:margin-top="0cm" fo:margin-bottom="0.199cm" style:join-border="false"/>
      <style:text-properties fo:font-family="'Bitstream Vera Sans Mono'" style:font-family-asian="'Bitstream Vera Sans Mono'" style:font-family-complex="'Bitstream Vera Sans Mono'" style:font-name="Bitstream Vera Sans Mono" style:font-name-asian="Bitstream Vera Sans Mono" style:font-name-complex="Bitstream Vera Sans Mono" style:font-family-generic="modern" style:font-family-generic-asian="modern" style:font-family-generic-complex="modern" style:font-pitch="fixed" style:font-pitch-asian="fixed" style:font-pitch-complex="fixed"/>
    </style:style>
    <style:style style:name="Source_20_Code" style:display-name="Source Code" style:parent-style-name="Preformatted_20_Text" style:family="paragraph">
      <style:paragraph-properties fo:background-color="#f7f9fa" fo:border="0.06pt solid #8cacbb" fo:padding="0.049cm" style:shadow="none"/>
    </style:style>
    <style:style style:name="Source_20_File" style:display-name="Source File" style:parent-style-name="Preformatted_20_Text" style:family="paragraph">
      <style:paragraph-properties fo:background-color="#f1f4f5" fo:border="0.06pt solid #8cacbb" fo:padding="0.049cm" style:shadow="none"/>
    </style:style>
    <style:style style:name="Horizontal_20_Line" style:display-name="Horizontal Line" style:parent-style-name="Standard" style:class="html" style:next-style-name="Text_20_body" style:family="paragraph">
      <style:paragraph-properties fo:margin-top="0cm" fo:margin-bottom="0.499cm" fo:border-top="none" fo:border-right="none" fo:border-bottom="1.11pt double #808080" fo:border-left="none" style:border-line-width-bottom="0.002cm 0.035cm 0.002cm" style:join-border="false" fo:padding="0cm" text:number-lines="false" text:line-number="0"/>
      <style:text-properties fo:font-size="6pt" style:font-size-asian="6pt" style:font-size-complex="6pt"/>
    </style:style>
    <style:style style:name="Footnote" style:parent-style-name="Standard" style:class="extra" style:family="paragraph">
      <style:paragraph-properties fo:text-indent="-0.499cm" style:auto-text-indent="false" fo:margin-right="0cm" fo:margin-left="0.499cm" text:number-lines="false" text:line-number="0"/>
      <style:text-properties fo:font-size="12pt" style:font-size-asian="12pt" style:font-size-complex="12pt"/>
    </style:style>
    <style:style style:name="Numbering_20_Symbols" style:display-name="Numbering Symbols" style:family="text">
</style:style>
    <style:style style:name="Bullet_20_Symbols" style:display-name="Bullet Symbols" style:family="text">
      <style:text-properties fo:font-size="9pt" style:font-size-asian="9pt" style:font-size-complex="9pt" fo:font-family="StarSymbol" style:font-family-asian="StarSymbol" style:font-family-complex="StarSymbol" style:font-name="StarSymbol" style:font-name-asian="StarSymbol" style:font-name-complex="StarSymbo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ocal_20_link" style:display-name="Local link" style:family="text">
      <style:text-properties fo:color="#000000" fo:font-weight="bold" style:text-underline-style="solid" style:text-underline-width="auto" style:text-underline-color="font-color"/>
    </style:style>
    <style:style style:name="Visited_20_Local_20_Link" style:display-name="Visited Local Link" style:family="text">
      <style:text-properties fo:color="#000000" fo:font-weight="bold"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font-family="'Bitstream Vera Sans Mono'" style:font-family-asian="'Bitstream Vera Sans Mono'" style:font-family-complex="'Bitstream Vera Sans Mono'" style:font-name="Bitstream Vera Sans Mono" style:font-name-asian="Bitstream Vera Sans Mono" style:font-name-complex="Bitstream Vera Sans Mono" style:font-family-generic="modern" style:font-family-generic-asian="modern" style:font-family-generic-complex="modern" style:font-pitch="fixed" style:font-pitch-asian="fixed" style:font-pitch-complex="fixed"/>
    </style:style>
    <style:style style:name="Footnote_20_Symbol" style:display-name="Footnote Characters" style:family="text">
      <style:text-properties fo:color="#2b73b7" style:text-position="33% 80%"/>
    </style:style>
    <style:style style:name="Footnote_20_Anchor" style:display-name="Footnote Anchor" style:family="text">
      <style:text-properties fo:color="#2b73b7" style:text-position="33% 8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Quotation_20_1" style:display-name="Quotation 1" style:parent-style-name="Standard" style:family="paragraph">
      <style:paragraph-properties fo:text-indent="0cm" style:auto-text-indent="false" fo:margin-top="0.25cm" fo:margin-right="0cm" fo:margin-bottom="0.25cm" fo:margin-left="1cm" fo:border-top="none" fo:border-right="none" fo:border-bottom="none" fo:border-left="4.99pt solid #c0c0c0" fo:padding="0.049cm"/>
    </style:style>
    <style:style style:name="Quotation_20_2" style:display-name="Quotation 2" style:parent-style-name="Standard" style:family="paragraph">
      <style:paragraph-properties fo:text-indent="0cm" style:auto-text-indent="false" fo:margin-top="0.25cm" fo:margin-right="0cm" fo:margin-bottom="0.25cm" fo:margin-left="2cm" fo:border-top="none" fo:border-right="none" fo:border-bottom="none" fo:border-left="4.99pt solid #9966cc" fo:padding="0.049cm"/>
    </style:style>
    <style:style style:name="Quotation_20_3" style:display-name="Quotation 3" style:parent-style-name="Standard" style:family="paragraph">
      <style:paragraph-properties fo:text-indent="0cm" style:auto-text-indent="false" fo:margin-top="0.25cm" fo:margin-right="0cm" fo:margin-bottom="0.25cm" fo:margin-left="3cm" fo:border-top="none" fo:border-right="none" fo:border-bottom="none" fo:border-left="4.99pt solid #c5000b" fo:padding="0.049cm"/>
    </style:style>
    <style:style style:name="Quotation_20_4" style:display-name="Quotation 4" style:parent-style-name="Standard" style:family="paragraph">
      <style:paragraph-properties fo:text-indent="0cm" style:auto-text-indent="false" fo:margin-top="0.25cm" fo:margin-right="0cm" fo:margin-bottom="0.25cm" fo:margin-left="4.001cm" fo:border-top="none" fo:border-right="none" fo:border-bottom="none" fo:border-left="4.99pt solid #579d1c" fo:padding="0.049cm"/>
    </style:style>
    <style:style style:name="Quotation_20_5" style:display-name="Quotation 5" style:parent-style-name="Standard" style:family="paragraph">
      <style:paragraph-properties fo:text-indent="0cm" style:auto-text-indent="false" fo:margin-top="0.25cm" fo:margin-right="0cm" fo:margin-bottom="0.25cm" fo:margin-left="5.001cm" fo:border-top="none" fo:border-right="none" fo:border-bottom="none" fo:border-left="4.99pt solid #ff9966" fo:padding="0.049cm"/>
    </style:style>
    <style:style style:name="Contents_20_Heading" style:display-name="Contents Heading" style:parent-style-name="Heading" style:class="index" style:family="paragraph">
      <style:paragraph-properties fo:text-indent="0cm" style:auto-text-indent="false" fo:margin-right="0cm" fo:margin-left="0cm" text:number-lines="false" text:line-number="0"/>
      <style:text-properties fo:font-weight="bold" style:font-weight-asian="bold" style:font-weight-complex="bold" fo:font-size="16pt" style:font-size-asian="16pt" style:font-size-complex="16pt"/>
    </style:style>
    <style:style style:name="List_20_Symbols" style:display-name="List Symbols" style:family="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style:style style:name="Numbering_20_1_Content" style:display-name="Numbering 1 Content" style:parent-style-name="Standard" style:list-style-name="Numbering_20_1" style:family="paragraph">
</style:style>
    <style:style style:name="Numbering_20_1_Content_First" style:display-name="Numbering 1 Content First" style:parent-style-name="Numbering_20_1_Content" style:class="html" style:next-style-name="Text_20_body" style:family="paragraph">
      <style:paragraph-properties fo:margin-top="0.5cm"/>
    </style:style>
    <style:style style:name="Numbering_20_1_Content_Last" style:display-name="Numbering 1 Content Last" style:parent-style-name="Numbering_20_1_Content" style:class="html" style:next-style-name="Text_20_body" style:family="paragraph">
      <style:paragraph-properties fo:margin-bottom="0.5cm"/>
    </style:style>
    <text:list-style style:name="Numbering_20_1" style:display-name="Numbering 1">
      <text:list-level-style-number text:level="1" text:style-name="Numbering_20_Symbols" style:num-format="1" style:num-suffix=".">
        <style:list-level-properties fo:text-align="end" text:list-level-position-and-space-mode="label-alignment">
          <style:list-level-label-alignment text:label-followed-by="listtab" text:list-tab-stop-position="1.25cm" fo:text-indent="-0.25cm" fo:margin-left="1.25cm"/>
        </style:list-level-properties>
      </text:list-level-style-number>
      <text:list-level-style-number text:level="2" text:style-name="Numbering_20_Symbols" style:num-format="a" style:num-suffix=".">
        <style:list-level-properties fo:text-align="end" text:list-level-position-and-space-mode="label-alignment">
          <style:list-level-label-alignment text:label-followed-by="listtab" text:list-tab-stop-position="2.25cm" fo:text-indent="-0.25cm" fo:margin-left="2.25cm"/>
        </style:list-level-properties>
      </text:list-level-style-number>
      <text:list-level-style-number text:level="3" text:style-name="Numbering_20_Symbols" style:num-format="I" style:num-suffix=".">
        <style:list-level-properties fo:text-align="end" text:list-level-position-and-space-mode="label-alignment">
          <style:list-level-label-alignment text:label-followed-by="listtab" text:list-tab-stop-position="3.25cm" fo:text-indent="-0.25cm" fo:margin-left="3.25cm"/>
        </style:list-level-properties>
      </text:list-level-style-number>
      <text:list-level-style-number text:level="4" text:style-name="Numbering_20_Symbols" style:num-format="A" style:num-suffix=".">
        <style:list-level-properties fo:text-align="end" text:list-level-position-and-space-mode="label-alignment">
          <style:list-level-label-alignment text:label-followed-by="listtab" text:list-tab-stop-position="4.25cm" fo:text-indent="-0.25cm" fo:margin-left="4.25cm"/>
        </style:list-level-properties>
      </text:list-level-style-number>
      <text:list-level-style-number text:level="5" text:style-name="Numbering_20_Symbols" style:num-format="i" style:num-suffix=".">
        <style:list-level-properties fo:text-align="end" text:list-level-position-and-space-mode="label-alignment">
          <style:list-level-label-alignment text:label-followed-by="listtab" text:list-tab-stop-position="5.25cm" fo:text-indent="-0.25cm" fo:margin-left="5.25cm"/>
        </style:list-level-properties>
      </text:list-level-style-number>
      <text:list-level-style-number text:level="6" text:style-name="Numbering_20_Symbols" style:num-format="i" style:num-suffix=".">
        <style:list-level-properties fo:text-align="end" text:list-level-position-and-space-mode="label-alignment">
          <style:list-level-label-alignment text:label-followed-by="listtab" text:list-tab-stop-position="6.25cm" fo:text-indent="-0.25cm" fo:margin-left="6.25cm"/>
        </style:list-level-properties>
      </text:list-level-style-number>
      <text:list-level-style-number text:level="7" text:style-name="Numbering_20_Symbols" style:num-format="i" style:num-suffix=".">
        <style:list-level-properties fo:text-align="end" text:list-level-position-and-space-mode="label-alignment">
          <style:list-level-label-alignment text:label-followed-by="listtab" text:list-tab-stop-position="7.25cm" fo:text-indent="-0.25cm" fo:margin-left="7.25cm"/>
        </style:list-level-properties>
      </text:list-level-style-number>
      <text:list-level-style-number text:level="8" text:style-name="Numbering_20_Symbols" style:num-format="i" style:num-suffix=".">
        <style:list-level-properties fo:text-align="end" text:list-level-position-and-space-mode="label-alignment">
          <style:list-level-label-alignment text:label-followed-by="listtab" text:list-tab-stop-position="8.25cm" fo:text-indent="-0.25cm" fo:margin-left="8.25cm"/>
        </style:list-level-properties>
      </text:list-level-style-number>
      <text:list-level-style-number text:level="9" text:style-name="Numbering_20_Symbols" style:num-format="i" style:num-suffix=".">
        <style:list-level-properties fo:text-align="end" text:list-level-position-and-space-mode="label-alignment">
          <style:list-level-label-alignment text:label-followed-by="listtab" text:list-tab-stop-position="9.25cm" fo:text-indent="-0.25cm" fo:margin-left="9.25cm"/>
        </style:list-level-properties>
      </text:list-level-style-number>
      <text:list-level-style-number text:level="10" text:style-name="Numbering_20_Symbols" style:num-format="i" style:num-suffix=".">
        <style:list-level-properties fo:text-align="end" text:list-level-position-and-space-mode="label-alignment">
          <style:list-level-label-alignment text:label-followed-by="listtab" text:list-tab-stop-position="10.25cm" fo:text-indent="-0.25cm" fo:margin-left="10.25cm"/>
        </style:list-level-properties>
      </text:list-level-style-number>
    </text:list-style>
    <style:style style:name="List_20_1_Content" style:display-name="List 1 Content" style:parent-style-name="Standard" style:list-style-name="List_20_1" style:family="paragraph">
</style:style>
    <style:style style:name="List_20_1_Content_First" style:display-name="List 1 Content First" style:parent-style-name="List_20_1_Content" style:class="html" style:next-style-name="Text_20_body" style:family="paragraph">
      <style:paragraph-properties fo:margin-top="0.5cm"/>
    </style:style>
    <style:style style:name="List_20_1_Content_Last" style:display-name="List 1 Content Last" style:parent-style-name="List_20_1_Content" style:class="html" style:next-style-name="Text_20_body" style:family="paragraph">
      <style:paragraph-properties fo:margin-bottom="0.5cm"/>
    </style:style>
    <text:list-style style:name="List_20_1" style:display-name="List 1">
      <text:list-level-style-bullet text:level="1" text:style-name="Numbering_20_Symbols" text:bullet-char="•">
        <style:list-level-properties fo:text-align="end" text:list-level-position-and-space-mode="label-alignment">
          <style:list-level-label-alignment text:label-followed-by="listtab" text:list-tab-stop-position="1.25cm" fo:text-indent="-0.25cm" fo:margin-left="1.25cm"/>
        </style:list-level-properties>
        <style:text-properties style:font-name="OpenSymbol"/>
      </text:list-level-style-bullet>
      <text:list-level-style-bullet text:level="2" text:bullet-char="•">
        <style:list-level-properties fo:text-align="end" text:list-level-position-and-space-mode="label-alignment">
          <style:list-level-label-alignment text:label-followed-by="listtab" text:list-tab-stop-position="2.25cm" fo:text-indent="-0.25cm" fo:margin-left="2.25cm"/>
        </style:list-level-properties>
        <style:text-properties style:font-name="StarSymbol1"/>
      </text:list-level-style-bullet>
      <text:list-level-style-bullet text:level="3" text:style-name="Numbering_20_Symbols" text:bullet-char="•">
        <style:list-level-properties fo:text-align="end" text:list-level-position-and-space-mode="label-alignment">
          <style:list-level-label-alignment text:label-followed-by="listtab" text:list-tab-stop-position="3.25cm" fo:text-indent="-0.25cm" fo:margin-left="3.25cm"/>
        </style:list-level-properties>
        <style:text-properties style:font-name="OpenSymbol"/>
      </text:list-level-style-bullet>
      <text:list-level-style-bullet text:level="4" text:style-name="Numbering_20_Symbols" text:bullet-char="•">
        <style:list-level-properties fo:text-align="end" text:list-level-position-and-space-mode="label-alignment">
          <style:list-level-label-alignment text:label-followed-by="listtab" text:list-tab-stop-position="4.25cm" fo:text-indent="-0.25cm" fo:margin-left="4.25cm"/>
        </style:list-level-properties>
        <style:text-properties style:font-name="OpenSymbol"/>
      </text:list-level-style-bullet>
      <text:list-level-style-bullet text:level="5" text:style-name="Numbering_20_Symbols" text:bullet-char="•">
        <style:list-level-properties fo:text-align="end" text:list-level-position-and-space-mode="label-alignment">
          <style:list-level-label-alignment text:label-followed-by="listtab" text:list-tab-stop-position="5.25cm" fo:text-indent="-0.25cm" fo:margin-left="5.25cm"/>
        </style:list-level-properties>
        <style:text-properties style:font-name="OpenSymbol"/>
      </text:list-level-style-bullet>
      <text:list-level-style-bullet text:level="6" text:style-name="Numbering_20_Symbols" text:bullet-char="•">
        <style:list-level-properties fo:text-align="end" text:list-level-position-and-space-mode="label-alignment">
          <style:list-level-label-alignment text:label-followed-by="listtab" text:list-tab-stop-position="6.25cm" fo:text-indent="-0.25cm" fo:margin-left="6.25cm"/>
        </style:list-level-properties>
        <style:text-properties style:font-name="OpenSymbol"/>
      </text:list-level-style-bullet>
      <text:list-level-style-bullet text:level="7" text:style-name="Numbering_20_Symbols" text:bullet-char="•">
        <style:list-level-properties fo:text-align="end" text:list-level-position-and-space-mode="label-alignment">
          <style:list-level-label-alignment text:label-followed-by="listtab" text:list-tab-stop-position="7.25cm" fo:text-indent="-0.25cm" fo:margin-left="7.25cm"/>
        </style:list-level-properties>
        <style:text-properties style:font-name="OpenSymbol"/>
      </text:list-level-style-bullet>
      <text:list-level-style-bullet text:level="8" text:style-name="Numbering_20_Symbols" text:bullet-char="•">
        <style:list-level-properties fo:text-align="end" text:list-level-position-and-space-mode="label-alignment">
          <style:list-level-label-alignment text:label-followed-by="listtab" text:list-tab-stop-position="8.25cm" fo:text-indent="-0.25cm" fo:margin-left="8.25cm"/>
        </style:list-level-properties>
        <style:text-properties style:font-name="OpenSymbol"/>
      </text:list-level-style-bullet>
      <text:list-level-style-bullet text:level="9" text:style-name="Numbering_20_Symbols" text:bullet-char="•">
        <style:list-level-properties fo:text-align="end" text:list-level-position-and-space-mode="label-alignment">
          <style:list-level-label-alignment text:label-followed-by="listtab" text:list-tab-stop-position="9.25cm" fo:text-indent="-0.25cm" fo:margin-left="9.25cm"/>
        </style:list-level-properties>
        <style:text-properties style:font-name="OpenSymbol"/>
      </text:list-level-style-bullet>
      <text:list-level-style-bullet text:level="10" text:style-name="Numbering_20_Symbols" text:bullet-char="•">
        <style:list-level-properties fo:text-align="end" text:list-level-position-and-space-mode="label-alignment">
          <style:list-level-label-alignment text:label-followed-by="listtab" text:list-tab-stop-position="10.25cm" fo:text-indent="-0.25cm" fo:margin-left="10.25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highlight_list_numbers_text_style" style:display-name="Source Code Numbers style" style:family="text">
      <style:text-properties fo:color="#000000"/>
    </style:style>
    <style:style style:name="LastListParagraph_List_20_1_Content_First" style:display-name="Last List 1 Content First" style:parent-style-name="List_20_1_Content_First" style:class="html" style:next-style-name="Text_20_body" style:family="paragraph">
      <style:paragraph-properties fo:margin-top="0.5cm"/>
    </style:style>
  </office:styles>
  <office:automatic-styles>
    <style:page-layout style:name="pm1">
      <style:page-layout-properties fo:page-width="21cm" fo:page-height="29.7cm" style:num-format="1" style:print-orientation="portrait" fo:margin-left="2cm" fo:margin-right="2cm" fo:margin-top="2cm" fo:margin-bottom="2cm" style:footnote-max-height="0cm" style:writing-mode="lr-tb">
        <style:footnote-sep style:width="0.018cm" style:rel-width="25%" style:color="#000000" style:adjustment="left" style:distance-before-sep="0.1cm" style:distance-after-sep="0.1cm"/>
      </style:page-layout-properties>
      <style:header-style/>
      <style:footer-style/>
    </style:page-layout>
    <style:style style:name="sub" style:family="text">
      <style:text-properties style:text-position="-33% 80%"/>
    </style:style>
    <style:style style:name="sup" style:family="text">
      <style:text-properties style:text-position="33% 80%"/>
    </style:style>
    <style:style style:name="del" style:family="text">
      <style:text-properties style:text-line-through-style="solid"/>
    </style:style>
    <style:style style:name="underline" style:family="text">
      <style:text-properties style:text-underline-style="solid" style:text-underline-width="auto" style:text-underline-color="font-color"/>
    </style:style>
    <style:style style:name="media" style:family="graphic" style:parent-style-name="Graphics">
      <style:graphic-properties style:run-through="foreground" style:wrap="parallel" style:number-wrapped-paragraphs="no-limit" style:wrap-contour="false" style:vertical-pos="top" style:vertical-rel="baseline" style:horizontal-pos="left" style:horizontal-rel="paragraph"/>
    </style:style>
    <style:style style:name="medialeft" style:family="graphic" style:parent-style-name="Graphics">
      <style:graphic-properties style:run-through="foreground" style:wrap="parallel" style:number-wrapped-paragraphs="no-limit" style:wrap-contour="false" style:horizontal-pos="left" style:horizontal-rel="paragraph"/>
    </style:style>
    <style:style style:name="mediaright" style:family="graphic" style:parent-style-name="Graphics">
      <style:graphic-properties style:run-through="foreground" style:wrap="parallel" style:number-wrapped-paragraphs="no-limit" style:wrap-contour="false" style:horizontal-pos="right" style:horizontal-rel="paragraph"/>
    </style:style>
    <style:style style:name="mediacenter" style:family="graphic" style:parent-style-name="Graphics">
      <style:graphic-properties style:run-through="foreground" style:wrap="none" style:horizontal-pos="center" style:horizontal-rel="paragraph"/>
    </style:style>
    <style:style style:name="Table" style:family="table">
      <style:table-properties fo:margin-top="0.25cm" fo:margin-bottom="0.25cm" table:border-model="collapsing" style:width="481.89pt" style:rel-width="100%"/>
    </style:style>
    <style:style style:name="tablealigncenter" style:parent-style-name="Table_20_Contents" style:family="paragraph">
      <style:paragraph-properties fo:text-align="center"/>
    </style:style>
    <style:style style:name="tablealignright" style:parent-style-name="Table_20_Contents" style:family="paragraph">
      <style:paragraph-properties fo:text-align="end"/>
    </style:style>
    <style:style style:name="tablealignleft" style:parent-style-name="Table_20_Contents" style:family="paragraph">
      <style:paragraph-properties fo:text-align="left"/>
    </style:style>
    <style:style style:name="tableheader" style:family="table-cell">
      <style:table-cell-properties fo:border-top="0.002cm solid #000000" fo:border-right="0.002cm solid #000000" fo:border-bottom="0.002cm solid #000000" fo:border-left="0.002cm solid #000000" fo:padding="0.05cm"/>
    </style:style>
    <style:style style:name="tablecell" style:family="table-cell">
      <style:table-cell-properties fo:border-top="0.002cm solid #000000" fo:border-right="0.002cm solid #000000" fo:border-bottom="0.002cm solid #000000" fo:border-left="0.002cm solid #000000" fo:padding="0.05cm"/>
    </style:style>
    <style:style style:name="legendcenter" style:parent-style-name="Illustration" style:family="paragraph">
      <style:paragraph-properties fo:text-align="center"/>
    </style:style>
    <style:style style:name="Table_Quotation1" style:family="table">
      <style:table-properties fo:margin-top="0pt" fo:margin-bottom="16.8pt" table:border-model="collapsing"/>
    </style:style>
    <style:style style:name="Table_Quotation2" style:family="table">
      <style:table-properties fo:margin-top="0pt" fo:margin-bottom="0pt" table:border-model="collapsing"/>
    </style:style>
    <style:style style:name="Table_Quotation3" style:family="table">
      <style:table-properties fo:margin-top="0pt" fo:margin-bottom="0pt" table:border-model="collapsing"/>
    </style:style>
    <style:style style:name="Table_Quotation4" style:family="table">
      <style:table-properties fo:margin-top="0pt" fo:margin-bottom="0pt" table:border-model="collapsing"/>
    </style:style>
    <style:style style:name="Table_Quotation5" style:family="table">
      <style:table-properties fo:margin-top="0pt" fo:margin-bottom="0pt" table:border-model="collapsing"/>
    </style:style>
    <style:style style:name="Cell_Quotation1" style:family="table-cell">
      <style:table-cell-properties fo:border-top="none" fo:border-right="none" fo:border-bottom="none" fo:border-left="3pt solid #cccccc" fo:padding-top="0pt" fo:padding-right="6pt" fo:padding-bottom="0pt" fo:padding-left="6pt"/>
    </style:style>
    <style:style style:name="Cell_Quotation2" style:family="table-cell">
      <style:table-cell-properties fo:border-top="none" fo:border-right="none" fo:border-bottom="none" fo:border-left="3pt solid #cccccc" fo:padding-top="0pt" fo:padding-right="6pt" fo:padding-bottom="0pt" fo:padding-left="6pt"/>
    </style:style>
    <style:style style:name="Cell_Quotation3" style:family="table-cell">
      <style:table-cell-properties fo:border-top="none" fo:border-right="none" fo:border-bottom="none" fo:border-left="3pt solid #cccccc" fo:padding-top="0pt" fo:padding-right="6pt" fo:padding-bottom="0pt" fo:padding-left="6pt"/>
    </style:style>
    <style:style style:name="Cell_Quotation4" style:family="table-cell">
      <style:table-cell-properties fo:border-top="none" fo:border-right="none" fo:border-bottom="none" fo:border-left="3pt solid #cccccc" fo:padding-top="0pt" fo:padding-right="6pt" fo:padding-bottom="0pt" fo:padding-left="6pt"/>
    </style:style>
    <style:style style:name="Cell_Quotation5" style:family="table-cell">
      <style:table-cell-properties fo:border-top="none" fo:border-right="none" fo:border-bottom="none" fo:border-left="3pt solid #cccccc" fo:padding-top="0pt" fo:padding-right="6pt" fo:padding-bottom="0pt" fo:padding-left="6pt"/>
    </style:style>
    <style:style style:name="highlight_list_paragraph_style" style:display-name="Text body" style:parent-style-name="Standard" style:class="text" style:family="paragraph">
      <style:paragraph-properties fo:text-align="left" style:justify-single-word="false"/>
    </style:style>
    <text:list-style style:name="highlight_list_ol_style" style:display-name="Numbering 1">
      <text:list-level-style-number text:level="1" text:style-name="highlight_list_numbers_text_style" style:num-format="1" style:num-suffix=".">
        <style:list-level-properties fo:text-align="left"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style:num-format="a" style:num-suffix=".">
        <style:list-level-properties fo:text-align="end" text:list-level-position-and-space-mode="label-alignment">
          <style:list-level-label-alignment text:label-followed-by="listtab" text:list-tab-stop-position="2.25cm" fo:text-indent="-0.25cm" fo:margin-left="2.25cm"/>
        </style:list-level-properties>
      </text:list-level-style-number>
      <text:list-level-style-number text:level="3" text:style-name="Numbering_20_Symbols" style:num-format="I" style:num-suffix=".">
        <style:list-level-properties fo:text-align="end" text:list-level-position-and-space-mode="label-alignment">
          <style:list-level-label-alignment text:label-followed-by="listtab" text:list-tab-stop-position="3.25cm" fo:text-indent="-0.25cm" fo:margin-left="3.25cm"/>
        </style:list-level-properties>
      </text:list-level-style-number>
      <text:list-level-style-number text:level="4" text:style-name="Numbering_20_Symbols" style:num-format="A" style:num-suffix=".">
        <style:list-level-properties fo:text-align="end" text:list-level-position-and-space-mode="label-alignment">
          <style:list-level-label-alignment text:label-followed-by="listtab" text:list-tab-stop-position="4.25cm" fo:text-indent="-0.25cm" fo:margin-left="4.25cm"/>
        </style:list-level-properties>
      </text:list-level-style-number>
      <text:list-level-style-number text:level="5" text:style-name="Numbering_20_Symbols" style:num-format="i" style:num-suffix=".">
        <style:list-level-properties fo:text-align="end" text:list-level-position-and-space-mode="label-alignment">
          <style:list-level-label-alignment text:label-followed-by="listtab" text:list-tab-stop-position="5.25cm" fo:text-indent="-0.25cm" fo:margin-left="5.25cm"/>
        </style:list-level-properties>
      </text:list-level-style-number>
      <text:list-level-style-number text:level="6" text:style-name="Numbering_20_Symbols" style:num-format="i" style:num-suffix=".">
        <style:list-level-properties fo:text-align="end" text:list-level-position-and-space-mode="label-alignment">
          <style:list-level-label-alignment text:label-followed-by="listtab" text:list-tab-stop-position="6.25cm" fo:text-indent="-0.25cm" fo:margin-left="6.25cm"/>
        </style:list-level-properties>
      </text:list-level-style-number>
      <text:list-level-style-number text:level="7" text:style-name="Numbering_20_Symbols" style:num-format="i" style:num-suffix=".">
        <style:list-level-properties fo:text-align="end" text:list-level-position-and-space-mode="label-alignment">
          <style:list-level-label-alignment text:label-followed-by="listtab" text:list-tab-stop-position="7.25cm" fo:text-indent="-0.25cm" fo:margin-left="7.25cm"/>
        </style:list-level-properties>
      </text:list-level-style-number>
      <text:list-level-style-number text:level="8" text:style-name="Numbering_20_Symbols" style:num-format="i" style:num-suffix=".">
        <style:list-level-properties fo:text-align="end" text:list-level-position-and-space-mode="label-alignment">
          <style:list-level-label-alignment text:label-followed-by="listtab" text:list-tab-stop-position="8.25cm" fo:text-indent="-0.25cm" fo:margin-left="8.25cm"/>
        </style:list-level-properties>
      </text:list-level-style-number>
      <text:list-level-style-number text:level="9" text:style-name="Numbering_20_Symbols" style:num-format="i" style:num-suffix=".">
        <style:list-level-properties fo:text-align="end" text:list-level-position-and-space-mode="label-alignment">
          <style:list-level-label-alignment text:label-followed-by="listtab" text:list-tab-stop-position="9.25cm" fo:text-indent="-0.25cm" fo:margin-left="9.25cm"/>
        </style:list-level-properties>
      </text:list-level-style-number>
      <text:list-level-style-number text:level="10" text:style-name="Numbering_20_Symbols" style:num-format="i" style:num-suffix=".">
        <style:list-level-properties fo:text-align="end" text:list-level-position-and-space-mode="label-alignment">
          <style:list-level-label-alignment text:label-followed-by="listtab" text:list-tab-stop-position="10.25cm" fo:text-indent="-0.25cm" fo:margin-left="10.25cm"/>
        </style:list-level-properties>
      </text:list-level-style-number>
    </text:list-style>
    <style:style style:name="PluginODTAutoStyle_TableCell_1" style:family="table-cell">
      <style:table-cell-properties fo:border="0.06pt solid #8cacbb" fo:padding="0.049cm" fo:background-color="#f7f9fa"/>
    </style:style>
    <style:style style:name="PluginODTAutoStyle_Paragraph_2" style:family="paragraph">
      <style:paragraph-properties fo:padding="0.049cm"/>
    </style:style>
    <style:style style:name="odt_auto_style_table_column_1_1" style:family="table-column">
      <style:table-column-properties style:column-width="481.89pt"/>
    </style:style>
    <style:style style:name="highlight_kw2" style:family="text">
      <style:text-properties fo:color="#000000" fo:font-weight="bold" fo:font-family="Consolas" fo:font-size="14pt" fo:font-style="normal" fo:border="0pt none"/>
    </style:style>
    <style:style style:name="PluginODTAutoStyle_TableCell_3" style:family="table-cell">
      <style:table-cell-properties fo:border="0.06pt solid #8cacbb" fo:padding="0.049cm" fo:background-color="#f7f9fa"/>
    </style:style>
    <style:style style:name="PluginODTAutoStyle_Paragraph_4" style:family="paragraph">
      <style:paragraph-properties fo:padding="0.049cm"/>
    </style:style>
    <style:style style:name="odt_auto_style_table_column_2_1" style:family="table-column">
      <style:table-column-properties style:column-width="481.89pt"/>
    </style:style>
    <style:style style:name="PluginODTAutoStyle_TableCell_5" style:family="table-cell">
      <style:table-cell-properties fo:border="0.06pt solid #8cacbb" fo:padding="0.049cm" fo:background-color="#f7f9fa"/>
    </style:style>
    <style:style style:name="PluginODTAutoStyle_Paragraph_6" style:family="paragraph">
      <style:paragraph-properties fo:padding="0.049cm"/>
    </style:style>
    <style:style style:name="odt_auto_style_table_column_3_1" style:family="table-column">
      <style:table-column-properties style:column-width="481.89pt"/>
    </style:style>
    <style:style style:name="highlight_sy0" style:family="text">
      <style:text-properties fo:color="#66cc66" fo:font-family="Consolas" fo:font-size="14pt" fo:font-style="normal" fo:border="0pt none"/>
    </style:style>
    <style:style style:name="PluginODTAutoStyle_TableCell_7" style:family="table-cell">
      <style:table-cell-properties fo:border="0.06pt solid #8cacbb" fo:padding="0.049cm" fo:background-color="#f7f9fa"/>
    </style:style>
    <style:style style:name="PluginODTAutoStyle_Paragraph_8" style:family="paragraph">
      <style:paragraph-properties fo:padding="0.049cm"/>
    </style:style>
    <style:style style:name="odt_auto_style_table_column_4_1" style:family="table-column">
      <style:table-column-properties style:column-width="481.89pt"/>
    </style:style>
    <style:style style:name="PluginODTAutoStyle_TableCell_9" style:family="table-cell">
      <style:table-cell-properties fo:border="0.06pt solid #8cacbb" fo:padding="0.049cm" fo:background-color="#f7f9fa"/>
    </style:style>
    <style:style style:name="PluginODTAutoStyle_Paragraph_10" style:family="paragraph">
      <style:paragraph-properties fo:padding="0.049cm"/>
    </style:style>
    <style:style style:name="odt_auto_style_table_column_5_1" style:family="table-column">
      <style:table-column-properties style:column-width="481.89pt"/>
    </style:style>
    <style:style style:name="PluginODTAutoStyle_TableCell_11" style:family="table-cell">
      <style:table-cell-properties fo:border="0.06pt solid #8cacbb" fo:padding="0.049cm" fo:background-color="#f7f9fa"/>
    </style:style>
    <style:style style:name="PluginODTAutoStyle_Paragraph_12" style:family="paragraph">
      <style:paragraph-properties fo:padding="0.049cm"/>
    </style:style>
    <style:style style:name="odt_auto_style_table_column_6_1" style:family="table-column">
      <style:table-column-properties style:column-width="481.89pt"/>
    </style:style>
    <style:style style:name="PluginODTAutoStyle_TableCell_13" style:family="table-cell">
      <style:table-cell-properties fo:border="0.06pt solid #8cacbb" fo:padding="0.049cm" fo:background-color="#f7f9fa"/>
    </style:style>
    <style:style style:name="PluginODTAutoStyle_Paragraph_14" style:family="paragraph">
      <style:paragraph-properties fo:padding="0.049cm"/>
    </style:style>
    <style:style style:name="odt_auto_style_table_column_7_1" style:family="table-column">
      <style:table-column-properties style:column-width="481.89pt"/>
    </style:style>
    <style:style style:name="highlight_nu0" style:family="text">
      <style:text-properties fo:color="#cc66cc" fo:font-family="Consolas" fo:font-size="14pt" fo:font-style="normal" fo:border="0pt none"/>
    </style:style>
    <style:style style:name="PluginODTAutoStyle_TableCell_15" style:family="table-cell">
      <style:table-cell-properties fo:border="0.06pt solid #8cacbb" fo:padding="0.049cm" fo:background-color="#f7f9fa"/>
    </style:style>
    <style:style style:name="PluginODTAutoStyle_Paragraph_16" style:family="paragraph">
      <style:paragraph-properties fo:padding="0.049cm"/>
    </style:style>
    <style:style style:name="odt_auto_style_table_column_8_1" style:family="table-column">
      <style:table-column-properties style:column-width="481.89pt"/>
    </style:style>
    <style:style style:name="PluginODTAutoStyle_TableCell_17" style:family="table-cell">
      <style:table-cell-properties fo:border="0.06pt solid #8cacbb" fo:padding="0.049cm" fo:background-color="#f7f9fa"/>
    </style:style>
    <style:style style:name="PluginODTAutoStyle_Paragraph_18" style:family="paragraph">
      <style:paragraph-properties fo:padding="0.049cm"/>
    </style:style>
    <style:style style:name="odt_auto_style_table_column_9_1" style:family="table-column">
      <style:table-column-properties style:column-width="481.89pt"/>
    </style:style>
    <style:style style:name="PluginODTAutoStyle_TableCell_19" style:family="table-cell">
      <style:table-cell-properties fo:border="0.06pt solid #8cacbb" fo:padding="0.049cm" fo:background-color="#f7f9fa"/>
    </style:style>
    <style:style style:name="PluginODTAutoStyle_Paragraph_20" style:family="paragraph">
      <style:paragraph-properties fo:padding="0.049cm"/>
    </style:style>
    <style:style style:name="odt_auto_style_table_column_10_1" style:family="table-column">
      <style:table-column-properties style:column-width="481.89pt"/>
    </style:style>
    <style:style style:name="PluginODTAutoStyle_TableCell_21" style:family="table-cell">
      <style:table-cell-properties fo:border="0.06pt solid #8cacbb" fo:padding="0.049cm" fo:background-color="#f7f9fa"/>
    </style:style>
    <style:style style:name="PluginODTAutoStyle_Paragraph_22" style:family="paragraph">
      <style:paragraph-properties fo:padding="0.049cm"/>
    </style:style>
    <style:style style:name="odt_auto_style_table_column_11_1" style:family="table-column">
      <style:table-column-properties style:column-width="481.89pt"/>
    </style:style>
    <style:style style:name="PluginODTAutoStyle_TableCell_23" style:family="table-cell">
      <style:table-cell-properties fo:border="0.06pt solid #8cacbb" fo:padding="0.049cm" fo:background-color="#f7f9fa"/>
    </style:style>
    <style:style style:name="PluginODTAutoStyle_Paragraph_24" style:family="paragraph">
      <style:paragraph-properties fo:padding="0.049cm"/>
    </style:style>
    <style:style style:name="odt_auto_style_table_column_12_1" style:family="table-column">
      <style:table-column-properties style:column-width="481.89pt"/>
    </style:style>
    <style:style style:name="PluginODTAutoStyle_TableCell_25" style:family="table-cell">
      <style:table-cell-properties fo:border="0.06pt solid #8cacbb" fo:padding="0.049cm" fo:background-color="#f7f9fa"/>
    </style:style>
    <style:style style:name="PluginODTAutoStyle_Paragraph_26" style:family="paragraph">
      <style:paragraph-properties fo:padding="0.049cm"/>
    </style:style>
    <style:style style:name="odt_auto_style_table_column_13_1" style:family="table-column">
      <style:table-column-properties style:column-width="481.89pt"/>
    </style:style>
    <style:style style:name="PluginODTAutoStyle_TableCell_27" style:family="table-cell">
      <style:table-cell-properties fo:border="0.06pt solid #8cacbb" fo:padding="0.049cm" fo:background-color="#f7f9fa"/>
    </style:style>
    <style:style style:name="PluginODTAutoStyle_Paragraph_28" style:family="paragraph">
      <style:paragraph-properties fo:padding="0.049cm"/>
    </style:style>
    <style:style style:name="odt_auto_style_table_column_14_1" style:family="table-column">
      <style:table-column-properties style:column-width="481.89pt"/>
    </style:style>
    <style:style style:name="PluginODTAutoStyle_TableCell_29" style:family="table-cell">
      <style:table-cell-properties fo:border="0.06pt solid #8cacbb" fo:padding="0.049cm" fo:background-color="#f7f9fa"/>
    </style:style>
    <style:style style:name="PluginODTAutoStyle_Paragraph_30" style:family="paragraph">
      <style:paragraph-properties fo:padding="0.049cm"/>
    </style:style>
    <style:style style:name="odt_auto_style_table_column_15_1" style:family="table-column">
      <style:table-column-properties style:column-width="481.89pt"/>
    </style:style>
    <style:style style:name="PluginODTAutoStyle_TableCell_31" style:family="table-cell">
      <style:table-cell-properties fo:border="0.06pt solid #8cacbb" fo:padding="0.049cm" fo:background-color="#f7f9fa"/>
    </style:style>
    <style:style style:name="PluginODTAutoStyle_Paragraph_32" style:family="paragraph">
      <style:paragraph-properties fo:padding="0.049cm"/>
    </style:style>
    <style:style style:name="odt_auto_style_table_column_16_1" style:family="table-column">
      <style:table-column-properties style:column-width="481.89pt"/>
    </style:style>
    <style:style style:name="PluginODTAutoStyle_TableCell_33" style:family="table-cell">
      <style:table-cell-properties fo:border="0.06pt solid #8cacbb" fo:padding="0.049cm" fo:background-color="#f7f9fa"/>
    </style:style>
    <style:style style:name="PluginODTAutoStyle_Paragraph_34" style:family="paragraph">
      <style:paragraph-properties fo:padding="0.049cm"/>
    </style:style>
    <style:style style:name="odt_auto_style_table_column_17_1" style:family="table-column">
      <style:table-column-properties style:column-width="481.89pt"/>
    </style:style>
    <style:style style:name="PluginODTAutoStyle_TableCell_35" style:family="table-cell">
      <style:table-cell-properties fo:border="0.06pt solid #8cacbb" fo:padding="0.049cm" fo:background-color="#f7f9fa"/>
    </style:style>
    <style:style style:name="PluginODTAutoStyle_Paragraph_36" style:family="paragraph">
      <style:paragraph-properties fo:padding="0.049cm"/>
    </style:style>
    <style:style style:name="odt_auto_style_table_column_18_1" style:family="table-column">
      <style:table-column-properties style:column-width="481.89pt"/>
    </style:style>
    <style:style style:name="PluginODTAutoStyle_TableCell_37" style:family="table-cell">
      <style:table-cell-properties fo:border="0.06pt solid #8cacbb" fo:padding="0.049cm" fo:background-color="#f7f9fa"/>
    </style:style>
    <style:style style:name="PluginODTAutoStyle_Paragraph_38" style:family="paragraph">
      <style:paragraph-properties fo:padding="0.049cm"/>
    </style:style>
    <style:style style:name="odt_auto_style_table_column_19_1" style:family="table-column">
      <style:table-column-properties style:column-width="481.89pt"/>
    </style:style>
    <style:style style:name="PluginODTAutoStyle_TableCell_39" style:family="table-cell">
      <style:table-cell-properties fo:border="0.06pt solid #8cacbb" fo:padding="0.049cm" fo:background-color="#f7f9fa"/>
    </style:style>
    <style:style style:name="PluginODTAutoStyle_Paragraph_40" style:family="paragraph">
      <style:paragraph-properties fo:padding="0.049cm"/>
    </style:style>
    <style:style style:name="odt_auto_style_table_column_20_1" style:family="table-column">
      <style:table-column-properties style:column-width="481.89pt"/>
    </style:style>
    <style:style style:name="PluginODTAutoStyle_TableCell_41" style:family="table-cell">
      <style:table-cell-properties fo:border="0.06pt solid #8cacbb" fo:padding="0.049cm" fo:background-color="#f7f9fa"/>
    </style:style>
    <style:style style:name="PluginODTAutoStyle_Paragraph_42" style:family="paragraph">
      <style:paragraph-properties fo:padding="0.049cm"/>
    </style:style>
    <style:style style:name="odt_auto_style_table_column_21_1" style:family="table-column">
      <style:table-column-properties style:column-width="481.89pt"/>
    </style:style>
    <style:style style:name="PluginODTAutoStyle_TableCell_43" style:family="table-cell">
      <style:table-cell-properties fo:border="0.06pt solid #8cacbb" fo:padding="0.049cm" fo:background-color="#f7f9fa"/>
    </style:style>
    <style:style style:name="PluginODTAutoStyle_Paragraph_44" style:family="paragraph">
      <style:paragraph-properties fo:padding="0.049cm"/>
    </style:style>
    <style:style style:name="odt_auto_style_table_column_22_1" style:family="table-column">
      <style:table-column-properties style:column-width="481.89pt"/>
    </style:style>
    <style:style style:name="PluginODTAutoStyle_TableCell_45" style:family="table-cell">
      <style:table-cell-properties fo:border="0.06pt solid #8cacbb" fo:padding="0.049cm" fo:background-color="#f7f9fa"/>
    </style:style>
    <style:style style:name="PluginODTAutoStyle_Paragraph_46" style:family="paragraph">
      <style:paragraph-properties fo:padding="0.049cm"/>
    </style:style>
    <style:style style:name="odt_auto_style_table_column_23_1" style:family="table-column">
      <style:table-column-properties style:column-width="481.89pt"/>
    </style:style>
    <style:style style:name="PluginODTAutoStyle_TableCell_47" style:family="table-cell">
      <style:table-cell-properties fo:border="0.06pt solid #8cacbb" fo:padding="0.049cm" fo:background-color="#f7f9fa"/>
    </style:style>
    <style:style style:name="PluginODTAutoStyle_Paragraph_48" style:family="paragraph">
      <style:paragraph-properties fo:padding="0.049cm"/>
    </style:style>
    <style:style style:name="odt_auto_style_table_column_24_1" style:family="table-column">
      <style:table-column-properties style:column-width="481.89pt"/>
    </style:style>
    <style:style style:name="PluginODTAutoStyle_TableCell_49" style:family="table-cell">
      <style:table-cell-properties fo:border="0.06pt solid #8cacbb" fo:padding="0.049cm" fo:background-color="#f7f9fa"/>
    </style:style>
    <style:style style:name="PluginODTAutoStyle_Paragraph_50" style:family="paragraph">
      <style:paragraph-properties fo:padding="0.049cm"/>
    </style:style>
    <style:style style:name="odt_auto_style_table_column_25_1" style:family="table-column">
      <style:table-column-properties style:column-width="481.89pt"/>
    </style:style>
    <style:style style:name="PluginODTAutoStyle_TableCell_51" style:family="table-cell">
      <style:table-cell-properties fo:border="0.06pt solid #8cacbb" fo:padding="0.049cm" fo:background-color="#f7f9fa"/>
    </style:style>
    <style:style style:name="PluginODTAutoStyle_Paragraph_52" style:family="paragraph">
      <style:paragraph-properties fo:padding="0.049cm"/>
    </style:style>
    <style:style style:name="odt_auto_style_table_column_26_1" style:family="table-column">
      <style:table-column-properties style:column-width="481.89pt"/>
    </style:style>
    <style:style style:name="PluginODTAutoStyle_TableCell_53" style:family="table-cell">
      <style:table-cell-properties fo:border="0.06pt solid #8cacbb" fo:padding="0.049cm" fo:background-color="#f7f9fa"/>
    </style:style>
    <style:style style:name="PluginODTAutoStyle_Paragraph_54" style:family="paragraph">
      <style:paragraph-properties fo:padding="0.049cm"/>
    </style:style>
    <style:style style:name="odt_auto_style_table_column_28_1" style:family="table-column">
      <style:table-column-properties style:column-width="481.89pt"/>
    </style:style>
    <style:style style:name="PluginODTAutoStyle_TableCell_55" style:family="table-cell">
      <style:table-cell-properties fo:border="0.06pt solid #8cacbb" fo:padding="0.049cm" fo:background-color="#f7f9fa"/>
    </style:style>
    <style:style style:name="PluginODTAutoStyle_Paragraph_56" style:family="paragraph">
      <style:paragraph-properties fo:padding="0.049cm"/>
    </style:style>
    <style:style style:name="odt_auto_style_table_column_29_1" style:family="table-column">
      <style:table-column-properties style:column-width="481.89pt"/>
    </style:style>
    <style:style style:name="highlight_co2" style:family="text">
      <style:text-properties fo:color="#339933" fo:font-family="Consolas" fo:font-size="14pt" fo:font-style="normal" fo:border="0pt none"/>
    </style:style>
    <style:style style:name="PluginODTAutoStyle_TableCell_57" style:family="table-cell">
      <style:table-cell-properties fo:border="0.06pt solid #8cacbb" fo:padding="0.049cm" fo:background-color="#f7f9fa"/>
    </style:style>
    <style:style style:name="PluginODTAutoStyle_Paragraph_58" style:family="paragraph">
      <style:paragraph-properties fo:padding="0.049cm"/>
    </style:style>
    <style:style style:name="odt_auto_style_table_column_30_1" style:family="table-column">
      <style:table-column-properties style:column-width="481.89pt"/>
    </style:style>
    <style:style style:name="PluginODTAutoStyle_TableCell_59" style:family="table-cell">
      <style:table-cell-properties fo:border="0.06pt solid #8cacbb" fo:padding="0.049cm" fo:background-color="#f7f9fa"/>
    </style:style>
    <style:style style:name="PluginODTAutoStyle_Paragraph_60" style:family="paragraph">
      <style:paragraph-properties fo:padding="0.049cm"/>
    </style:style>
    <style:style style:name="odt_auto_style_table_column_33_1" style:family="table-column">
      <style:table-column-properties style:column-width="481.89pt"/>
    </style:style>
    <style:style style:name="PluginODTAutoStyle_TableCell_61" style:family="table-cell">
      <style:table-cell-properties fo:border="0.06pt solid #8cacbb" fo:padding="0.049cm" fo:background-color="#f7f9fa"/>
    </style:style>
    <style:style style:name="PluginODTAutoStyle_Paragraph_62" style:family="paragraph">
      <style:paragraph-properties fo:padding="0.049cm"/>
    </style:style>
    <style:style style:name="odt_auto_style_table_column_34_1" style:family="table-column">
      <style:table-column-properties style:column-width="481.89pt"/>
    </style:style>
    <style:style style:name="PluginODTAutoStyle_TableCell_63" style:family="table-cell">
      <style:table-cell-properties fo:border="0.06pt solid #8cacbb" fo:padding="0.049cm" fo:background-color="#f7f9fa"/>
    </style:style>
    <style:style style:name="PluginODTAutoStyle_Paragraph_64" style:family="paragraph">
      <style:paragraph-properties fo:padding="0.049cm"/>
    </style:style>
    <style:style style:name="odt_auto_style_table_column_35_1" style:family="table-column">
      <style:table-column-properties style:column-width="481.89pt"/>
    </style:style>
    <style:style style:name="highlight_br0" style:family="text">
      <style:text-properties fo:color="#66cc66" fo:font-family="Consolas" fo:font-size="14pt" fo:font-style="normal" fo:border="0pt none"/>
    </style:style>
    <style:style style:name="PluginODTAutoStyle_TableCell_65" style:family="table-cell">
      <style:table-cell-properties fo:border="0.06pt solid #8cacbb" fo:padding="0.049cm" fo:background-color="#f7f9fa"/>
    </style:style>
    <style:style style:name="PluginODTAutoStyle_Paragraph_66" style:family="paragraph">
      <style:paragraph-properties fo:padding="0.049cm"/>
    </style:style>
    <style:style style:name="odt_auto_style_table_column_36_1" style:family="table-column">
      <style:table-column-properties style:column-width="481.89pt"/>
    </style:style>
    <style:style style:name="PluginODTAutoStyle_TableCell_67" style:family="table-cell">
      <style:table-cell-properties fo:border="0.06pt solid #8cacbb" fo:padding="0.049cm" fo:background-color="#f7f9fa"/>
    </style:style>
    <style:style style:name="PluginODTAutoStyle_Paragraph_68" style:family="paragraph">
      <style:paragraph-properties fo:padding="0.049cm"/>
    </style:style>
    <style:style style:name="odt_auto_style_table_column_37_1" style:family="table-column">
      <style:table-column-properties style:column-width="481.89pt"/>
    </style:style>
    <style:style style:name="highlight_co4" style:family="text">
      <style:text-properties fo:color="#cc0000" fo:font-style="italic" fo:font-family="Consolas" fo:font-size="14pt" fo:border="0pt none"/>
    </style:style>
    <style:style style:name="highlight_co3" style:family="text">
      <style:text-properties fo:color="#008080" fo:font-family="Consolas" fo:font-size="14pt" fo:font-style="normal" fo:border="0pt none"/>
    </style:style>
    <style:style style:name="highlight_sy2" style:family="text">
      <style:text-properties fo:color="#000066" fo:font-family="Consolas" fo:font-size="14pt" fo:font-style="normal" fo:border="0pt none"/>
    </style:style>
    <style:style style:name="PluginODTAutoStyle_TableCell_69" style:family="table-cell">
      <style:table-cell-properties fo:border="0.06pt solid #8cacbb" fo:padding="0.049cm" fo:background-color="#f7f9fa"/>
    </style:style>
    <style:style style:name="PluginODTAutoStyle_Paragraph_70" style:family="paragraph">
      <style:paragraph-properties fo:padding="0.049cm"/>
    </style:style>
    <style:style style:name="odt_auto_style_table_column_38_1" style:family="table-column">
      <style:table-column-properties style:column-width="481.89pt"/>
    </style:style>
    <style:style style:name="highlight_kw1" style:family="text">
      <style:text-properties fo:color="#b1b100" fo:font-family="Consolas" fo:font-size="14pt" fo:font-style="normal" fo:border="0pt none"/>
    </style:style>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DokuWiki Release 2017-02-19e "Frusterick Manners"</meta:generator>
    <meta:initial-creator>Generated</meta:initial-creator>
    <meta:creation-date>1970-01-01T01::00:00</meta:creation-date>
    <dc:creator>Generated</dc:creator>
    <dc:date>1970-01-01T01::00:00</dc:date>
    <dc:language>en-US</dc:language>
    <meta:editing-cycles>1</meta:editing-cycles>
    <meta:editing-duration>PT0S</meta:editing-duration>
    <dc:title>oktatas:linux:hálózat</dc:title>
  </office:meta>
</office:document-meta>
</file>